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" table:style-name="ta1">
        <table:shapes>
          <draw:frame draw:z-index="0" draw:style-name="gr1" draw:text-style-name="P1" svg:width="159.99mm" svg:height="89.99mm" svg:x="180.8mm" svg:y="0mm">
            <loext:p draw:notify-on-update-of-ranges="Summary.B1:Summary.G1 Summary.A2:Summary.A2 Summary.B2:Summary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.18mm" svg:y="99.53mm">
            <loext:p draw:notify-on-update-of-ranges="Summary.B1:Summary.G1 Summary.A3:Summary.A3 Summary.B3:Summary.G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81.08mm" svg:y="99.81mm">
            <loext:p draw:notify-on-update-of-ranges="Summary.B1:Summary.G1 Summary.A4:Summary.A4 Summary.B4:Summary.G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P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HY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table:formula="of:=SQRT([MLP.$B$102])" office:value-type="float" office:value="1.79454607909633" calcext:value-type="float">
            <text:p>1,7945460791</text:p>
          </table:table-cell>
          <table:table-cell table:formula="of:==SQRT([CP.$B$102])" office:value-type="float" office:value="1.80030657111504" calcext:value-type="float">
            <text:p>1,8003065711</text:p>
          </table:table-cell>
          <table:table-cell table:formula="of:==SQRT([RD.$B$102])" office:value-type="float" office:value="1.80206492946287" calcext:value-type="float">
            <text:p>1,8020649295</text:p>
          </table:table-cell>
          <table:table-cell table:formula="of:==SQRT([SF.$B$102])" office:value-type="float" office:value="1.7893811500069" calcext:value-type="float">
            <text:p>1,78938115</text:p>
          </table:table-cell>
          <table:table-cell table:formula="of:==SQRT([SW.$B$102])" office:value-type="float" office:value="1.77739239336732" calcext:value-type="float">
            <text:p>1,7773923934</text:p>
          </table:table-cell>
          <table:table-cell table:formula="of:==SQRT([HY.$B$102])" office:value-type="float" office:value="1.79297859998384" calcext:value-type="float">
            <text:p>1,7929786</text:p>
          </table:table-cell>
        </table:table-row>
        <table:table-row table:style-name="ro1">
          <table:table-cell office:value-type="string" calcext:value-type="string">
            <text:p>ETL</text:p>
          </table:table-cell>
          <table:table-cell table:formula="of:=[MLP.$D$102]" office:value-type="float" office:value="361.89862731" calcext:value-type="float">
            <text:p>361,89862731</text:p>
          </table:table-cell>
          <table:table-cell table:formula="of:=[CP.$D$102]" office:value-type="float" office:value="374.00691084" calcext:value-type="float">
            <text:p>374,00691084</text:p>
          </table:table-cell>
          <table:table-cell table:formula="of:=[RD.$D$102]" office:value-type="float" office:value="376.14604462" calcext:value-type="float">
            <text:p>376,14604462</text:p>
          </table:table-cell>
          <table:table-cell table:formula="of:=[SF.$D$102]" office:value-type="float" office:value="369.73897888" calcext:value-type="float">
            <text:p>369,73897888</text:p>
          </table:table-cell>
          <table:table-cell table:formula="of:=[SW.$D$102]" office:value-type="float" office:value="366.31005104" calcext:value-type="float">
            <text:p>366,31005104</text:p>
          </table:table-cell>
          <table:table-cell table:formula="of:=[HY.$D$102]" office:value-type="float" office:value="367.19134655" calcext:value-type="float">
            <text:p>367,19134655</text:p>
          </table:table-cell>
        </table:table-row>
        <table:table-row table:style-name="ro1">
          <table:table-cell office:value-type="string" calcext:value-type="string">
            <text:p>ETP</text:p>
          </table:table-cell>
          <table:table-cell table:formula="of:=[MLP.$E$102]" office:value-type="float" office:value="0.00002828" calcext:value-type="float">
            <text:p>0,00002828</text:p>
          </table:table-cell>
          <table:table-cell table:formula="of:=[CP.$E$102]" office:value-type="float" office:value="0.00002684" calcext:value-type="float">
            <text:p>0,00002684</text:p>
          </table:table-cell>
          <table:table-cell table:formula="of:=[RD.$E$102]" office:value-type="float" office:value="0.00002654" calcext:value-type="float">
            <text:p>0,00002654</text:p>
          </table:table-cell>
          <table:table-cell table:formula="of:=[SF.$E$102]" office:value-type="float" office:value="0.00002704" calcext:value-type="float">
            <text:p>0,00002704</text:p>
          </table:table-cell>
          <table:table-cell table:formula="of:=[SW.$E$102]" office:value-type="float" office:value="0.0000281" calcext:value-type="float">
            <text:p>0,0000281</text:p>
          </table:table-cell>
          <table:table-cell table:formula="of:=[HY.$E$102]" office:value-type="float" office:value="0.00002753" calcext:value-type="float">
            <text:p>0,00002753</text:p>
          </table:table-cell>
        </table:table-row>
      </table:table>
      <table:table table:name="ML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9114" calcext:value-type="float">
            <text:p>3,329114</text:p>
          </table:table-cell>
          <table:table-cell office:value-type="float" office:value="0" calcext:value-type="float">
            <text:p>0</text:p>
          </table:table-cell>
          <table:table-cell office:value-type="float" office:value="360.931786" calcext:value-type="float">
            <text:p>360,931786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1.003631" calcext:value-type="float">
            <text:p>361,0036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9375" calcext:value-type="float">
            <text:p>3,229375</text:p>
          </table:table-cell>
          <table:table-cell office:value-type="float" office:value="0" calcext:value-type="float">
            <text:p>0</text:p>
          </table:table-cell>
          <table:table-cell office:value-type="float" office:value="358.868993" calcext:value-type="float">
            <text:p>358,86899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58.944479" calcext:value-type="float">
            <text:p>358,9444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86382" calcext:value-type="float">
            <text:p>3,286382</text:p>
          </table:table-cell>
          <table:table-cell office:value-type="float" office:value="0" calcext:value-type="float">
            <text:p>0</text:p>
          </table:table-cell>
          <table:table-cell office:value-type="float" office:value="361.627807" calcext:value-type="float">
            <text:p>361,62780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698998" calcext:value-type="float">
            <text:p>361,698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1509" calcext:value-type="float">
            <text:p>3,191509</text:p>
          </table:table-cell>
          <table:table-cell office:value-type="float" office:value="0" calcext:value-type="float">
            <text:p>0</text:p>
          </table:table-cell>
          <table:table-cell office:value-type="float" office:value="360.456663" calcext:value-type="float">
            <text:p>360,456663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360.527852" calcext:value-type="float">
            <text:p>360,5278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8794" calcext:value-type="float">
            <text:p>3,188794</text:p>
          </table:table-cell>
          <table:table-cell office:value-type="float" office:value="0" calcext:value-type="float">
            <text:p>0</text:p>
          </table:table-cell>
          <table:table-cell office:value-type="float" office:value="362.232636" calcext:value-type="float">
            <text:p>362,232636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2.310688" calcext:value-type="float">
            <text:p>362,3106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7815" calcext:value-type="float">
            <text:p>3,327815</text:p>
          </table:table-cell>
          <table:table-cell office:value-type="float" office:value="0" calcext:value-type="float">
            <text:p>0</text:p>
          </table:table-cell>
          <table:table-cell office:value-type="float" office:value="363.023445" calcext:value-type="float">
            <text:p>363,023445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363.09463" calcext:value-type="float">
            <text:p>363,094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09" calcext:value-type="float">
            <text:p>3,2409</text:p>
          </table:table-cell>
          <table:table-cell office:value-type="float" office:value="0" calcext:value-type="float">
            <text:p>0</text:p>
          </table:table-cell>
          <table:table-cell office:value-type="float" office:value="359.44024" calcext:value-type="float">
            <text:p>359,4402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9.511367" calcext:value-type="float">
            <text:p>359,5113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3783" calcext:value-type="float">
            <text:p>3,163783</text:p>
          </table:table-cell>
          <table:table-cell office:value-type="float" office:value="0" calcext:value-type="float">
            <text:p>0</text:p>
          </table:table-cell>
          <table:table-cell office:value-type="float" office:value="360.493818" calcext:value-type="float">
            <text:p>360,49381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0.565273" calcext:value-type="float">
            <text:p>360,5652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8836" calcext:value-type="float">
            <text:p>3,138836</text:p>
          </table:table-cell>
          <table:table-cell office:value-type="float" office:value="0" calcext:value-type="float">
            <text:p>0</text:p>
          </table:table-cell>
          <table:table-cell office:value-type="float" office:value="360.882101" calcext:value-type="float">
            <text:p>360,88210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0.953554" calcext:value-type="float">
            <text:p>360,9535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848" calcext:value-type="float">
            <text:p>3,21848</text:p>
          </table:table-cell>
          <table:table-cell office:value-type="float" office:value="0" calcext:value-type="float">
            <text:p>0</text:p>
          </table:table-cell>
          <table:table-cell office:value-type="float" office:value="358.841739" calcext:value-type="float">
            <text:p>358,84173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8.913333" calcext:value-type="float">
            <text:p>358,913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1035" calcext:value-type="float">
            <text:p>3,141035</text:p>
          </table:table-cell>
          <table:table-cell office:value-type="float" office:value="0" calcext:value-type="float">
            <text:p>0</text:p>
          </table:table-cell>
          <table:table-cell office:value-type="float" office:value="358.589102" calcext:value-type="float">
            <text:p>358,589102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358.660091" calcext:value-type="float">
            <text:p>358,6600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4875" calcext:value-type="float">
            <text:p>3,274875</text:p>
          </table:table-cell>
          <table:table-cell office:value-type="float" office:value="0" calcext:value-type="float">
            <text:p>0</text:p>
          </table:table-cell>
          <table:table-cell office:value-type="float" office:value="362.259591" calcext:value-type="float">
            <text:p>362,25959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2.331137" calcext:value-type="float">
            <text:p>362,3311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1043" calcext:value-type="float">
            <text:p>3,191043</text:p>
          </table:table-cell>
          <table:table-cell office:value-type="float" office:value="0" calcext:value-type="float">
            <text:p>0</text:p>
          </table:table-cell>
          <table:table-cell office:value-type="float" office:value="361.854462" calcext:value-type="float">
            <text:p>361,854462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1.926718" calcext:value-type="float">
            <text:p>361,9267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3975" calcext:value-type="float">
            <text:p>3,333975</text:p>
          </table:table-cell>
          <table:table-cell office:value-type="float" office:value="0" calcext:value-type="float">
            <text:p>0</text:p>
          </table:table-cell>
          <table:table-cell office:value-type="float" office:value="362.126888" calcext:value-type="float">
            <text:p>362,126888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2.198551" calcext:value-type="float">
            <text:p>362,1985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0184" calcext:value-type="float">
            <text:p>3,320184</text:p>
          </table:table-cell>
          <table:table-cell office:value-type="float" office:value="0" calcext:value-type="float">
            <text:p>0</text:p>
          </table:table-cell>
          <table:table-cell office:value-type="float" office:value="360.453397" calcext:value-type="float">
            <text:p>360,45339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0.524712" calcext:value-type="float">
            <text:p>360,5247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6302" calcext:value-type="float">
            <text:p>3,226302</text:p>
          </table:table-cell>
          <table:table-cell office:value-type="float" office:value="0" calcext:value-type="float">
            <text:p>0</text:p>
          </table:table-cell>
          <table:table-cell office:value-type="float" office:value="360.931304" calcext:value-type="float">
            <text:p>360,931304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361.003091" calcext:value-type="float">
            <text:p>361,0030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8728" calcext:value-type="float">
            <text:p>3,348728</text:p>
          </table:table-cell>
          <table:table-cell office:value-type="float" office:value="0" calcext:value-type="float">
            <text:p>0</text:p>
          </table:table-cell>
          <table:table-cell office:value-type="float" office:value="359.817742" calcext:value-type="float">
            <text:p>359,817742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59.889005" calcext:value-type="float">
            <text:p>359,889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0713" calcext:value-type="float">
            <text:p>3,230713</text:p>
          </table:table-cell>
          <table:table-cell office:value-type="float" office:value="0" calcext:value-type="float">
            <text:p>0</text:p>
          </table:table-cell>
          <table:table-cell office:value-type="float" office:value="357.735314" calcext:value-type="float">
            <text:p>357,73531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7.807349" calcext:value-type="float">
            <text:p>357,8073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67808" calcext:value-type="float">
            <text:p>3,467808</text:p>
          </table:table-cell>
          <table:table-cell office:value-type="float" office:value="0" calcext:value-type="float">
            <text:p>0</text:p>
          </table:table-cell>
          <table:table-cell office:value-type="float" office:value="361.518158" calcext:value-type="float">
            <text:p>361,518158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1.589505" calcext:value-type="float">
            <text:p>361,5895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3191" calcext:value-type="float">
            <text:p>3,303191</text:p>
          </table:table-cell>
          <table:table-cell office:value-type="float" office:value="0" calcext:value-type="float">
            <text:p>0</text:p>
          </table:table-cell>
          <table:table-cell office:value-type="float" office:value="358.520097" calcext:value-type="float">
            <text:p>358,520097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58.596906" calcext:value-type="float">
            <text:p>358,5969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2914" calcext:value-type="float">
            <text:p>3,192914</text:p>
          </table:table-cell>
          <table:table-cell office:value-type="float" office:value="0" calcext:value-type="float">
            <text:p>0</text:p>
          </table:table-cell>
          <table:table-cell office:value-type="float" office:value="359.293488" calcext:value-type="float">
            <text:p>359,293488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59.364656" calcext:value-type="float">
            <text:p>359,3646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8168" calcext:value-type="float">
            <text:p>3,158168</text:p>
          </table:table-cell>
          <table:table-cell office:value-type="float" office:value="0" calcext:value-type="float">
            <text:p>0</text:p>
          </table:table-cell>
          <table:table-cell office:value-type="float" office:value="360.800916" calcext:value-type="float">
            <text:p>360,80091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0.872497" calcext:value-type="float">
            <text:p>360,8724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0046" calcext:value-type="float">
            <text:p>3,150046</text:p>
          </table:table-cell>
          <table:table-cell office:value-type="float" office:value="0" calcext:value-type="float">
            <text:p>0</text:p>
          </table:table-cell>
          <table:table-cell office:value-type="float" office:value="359.247044" calcext:value-type="float">
            <text:p>359,24704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59.318103" calcext:value-type="float">
            <text:p>359,3181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4212" calcext:value-type="float">
            <text:p>3,184212</text:p>
          </table:table-cell>
          <table:table-cell office:value-type="float" office:value="0" calcext:value-type="float">
            <text:p>0</text:p>
          </table:table-cell>
          <table:table-cell office:value-type="float" office:value="360.834306" calcext:value-type="float">
            <text:p>360,83430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906067" calcext:value-type="float">
            <text:p>360,9060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0283" calcext:value-type="float">
            <text:p>3,230283</text:p>
          </table:table-cell>
          <table:table-cell office:value-type="float" office:value="0" calcext:value-type="float">
            <text:p>0</text:p>
          </table:table-cell>
          <table:table-cell office:value-type="float" office:value="361.506478" calcext:value-type="float">
            <text:p>361,506478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361.578091" calcext:value-type="float">
            <text:p>361,5780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6054" calcext:value-type="float">
            <text:p>3,236054</text:p>
          </table:table-cell>
          <table:table-cell office:value-type="float" office:value="0" calcext:value-type="float">
            <text:p>0</text:p>
          </table:table-cell>
          <table:table-cell office:value-type="float" office:value="360.543057" calcext:value-type="float">
            <text:p>360,543057</text:p>
          </table:table-cell>
          <table:table-cell office:value-type="float" office:value="0.000086" calcext:value-type="float">
            <text:p>0,000086</text:p>
          </table:table-cell>
          <table:table-cell office:value-type="float" office:value="360.614171" calcext:value-type="float">
            <text:p>360,6141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8502" calcext:value-type="float">
            <text:p>3,198502</text:p>
          </table:table-cell>
          <table:table-cell office:value-type="float" office:value="0" calcext:value-type="float">
            <text:p>0</text:p>
          </table:table-cell>
          <table:table-cell office:value-type="float" office:value="358.843287" calcext:value-type="float">
            <text:p>358,843287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58.915957" calcext:value-type="float">
            <text:p>358,9159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7957" calcext:value-type="float">
            <text:p>3,187957</text:p>
          </table:table-cell>
          <table:table-cell office:value-type="float" office:value="0" calcext:value-type="float">
            <text:p>0</text:p>
          </table:table-cell>
          <table:table-cell office:value-type="float" office:value="360.558559" calcext:value-type="float">
            <text:p>360,558559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360.629862" calcext:value-type="float">
            <text:p>360,6298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06565" calcext:value-type="float">
            <text:p>3,106565</text:p>
          </table:table-cell>
          <table:table-cell office:value-type="float" office:value="0" calcext:value-type="float">
            <text:p>0</text:p>
          </table:table-cell>
          <table:table-cell office:value-type="float" office:value="359.920683" calcext:value-type="float">
            <text:p>359,920683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359.992237" calcext:value-type="float">
            <text:p>359,9922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5432" calcext:value-type="float">
            <text:p>3,245432</text:p>
          </table:table-cell>
          <table:table-cell office:value-type="float" office:value="0" calcext:value-type="float">
            <text:p>0</text:p>
          </table:table-cell>
          <table:table-cell office:value-type="float" office:value="360.426035" calcext:value-type="float">
            <text:p>360,426035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0.497038" calcext:value-type="float">
            <text:p>360,4970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2305" calcext:value-type="float">
            <text:p>3,192305</text:p>
          </table:table-cell>
          <table:table-cell office:value-type="float" office:value="0" calcext:value-type="float">
            <text:p>0</text:p>
          </table:table-cell>
          <table:table-cell office:value-type="float" office:value="361.824557" calcext:value-type="float">
            <text:p>361,82455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896579" calcext:value-type="float">
            <text:p>361,8965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8039" calcext:value-type="float">
            <text:p>3,148039</text:p>
          </table:table-cell>
          <table:table-cell office:value-type="float" office:value="0" calcext:value-type="float">
            <text:p>0</text:p>
          </table:table-cell>
          <table:table-cell office:value-type="float" office:value="360.530045" calcext:value-type="float">
            <text:p>360,53004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602089" calcext:value-type="float">
            <text:p>360,6020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8741" calcext:value-type="float">
            <text:p>3,208741</text:p>
          </table:table-cell>
          <table:table-cell office:value-type="float" office:value="0" calcext:value-type="float">
            <text:p>0</text:p>
          </table:table-cell>
          <table:table-cell office:value-type="float" office:value="361.30622" calcext:value-type="float">
            <text:p>361,3062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1.377431" calcext:value-type="float">
            <text:p>361,3774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2032" calcext:value-type="float">
            <text:p>3,312032</text:p>
          </table:table-cell>
          <table:table-cell office:value-type="float" office:value="0" calcext:value-type="float">
            <text:p>0</text:p>
          </table:table-cell>
          <table:table-cell office:value-type="float" office:value="361.380959" calcext:value-type="float">
            <text:p>361,38095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1.452016" calcext:value-type="float">
            <text:p>361,4520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51723" calcext:value-type="float">
            <text:p>3,351723</text:p>
          </table:table-cell>
          <table:table-cell office:value-type="float" office:value="0" calcext:value-type="float">
            <text:p>0</text:p>
          </table:table-cell>
          <table:table-cell office:value-type="float" office:value="361.963671" calcext:value-type="float">
            <text:p>361,96367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035184" calcext:value-type="float">
            <text:p>362,0351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2809" calcext:value-type="float">
            <text:p>3,302809</text:p>
          </table:table-cell>
          <table:table-cell office:value-type="float" office:value="0" calcext:value-type="float">
            <text:p>0</text:p>
          </table:table-cell>
          <table:table-cell office:value-type="float" office:value="360.247993" calcext:value-type="float">
            <text:p>360,247993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0.319132" calcext:value-type="float">
            <text:p>360,319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2537" calcext:value-type="float">
            <text:p>3,232537</text:p>
          </table:table-cell>
          <table:table-cell office:value-type="float" office:value="0" calcext:value-type="float">
            <text:p>0</text:p>
          </table:table-cell>
          <table:table-cell office:value-type="float" office:value="358.706289" calcext:value-type="float">
            <text:p>358,70628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8.778216" calcext:value-type="float">
            <text:p>358,7782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9141" calcext:value-type="float">
            <text:p>3,179141</text:p>
          </table:table-cell>
          <table:table-cell office:value-type="float" office:value="0" calcext:value-type="float">
            <text:p>0</text:p>
          </table:table-cell>
          <table:table-cell office:value-type="float" office:value="360.957744" calcext:value-type="float">
            <text:p>360,95774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1.028848" calcext:value-type="float">
            <text:p>361,0288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2559" calcext:value-type="float">
            <text:p>3,132559</text:p>
          </table:table-cell>
          <table:table-cell office:value-type="float" office:value="0" calcext:value-type="float">
            <text:p>0</text:p>
          </table:table-cell>
          <table:table-cell office:value-type="float" office:value="360.947052" calcext:value-type="float">
            <text:p>360,947052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1.031836" calcext:value-type="float">
            <text:p>361,0318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7395" calcext:value-type="float">
            <text:p>3,217395</text:p>
          </table:table-cell>
          <table:table-cell office:value-type="float" office:value="0" calcext:value-type="float">
            <text:p>0</text:p>
          </table:table-cell>
          <table:table-cell office:value-type="float" office:value="359.638545" calcext:value-type="float">
            <text:p>359,63854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59.710263" calcext:value-type="float">
            <text:p>359,7102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0873" calcext:value-type="float">
            <text:p>3,180873</text:p>
          </table:table-cell>
          <table:table-cell office:value-type="float" office:value="0" calcext:value-type="float">
            <text:p>0</text:p>
          </table:table-cell>
          <table:table-cell office:value-type="float" office:value="360.998414" calcext:value-type="float">
            <text:p>360,998414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1.06956" calcext:value-type="float">
            <text:p>361,069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9177" calcext:value-type="float">
            <text:p>3,169177</text:p>
          </table:table-cell>
          <table:table-cell office:value-type="float" office:value="0" calcext:value-type="float">
            <text:p>0</text:p>
          </table:table-cell>
          <table:table-cell office:value-type="float" office:value="361.454762" calcext:value-type="float">
            <text:p>361,45476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1.526291" calcext:value-type="float">
            <text:p>361,5262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4043" calcext:value-type="float">
            <text:p>3,204043</text:p>
          </table:table-cell>
          <table:table-cell office:value-type="float" office:value="0" calcext:value-type="float">
            <text:p>0</text:p>
          </table:table-cell>
          <table:table-cell office:value-type="float" office:value="364.33294" calcext:value-type="float">
            <text:p>364,33294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4.405242" calcext:value-type="float">
            <text:p>364,4052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2867" calcext:value-type="float">
            <text:p>3,302867</text:p>
          </table:table-cell>
          <table:table-cell office:value-type="float" office:value="0" calcext:value-type="float">
            <text:p>0</text:p>
          </table:table-cell>
          <table:table-cell office:value-type="float" office:value="386.112306" calcext:value-type="float">
            <text:p>386,112306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86.196182" calcext:value-type="float">
            <text:p>386,1961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8196" calcext:value-type="float">
            <text:p>3,178196</text:p>
          </table:table-cell>
          <table:table-cell office:value-type="float" office:value="0" calcext:value-type="float">
            <text:p>0</text:p>
          </table:table-cell>
          <table:table-cell office:value-type="float" office:value="389.535505" calcext:value-type="float">
            <text:p>389,53550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89.617316" calcext:value-type="float">
            <text:p>389,6173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1181" calcext:value-type="float">
            <text:p>3,201181</text:p>
          </table:table-cell>
          <table:table-cell office:value-type="float" office:value="0" calcext:value-type="float">
            <text:p>0</text:p>
          </table:table-cell>
          <table:table-cell office:value-type="float" office:value="362.863315" calcext:value-type="float">
            <text:p>362,86331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93674" calcext:value-type="float">
            <text:p>362,936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062" calcext:value-type="float">
            <text:p>3,22062</text:p>
          </table:table-cell>
          <table:table-cell office:value-type="float" office:value="0" calcext:value-type="float">
            <text:p>0</text:p>
          </table:table-cell>
          <table:table-cell office:value-type="float" office:value="360.968277" calcext:value-type="float">
            <text:p>360,96827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041529" calcext:value-type="float">
            <text:p>361,0415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9421" calcext:value-type="float">
            <text:p>3,189421</text:p>
          </table:table-cell>
          <table:table-cell office:value-type="float" office:value="0" calcext:value-type="float">
            <text:p>0</text:p>
          </table:table-cell>
          <table:table-cell office:value-type="float" office:value="360.316941" calcext:value-type="float">
            <text:p>360,31694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0.387502" calcext:value-type="float">
            <text:p>360,3875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7203" calcext:value-type="float">
            <text:p>3,277203</text:p>
          </table:table-cell>
          <table:table-cell office:value-type="float" office:value="0" calcext:value-type="float">
            <text:p>0</text:p>
          </table:table-cell>
          <table:table-cell office:value-type="float" office:value="359.935062" calcext:value-type="float">
            <text:p>359,93506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006741" calcext:value-type="float">
            <text:p>360,0067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3959" calcext:value-type="float">
            <text:p>3,243959</text:p>
          </table:table-cell>
          <table:table-cell office:value-type="float" office:value="0" calcext:value-type="float">
            <text:p>0</text:p>
          </table:table-cell>
          <table:table-cell office:value-type="float" office:value="360.999393" calcext:value-type="float">
            <text:p>360,999393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1.070654" calcext:value-type="float">
            <text:p>361,0706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7404" calcext:value-type="float">
            <text:p>3,137404</text:p>
          </table:table-cell>
          <table:table-cell office:value-type="float" office:value="0" calcext:value-type="float">
            <text:p>0</text:p>
          </table:table-cell>
          <table:table-cell office:value-type="float" office:value="361.114523" calcext:value-type="float">
            <text:p>361,11452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185746" calcext:value-type="float">
            <text:p>361,1857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5247" calcext:value-type="float">
            <text:p>3,175247</text:p>
          </table:table-cell>
          <table:table-cell office:value-type="float" office:value="0" calcext:value-type="float">
            <text:p>0</text:p>
          </table:table-cell>
          <table:table-cell office:value-type="float" office:value="362.077661" calcext:value-type="float">
            <text:p>362,07766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2.149245" calcext:value-type="float">
            <text:p>362,1492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7763" calcext:value-type="float">
            <text:p>3,127763</text:p>
          </table:table-cell>
          <table:table-cell office:value-type="float" office:value="0" calcext:value-type="float">
            <text:p>0</text:p>
          </table:table-cell>
          <table:table-cell office:value-type="float" office:value="359.808101" calcext:value-type="float">
            <text:p>359,80810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59.879003" calcext:value-type="float">
            <text:p>359,8790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6556" calcext:value-type="float">
            <text:p>3,186556</text:p>
          </table:table-cell>
          <table:table-cell office:value-type="float" office:value="0" calcext:value-type="float">
            <text:p>0</text:p>
          </table:table-cell>
          <table:table-cell office:value-type="float" office:value="359.834096" calcext:value-type="float">
            <text:p>359,834096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59.905127" calcext:value-type="float">
            <text:p>359,9051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3058" calcext:value-type="float">
            <text:p>3,253058</text:p>
          </table:table-cell>
          <table:table-cell office:value-type="float" office:value="0" calcext:value-type="float">
            <text:p>0</text:p>
          </table:table-cell>
          <table:table-cell office:value-type="float" office:value="358.750534" calcext:value-type="float">
            <text:p>358,750534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58.822144" calcext:value-type="float">
            <text:p>358,8221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4311" calcext:value-type="float">
            <text:p>3,04311</text:p>
          </table:table-cell>
          <table:table-cell office:value-type="float" office:value="0" calcext:value-type="float">
            <text:p>0</text:p>
          </table:table-cell>
          <table:table-cell office:value-type="float" office:value="364.927907" calcext:value-type="float">
            <text:p>364,92790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999738" calcext:value-type="float">
            <text:p>364,9997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4905" calcext:value-type="float">
            <text:p>3,234905</text:p>
          </table:table-cell>
          <table:table-cell office:value-type="float" office:value="0" calcext:value-type="float">
            <text:p>0</text:p>
          </table:table-cell>
          <table:table-cell office:value-type="float" office:value="360.947861" calcext:value-type="float">
            <text:p>360,947861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361.019778" calcext:value-type="float">
            <text:p>361,0197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2515" calcext:value-type="float">
            <text:p>3,252515</text:p>
          </table:table-cell>
          <table:table-cell office:value-type="float" office:value="0" calcext:value-type="float">
            <text:p>0</text:p>
          </table:table-cell>
          <table:table-cell office:value-type="float" office:value="359.491608" calcext:value-type="float">
            <text:p>359,491608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59.563021" calcext:value-type="float">
            <text:p>359,5630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1208" calcext:value-type="float">
            <text:p>3,11208</text:p>
          </table:table-cell>
          <table:table-cell office:value-type="float" office:value="0" calcext:value-type="float">
            <text:p>0</text:p>
          </table:table-cell>
          <table:table-cell office:value-type="float" office:value="358.697244" calcext:value-type="float">
            <text:p>358,697244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358.769106" calcext:value-type="float">
            <text:p>358,769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8419" calcext:value-type="float">
            <text:p>3,218419</text:p>
          </table:table-cell>
          <table:table-cell office:value-type="float" office:value="0" calcext:value-type="float">
            <text:p>0</text:p>
          </table:table-cell>
          <table:table-cell office:value-type="float" office:value="362.286921" calcext:value-type="float">
            <text:p>362,28692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357773" calcext:value-type="float">
            <text:p>362,3577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18929" calcext:value-type="float">
            <text:p>3,018929</text:p>
          </table:table-cell>
          <table:table-cell office:value-type="float" office:value="0" calcext:value-type="float">
            <text:p>0</text:p>
          </table:table-cell>
          <table:table-cell office:value-type="float" office:value="360.413515" calcext:value-type="float">
            <text:p>360,413515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360.484928" calcext:value-type="float">
            <text:p>360,4849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0365" calcext:value-type="float">
            <text:p>3,230365</text:p>
          </table:table-cell>
          <table:table-cell office:value-type="float" office:value="0" calcext:value-type="float">
            <text:p>0</text:p>
          </table:table-cell>
          <table:table-cell office:value-type="float" office:value="358.817562" calcext:value-type="float">
            <text:p>358,817562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358.889407" calcext:value-type="float">
            <text:p>358,8894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94227" calcext:value-type="float">
            <text:p>3,294227</text:p>
          </table:table-cell>
          <table:table-cell office:value-type="float" office:value="0" calcext:value-type="float">
            <text:p>0</text:p>
          </table:table-cell>
          <table:table-cell office:value-type="float" office:value="361.06428" calcext:value-type="float">
            <text:p>361,064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1.135521" calcext:value-type="float">
            <text:p>361,1355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4977" calcext:value-type="float">
            <text:p>3,184977</text:p>
          </table:table-cell>
          <table:table-cell office:value-type="float" office:value="0" calcext:value-type="float">
            <text:p>0</text:p>
          </table:table-cell>
          <table:table-cell office:value-type="float" office:value="360.579394" calcext:value-type="float">
            <text:p>360,579394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0.651084" calcext:value-type="float">
            <text:p>360,6510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75175" calcext:value-type="float">
            <text:p>3,375175</text:p>
          </table:table-cell>
          <table:table-cell office:value-type="float" office:value="0" calcext:value-type="float">
            <text:p>0</text:p>
          </table:table-cell>
          <table:table-cell office:value-type="float" office:value="361.888387" calcext:value-type="float">
            <text:p>361,88838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959664" calcext:value-type="float">
            <text:p>361,9596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4257" calcext:value-type="float">
            <text:p>3,214257</text:p>
          </table:table-cell>
          <table:table-cell office:value-type="float" office:value="0" calcext:value-type="float">
            <text:p>0</text:p>
          </table:table-cell>
          <table:table-cell office:value-type="float" office:value="361.277277" calcext:value-type="float">
            <text:p>361,27727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1.348278" calcext:value-type="float">
            <text:p>361,3482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0944" calcext:value-type="float">
            <text:p>3,240944</text:p>
          </table:table-cell>
          <table:table-cell office:value-type="float" office:value="0" calcext:value-type="float">
            <text:p>0</text:p>
          </table:table-cell>
          <table:table-cell office:value-type="float" office:value="361.410673" calcext:value-type="float">
            <text:p>361,41067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482302" calcext:value-type="float">
            <text:p>361,4823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0903" calcext:value-type="float">
            <text:p>3,140903</text:p>
          </table:table-cell>
          <table:table-cell office:value-type="float" office:value="0" calcext:value-type="float">
            <text:p>0</text:p>
          </table:table-cell>
          <table:table-cell office:value-type="float" office:value="360.198776" calcext:value-type="float">
            <text:p>360,19877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0.27104" calcext:value-type="float">
            <text:p>360,271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0518" calcext:value-type="float">
            <text:p>3,260518</text:p>
          </table:table-cell>
          <table:table-cell office:value-type="float" office:value="0" calcext:value-type="float">
            <text:p>0</text:p>
          </table:table-cell>
          <table:table-cell office:value-type="float" office:value="359.189462" calcext:value-type="float">
            <text:p>359,18946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9.260492" calcext:value-type="float">
            <text:p>359,2604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1894" calcext:value-type="float">
            <text:p>3,241894</text:p>
          </table:table-cell>
          <table:table-cell office:value-type="float" office:value="0" calcext:value-type="float">
            <text:p>0</text:p>
          </table:table-cell>
          <table:table-cell office:value-type="float" office:value="359.7363" calcext:value-type="float">
            <text:p>359,7363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59.813354" calcext:value-type="float">
            <text:p>359,8133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5388" calcext:value-type="float">
            <text:p>3,215388</text:p>
          </table:table-cell>
          <table:table-cell office:value-type="float" office:value="0" calcext:value-type="float">
            <text:p>0</text:p>
          </table:table-cell>
          <table:table-cell office:value-type="float" office:value="361.173521" calcext:value-type="float">
            <text:p>361,17352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1.245155" calcext:value-type="float">
            <text:p>361,2451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14035" calcext:value-type="float">
            <text:p>3,114035</text:p>
          </table:table-cell>
          <table:table-cell office:value-type="float" office:value="0" calcext:value-type="float">
            <text:p>0</text:p>
          </table:table-cell>
          <table:table-cell office:value-type="float" office:value="361.666289" calcext:value-type="float">
            <text:p>361,666289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1.739132" calcext:value-type="float">
            <text:p>361,739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35981" calcext:value-type="float">
            <text:p>3,035981</text:p>
          </table:table-cell>
          <table:table-cell office:value-type="float" office:value="0" calcext:value-type="float">
            <text:p>0</text:p>
          </table:table-cell>
          <table:table-cell office:value-type="float" office:value="360.780769" calcext:value-type="float">
            <text:p>360,78076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0.852346" calcext:value-type="float">
            <text:p>360,8523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8798" calcext:value-type="float">
            <text:p>3,228798</text:p>
          </table:table-cell>
          <table:table-cell office:value-type="float" office:value="0" calcext:value-type="float">
            <text:p>0</text:p>
          </table:table-cell>
          <table:table-cell office:value-type="float" office:value="362.361188" calcext:value-type="float">
            <text:p>362,36118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432411" calcext:value-type="float">
            <text:p>362,4324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1014" calcext:value-type="float">
            <text:p>3,171014</text:p>
          </table:table-cell>
          <table:table-cell office:value-type="float" office:value="0" calcext:value-type="float">
            <text:p>0</text:p>
          </table:table-cell>
          <table:table-cell office:value-type="float" office:value="362.411779" calcext:value-type="float">
            <text:p>362,41177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482868" calcext:value-type="float">
            <text:p>362,4828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491" calcext:value-type="float">
            <text:p>3,17491</text:p>
          </table:table-cell>
          <table:table-cell office:value-type="float" office:value="0" calcext:value-type="float">
            <text:p>0</text:p>
          </table:table-cell>
          <table:table-cell office:value-type="float" office:value="361.755478" calcext:value-type="float">
            <text:p>361,755478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1.841256" calcext:value-type="float">
            <text:p>361,8412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0761" calcext:value-type="float">
            <text:p>3,250761</text:p>
          </table:table-cell>
          <table:table-cell office:value-type="float" office:value="0" calcext:value-type="float">
            <text:p>0</text:p>
          </table:table-cell>
          <table:table-cell office:value-type="float" office:value="359.862774" calcext:value-type="float">
            <text:p>359,86277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59.934866" calcext:value-type="float">
            <text:p>359,9348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9093" calcext:value-type="float">
            <text:p>3,209093</text:p>
          </table:table-cell>
          <table:table-cell office:value-type="float" office:value="0" calcext:value-type="float">
            <text:p>0</text:p>
          </table:table-cell>
          <table:table-cell office:value-type="float" office:value="360.76793" calcext:value-type="float">
            <text:p>360,7679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844653" calcext:value-type="float">
            <text:p>360,8446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7799" calcext:value-type="float">
            <text:p>3,147799</text:p>
          </table:table-cell>
          <table:table-cell office:value-type="float" office:value="0" calcext:value-type="float">
            <text:p>0</text:p>
          </table:table-cell>
          <table:table-cell office:value-type="float" office:value="361.871913" calcext:value-type="float">
            <text:p>361,871913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1.943488" calcext:value-type="float">
            <text:p>361,9434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4485" calcext:value-type="float">
            <text:p>3,204485</text:p>
          </table:table-cell>
          <table:table-cell office:value-type="float" office:value="0" calcext:value-type="float">
            <text:p>0</text:p>
          </table:table-cell>
          <table:table-cell office:value-type="float" office:value="361.933353" calcext:value-type="float">
            <text:p>361,93335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004745" calcext:value-type="float">
            <text:p>362,0047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3942" calcext:value-type="float">
            <text:p>3,263942</text:p>
          </table:table-cell>
          <table:table-cell office:value-type="float" office:value="0" calcext:value-type="float">
            <text:p>0</text:p>
          </table:table-cell>
          <table:table-cell office:value-type="float" office:value="387.052703" calcext:value-type="float">
            <text:p>387,052703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87.135509" calcext:value-type="float">
            <text:p>387,1355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763" calcext:value-type="float">
            <text:p>3,23763</text:p>
          </table:table-cell>
          <table:table-cell office:value-type="float" office:value="0" calcext:value-type="float">
            <text:p>0</text:p>
          </table:table-cell>
          <table:table-cell office:value-type="float" office:value="390.407009" calcext:value-type="float">
            <text:p>390,40700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90.489725" calcext:value-type="float">
            <text:p>390,4897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8149" calcext:value-type="float">
            <text:p>3,268149</text:p>
          </table:table-cell>
          <table:table-cell office:value-type="float" office:value="0" calcext:value-type="float">
            <text:p>0</text:p>
          </table:table-cell>
          <table:table-cell office:value-type="float" office:value="364.205639" calcext:value-type="float">
            <text:p>364,20563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285158" calcext:value-type="float">
            <text:p>364,2851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1347" calcext:value-type="float">
            <text:p>3,251347</text:p>
          </table:table-cell>
          <table:table-cell office:value-type="float" office:value="0" calcext:value-type="float">
            <text:p>0</text:p>
          </table:table-cell>
          <table:table-cell office:value-type="float" office:value="360.960013" calcext:value-type="float">
            <text:p>360,96001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1.031359" calcext:value-type="float">
            <text:p>361,0313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83227" calcext:value-type="float">
            <text:p>3,283227</text:p>
          </table:table-cell>
          <table:table-cell office:value-type="float" office:value="0" calcext:value-type="float">
            <text:p>0</text:p>
          </table:table-cell>
          <table:table-cell office:value-type="float" office:value="361.008769" calcext:value-type="float">
            <text:p>361,00876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1.079646" calcext:value-type="float">
            <text:p>361,0796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4453" calcext:value-type="float">
            <text:p>3,314453</text:p>
          </table:table-cell>
          <table:table-cell office:value-type="float" office:value="0" calcext:value-type="float">
            <text:p>0</text:p>
          </table:table-cell>
          <table:table-cell office:value-type="float" office:value="362.049016" calcext:value-type="float">
            <text:p>362,04901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2.120655" calcext:value-type="float">
            <text:p>362,1206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8527" calcext:value-type="float">
            <text:p>3,158527</text:p>
          </table:table-cell>
          <table:table-cell office:value-type="float" office:value="0" calcext:value-type="float">
            <text:p>0</text:p>
          </table:table-cell>
          <table:table-cell office:value-type="float" office:value="360.769451" calcext:value-type="float">
            <text:p>360,76945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0.845967" calcext:value-type="float">
            <text:p>360,8459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96377" calcext:value-type="float">
            <text:p>3,296377</text:p>
          </table:table-cell>
          <table:table-cell office:value-type="float" office:value="0" calcext:value-type="float">
            <text:p>0</text:p>
          </table:table-cell>
          <table:table-cell office:value-type="float" office:value="358.154595" calcext:value-type="float">
            <text:p>358,154595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58.228681" calcext:value-type="float">
            <text:p>358,2286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8405" calcext:value-type="float">
            <text:p>3,188405</text:p>
          </table:table-cell>
          <table:table-cell office:value-type="float" office:value="0" calcext:value-type="float">
            <text:p>0</text:p>
          </table:table-cell>
          <table:table-cell office:value-type="float" office:value="362.466768" calcext:value-type="float">
            <text:p>362,46676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2.538318" calcext:value-type="float">
            <text:p>362,5383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9682" calcext:value-type="float">
            <text:p>3,319682</text:p>
          </table:table-cell>
          <table:table-cell office:value-type="float" office:value="0" calcext:value-type="float">
            <text:p>0</text:p>
          </table:table-cell>
          <table:table-cell office:value-type="float" office:value="361.892711" calcext:value-type="float">
            <text:p>361,89271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1.963897" calcext:value-type="float">
            <text:p>361,9638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3394" calcext:value-type="float">
            <text:p>3,223394</text:p>
          </table:table-cell>
          <table:table-cell office:value-type="float" office:value="0" calcext:value-type="float">
            <text:p>0</text:p>
          </table:table-cell>
          <table:table-cell office:value-type="float" office:value="360.213035" calcext:value-type="float">
            <text:p>360,21303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0.288799" calcext:value-type="float">
            <text:p>360,2887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9487" calcext:value-type="float">
            <text:p>3,29487</text:p>
          </table:table-cell>
          <table:table-cell office:value-type="float" office:value="0" calcext:value-type="float">
            <text:p>0</text:p>
          </table:table-cell>
          <table:table-cell office:value-type="float" office:value="363.296271" calcext:value-type="float">
            <text:p>363,29627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3.371093" calcext:value-type="float">
            <text:p>363,3710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9777" calcext:value-type="float">
            <text:p>3,199777</text:p>
          </table:table-cell>
          <table:table-cell office:value-type="float" office:value="0" calcext:value-type="float">
            <text:p>0</text:p>
          </table:table-cell>
          <table:table-cell office:value-type="float" office:value="360.700552" calcext:value-type="float">
            <text:p>360,700552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360.77199" calcext:value-type="float">
            <text:p>360,771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0725" calcext:value-type="float">
            <text:p>3,270725</text:p>
          </table:table-cell>
          <table:table-cell office:value-type="float" office:value="0" calcext:value-type="float">
            <text:p>0</text:p>
          </table:table-cell>
          <table:table-cell office:value-type="float" office:value="360.074579" calcext:value-type="float">
            <text:p>360,074579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60.14572" calcext:value-type="float">
            <text:p>360,145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1491" calcext:value-type="float">
            <text:p>3,311491</text:p>
          </table:table-cell>
          <table:table-cell office:value-type="float" office:value="0" calcext:value-type="float">
            <text:p>0</text:p>
          </table:table-cell>
          <table:table-cell office:value-type="float" office:value="359.892919" calcext:value-type="float">
            <text:p>359,892919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59.964558" calcext:value-type="float">
            <text:p>359,9645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0143" calcext:value-type="float">
            <text:p>3,130143</text:p>
          </table:table-cell>
          <table:table-cell office:value-type="float" office:value="0" calcext:value-type="float">
            <text:p>0</text:p>
          </table:table-cell>
          <table:table-cell office:value-type="float" office:value="359.668744" calcext:value-type="float">
            <text:p>359,668744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59.742669" calcext:value-type="float">
            <text:p>359,7426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4511" calcext:value-type="float">
            <text:p>3,344511</text:p>
          </table:table-cell>
          <table:table-cell office:value-type="float" office:value="0" calcext:value-type="float">
            <text:p>0</text:p>
          </table:table-cell>
          <table:table-cell office:value-type="float" office:value="358.975478" calcext:value-type="float">
            <text:p>358,975478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59.046686" calcext:value-type="float">
            <text:p>359,0466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0022" calcext:value-type="float">
            <text:p>3,220022</text:p>
          </table:table-cell>
          <table:table-cell office:value-type="float" office:value="0" calcext:value-type="float">
            <text:p>0</text:p>
          </table:table-cell>
          <table:table-cell office:value-type="float" office:value="360.76713" calcext:value-type="float">
            <text:p>360,7671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0.838363" calcext:value-type="float">
            <text:p>360,8383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5903" calcext:value-type="float">
            <text:p>3,155903</text:p>
          </table:table-cell>
          <table:table-cell office:value-type="float" office:value="0" calcext:value-type="float">
            <text:p>0</text:p>
          </table:table-cell>
          <table:table-cell office:value-type="float" office:value="360.56517" calcext:value-type="float">
            <text:p>360,5651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0.639499" calcext:value-type="float">
            <text:p>360,6394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3682" calcext:value-type="float">
            <text:p>3,123682</text:p>
          </table:table-cell>
          <table:table-cell office:value-type="float" office:value="0" calcext:value-type="float">
            <text:p>0</text:p>
          </table:table-cell>
          <table:table-cell office:value-type="float" office:value="362.045977" calcext:value-type="float">
            <text:p>362,045977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2.117401" calcext:value-type="float">
            <text:p>362,11740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3.22039563" calcext:value-type="float">
            <text:p>3,22039563</text:p>
          </table:table-cell>
          <table:table-cell table:formula="of:=AVERAGE([.C2:.C101])" office:value-type="float" office:value="0" calcext:value-type="float">
            <text:p>0</text:p>
          </table:table-cell>
          <table:table-cell table:formula="of:=AVERAGE([.D2:.D101])" office:value-type="float" office:value="361.89862731" calcext:value-type="float">
            <text:p>361,89862731</text:p>
          </table:table-cell>
          <table:table-cell table:formula="of:=AVERAGE([.E2:.E101])" office:value-type="float" office:value="0.00002828" calcext:value-type="float">
            <text:p>0,00002828</text:p>
          </table:table-cell>
          <table:table-cell table:formula="of:=AVERAGE([.F2:.F101])" office:value-type="float" office:value="361.97142264" calcext:value-type="float">
            <text:p>361,97142264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0737321121943017" calcext:value-type="float">
            <text:p>0,0737321122</text:p>
          </table:table-cell>
          <table:table-cell table:formula="of:=COM.MICROSOFT.STDEV.P([.C2:.C101] )" office:value-type="float" office:value="0" calcext:value-type="float">
            <text:p>0</text:p>
          </table:table-cell>
          <table:table-cell table:formula="of:=COM.MICROSOFT.STDEV.P([.D2:.D101] )" office:value-type="float" office:value="5.55359103479922" calcext:value-type="float">
            <text:p>5,5535910348</text:p>
          </table:table-cell>
          <table:table-cell table:formula="of:=COM.MICROSOFT.STDEV.P([.E2:.E101] )" office:value-type="float" office:value="0.00000751009986618022" calcext:value-type="float">
            <text:p>7,51009986618022E-06</text:p>
          </table:table-cell>
          <table:table-cell table:formula="of:=COM.MICROSOFT.STDEV.P([.F2:.F101] )" office:value-type="float" office:value="5.55561457359955" calcext:value-type="float">
            <text:p>5,5556145736</text:p>
          </table:table-cell>
        </table:table-row>
      </table:table>
      <table:table table:name="CP" table:style-name="ta1"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83547" calcext:value-type="float">
            <text:p>3,083547</text:p>
          </table:table-cell>
          <table:table-cell office:value-type="float" office:value="0" calcext:value-type="float">
            <text:p>0</text:p>
          </table:table-cell>
          <table:table-cell office:value-type="float" office:value="401.329219" calcext:value-type="float">
            <text:p>401,32921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401.453285" calcext:value-type="float">
            <text:p>401,4532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3378" calcext:value-type="float">
            <text:p>3,03378</text:p>
          </table:table-cell>
          <table:table-cell office:value-type="float" office:value="0" calcext:value-type="float">
            <text:p>0</text:p>
          </table:table-cell>
          <table:table-cell office:value-type="float" office:value="391.601909" calcext:value-type="float">
            <text:p>391,60190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91.721966" calcext:value-type="float">
            <text:p>391,7219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3941" calcext:value-type="float">
            <text:p>3,133941</text:p>
          </table:table-cell>
          <table:table-cell office:value-type="float" office:value="0" calcext:value-type="float">
            <text:p>0</text:p>
          </table:table-cell>
          <table:table-cell office:value-type="float" office:value="372.177365" calcext:value-type="float">
            <text:p>372,17736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290182" calcext:value-type="float">
            <text:p>372,2901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926341" calcext:value-type="float">
            <text:p>3,926341</text:p>
          </table:table-cell>
          <table:table-cell office:value-type="float" office:value="0" calcext:value-type="float">
            <text:p>0</text:p>
          </table:table-cell>
          <table:table-cell office:value-type="float" office:value="371.087615" calcext:value-type="float">
            <text:p>371,08761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201234" calcext:value-type="float">
            <text:p>371,2012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2065" calcext:value-type="float">
            <text:p>3,142065</text:p>
          </table:table-cell>
          <table:table-cell office:value-type="float" office:value="0" calcext:value-type="float">
            <text:p>0</text:p>
          </table:table-cell>
          <table:table-cell office:value-type="float" office:value="373.679251" calcext:value-type="float">
            <text:p>373,67925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73.792754" calcext:value-type="float">
            <text:p>373,7927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728309" calcext:value-type="float">
            <text:p>3,728309</text:p>
          </table:table-cell>
          <table:table-cell office:value-type="float" office:value="0" calcext:value-type="float">
            <text:p>0</text:p>
          </table:table-cell>
          <table:table-cell office:value-type="float" office:value="372.58659" calcext:value-type="float">
            <text:p>372,5865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699799" calcext:value-type="float">
            <text:p>372,6997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4494" calcext:value-type="float">
            <text:p>3,164494</text:p>
          </table:table-cell>
          <table:table-cell office:value-type="float" office:value="0" calcext:value-type="float">
            <text:p>0</text:p>
          </table:table-cell>
          <table:table-cell office:value-type="float" office:value="372.598593" calcext:value-type="float">
            <text:p>372,59859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712529" calcext:value-type="float">
            <text:p>372,7125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6034" calcext:value-type="float">
            <text:p>3,186034</text:p>
          </table:table-cell>
          <table:table-cell office:value-type="float" office:value="0" calcext:value-type="float">
            <text:p>0</text:p>
          </table:table-cell>
          <table:table-cell office:value-type="float" office:value="373.299067" calcext:value-type="float">
            <text:p>373,29906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413748" calcext:value-type="float">
            <text:p>373,4137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82699" calcext:value-type="float">
            <text:p>3,482699</text:p>
          </table:table-cell>
          <table:table-cell office:value-type="float" office:value="0" calcext:value-type="float">
            <text:p>0</text:p>
          </table:table-cell>
          <table:table-cell office:value-type="float" office:value="373.063791" calcext:value-type="float">
            <text:p>373,06379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185764" calcext:value-type="float">
            <text:p>373,1857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97827" calcext:value-type="float">
            <text:p>2,997827</text:p>
          </table:table-cell>
          <table:table-cell office:value-type="float" office:value="0" calcext:value-type="float">
            <text:p>0</text:p>
          </table:table-cell>
          <table:table-cell office:value-type="float" office:value="372.970302" calcext:value-type="float">
            <text:p>372,97030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090924" calcext:value-type="float">
            <text:p>373,0909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5895" calcext:value-type="float">
            <text:p>3,175895</text:p>
          </table:table-cell>
          <table:table-cell office:value-type="float" office:value="0" calcext:value-type="float">
            <text:p>0</text:p>
          </table:table-cell>
          <table:table-cell office:value-type="float" office:value="375.035967" calcext:value-type="float">
            <text:p>375,03596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5.151342" calcext:value-type="float">
            <text:p>375,1513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0213" calcext:value-type="float">
            <text:p>3,090213</text:p>
          </table:table-cell>
          <table:table-cell office:value-type="float" office:value="0" calcext:value-type="float">
            <text:p>0</text:p>
          </table:table-cell>
          <table:table-cell office:value-type="float" office:value="372.096828" calcext:value-type="float">
            <text:p>372,09682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228036" calcext:value-type="float">
            <text:p>372,2280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522255" calcext:value-type="float">
            <text:p>3,522255</text:p>
          </table:table-cell>
          <table:table-cell office:value-type="float" office:value="0" calcext:value-type="float">
            <text:p>0</text:p>
          </table:table-cell>
          <table:table-cell office:value-type="float" office:value="373.240027" calcext:value-type="float">
            <text:p>373,24002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358885" calcext:value-type="float">
            <text:p>373,3588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9904" calcext:value-type="float">
            <text:p>3,259904</text:p>
          </table:table-cell>
          <table:table-cell office:value-type="float" office:value="0" calcext:value-type="float">
            <text:p>0</text:p>
          </table:table-cell>
          <table:table-cell office:value-type="float" office:value="372.435633" calcext:value-type="float">
            <text:p>372,43563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549699" calcext:value-type="float">
            <text:p>372,5496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67938" calcext:value-type="float">
            <text:p>2,967938</text:p>
          </table:table-cell>
          <table:table-cell office:value-type="float" office:value="0" calcext:value-type="float">
            <text:p>0</text:p>
          </table:table-cell>
          <table:table-cell office:value-type="float" office:value="380.925748" calcext:value-type="float">
            <text:p>380,92574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81.04106" calcext:value-type="float">
            <text:p>381,04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7686" calcext:value-type="float">
            <text:p>3,237686</text:p>
          </table:table-cell>
          <table:table-cell office:value-type="float" office:value="0" calcext:value-type="float">
            <text:p>0</text:p>
          </table:table-cell>
          <table:table-cell office:value-type="float" office:value="365.755184" calcext:value-type="float">
            <text:p>365,75518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87194" calcext:value-type="float">
            <text:p>365,871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5455" calcext:value-type="float">
            <text:p>3,205455</text:p>
          </table:table-cell>
          <table:table-cell office:value-type="float" office:value="0" calcext:value-type="float">
            <text:p>0</text:p>
          </table:table-cell>
          <table:table-cell office:value-type="float" office:value="372.014193" calcext:value-type="float">
            <text:p>372,01419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131368" calcext:value-type="float">
            <text:p>372,1313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215" calcext:value-type="float">
            <text:p>3,07215</text:p>
          </table:table-cell>
          <table:table-cell office:value-type="float" office:value="0" calcext:value-type="float">
            <text:p>0</text:p>
          </table:table-cell>
          <table:table-cell office:value-type="float" office:value="371.368547" calcext:value-type="float">
            <text:p>371,36854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48176" calcext:value-type="float">
            <text:p>371,481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904315" calcext:value-type="float">
            <text:p>3,904315</text:p>
          </table:table-cell>
          <table:table-cell office:value-type="float" office:value="0" calcext:value-type="float">
            <text:p>0</text:p>
          </table:table-cell>
          <table:table-cell office:value-type="float" office:value="372.432928" calcext:value-type="float">
            <text:p>372,4329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545656" calcext:value-type="float">
            <text:p>372,5456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5542" calcext:value-type="float">
            <text:p>3,195542</text:p>
          </table:table-cell>
          <table:table-cell office:value-type="float" office:value="0" calcext:value-type="float">
            <text:p>0</text:p>
          </table:table-cell>
          <table:table-cell office:value-type="float" office:value="372.103162" calcext:value-type="float">
            <text:p>372,10316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218858" calcext:value-type="float">
            <text:p>372,2188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62318" calcext:value-type="float">
            <text:p>3,62318</text:p>
          </table:table-cell>
          <table:table-cell office:value-type="float" office:value="0" calcext:value-type="float">
            <text:p>0</text:p>
          </table:table-cell>
          <table:table-cell office:value-type="float" office:value="376.57815" calcext:value-type="float">
            <text:p>376,5781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6.695157" calcext:value-type="float">
            <text:p>376,6951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581812" calcext:value-type="float">
            <text:p>3,581812</text:p>
          </table:table-cell>
          <table:table-cell office:value-type="float" office:value="0" calcext:value-type="float">
            <text:p>0</text:p>
          </table:table-cell>
          <table:table-cell office:value-type="float" office:value="373.794567" calcext:value-type="float">
            <text:p>373,79456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90829" calcext:value-type="float">
            <text:p>373,908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27828" calcext:value-type="float">
            <text:p>3,427828</text:p>
          </table:table-cell>
          <table:table-cell office:value-type="float" office:value="0" calcext:value-type="float">
            <text:p>0</text:p>
          </table:table-cell>
          <table:table-cell office:value-type="float" office:value="374.613593" calcext:value-type="float">
            <text:p>374,61359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729338" calcext:value-type="float">
            <text:p>374,7293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8177" calcext:value-type="float">
            <text:p>3,218177</text:p>
          </table:table-cell>
          <table:table-cell office:value-type="float" office:value="0" calcext:value-type="float">
            <text:p>0</text:p>
          </table:table-cell>
          <table:table-cell office:value-type="float" office:value="371.974219" calcext:value-type="float">
            <text:p>371,97421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087463" calcext:value-type="float">
            <text:p>372,0874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4256" calcext:value-type="float">
            <text:p>3,204256</text:p>
          </table:table-cell>
          <table:table-cell office:value-type="float" office:value="0" calcext:value-type="float">
            <text:p>0</text:p>
          </table:table-cell>
          <table:table-cell office:value-type="float" office:value="374.854618" calcext:value-type="float">
            <text:p>374,85461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974007" calcext:value-type="float">
            <text:p>374,9740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38481" calcext:value-type="float">
            <text:p>2,938481</text:p>
          </table:table-cell>
          <table:table-cell office:value-type="float" office:value="0" calcext:value-type="float">
            <text:p>0</text:p>
          </table:table-cell>
          <table:table-cell office:value-type="float" office:value="374.633651" calcext:value-type="float">
            <text:p>374,63365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747902" calcext:value-type="float">
            <text:p>374,7479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66805" calcext:value-type="float">
            <text:p>3,466805</text:p>
          </table:table-cell>
          <table:table-cell office:value-type="float" office:value="0" calcext:value-type="float">
            <text:p>0</text:p>
          </table:table-cell>
          <table:table-cell office:value-type="float" office:value="373.498851" calcext:value-type="float">
            <text:p>373,49885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613493" calcext:value-type="float">
            <text:p>373,6134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3568" calcext:value-type="float">
            <text:p>3,263568</text:p>
          </table:table-cell>
          <table:table-cell office:value-type="float" office:value="0" calcext:value-type="float">
            <text:p>0</text:p>
          </table:table-cell>
          <table:table-cell office:value-type="float" office:value="372.640963" calcext:value-type="float">
            <text:p>372,64096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754516" calcext:value-type="float">
            <text:p>372,7545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5944" calcext:value-type="float">
            <text:p>3,335944</text:p>
          </table:table-cell>
          <table:table-cell office:value-type="float" office:value="0" calcext:value-type="float">
            <text:p>0</text:p>
          </table:table-cell>
          <table:table-cell office:value-type="float" office:value="376.108805" calcext:value-type="float">
            <text:p>376,10880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6.222789" calcext:value-type="float">
            <text:p>376,2227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94366" calcext:value-type="float">
            <text:p>2,994366</text:p>
          </table:table-cell>
          <table:table-cell office:value-type="float" office:value="0" calcext:value-type="float">
            <text:p>0</text:p>
          </table:table-cell>
          <table:table-cell office:value-type="float" office:value="372.998169" calcext:value-type="float">
            <text:p>372,99816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112407" calcext:value-type="float">
            <text:p>373,1124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69399" calcext:value-type="float">
            <text:p>2,969399</text:p>
          </table:table-cell>
          <table:table-cell office:value-type="float" office:value="0" calcext:value-type="float">
            <text:p>0</text:p>
          </table:table-cell>
          <table:table-cell office:value-type="float" office:value="373.076542" calcext:value-type="float">
            <text:p>373,07654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197651" calcext:value-type="float">
            <text:p>373,1976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848136" calcext:value-type="float">
            <text:p>2,848136</text:p>
          </table:table-cell>
          <table:table-cell office:value-type="float" office:value="0" calcext:value-type="float">
            <text:p>0</text:p>
          </table:table-cell>
          <table:table-cell office:value-type="float" office:value="374.430932" calcext:value-type="float">
            <text:p>374,43093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544889" calcext:value-type="float">
            <text:p>374,544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34716" calcext:value-type="float">
            <text:p>3,434716</text:p>
          </table:table-cell>
          <table:table-cell office:value-type="float" office:value="0" calcext:value-type="float">
            <text:p>0</text:p>
          </table:table-cell>
          <table:table-cell office:value-type="float" office:value="374.249816" calcext:value-type="float">
            <text:p>374,24981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364944" calcext:value-type="float">
            <text:p>374,3649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8142" calcext:value-type="float">
            <text:p>3,138142</text:p>
          </table:table-cell>
          <table:table-cell office:value-type="float" office:value="0" calcext:value-type="float">
            <text:p>0</text:p>
          </table:table-cell>
          <table:table-cell office:value-type="float" office:value="373.888195" calcext:value-type="float">
            <text:p>373,88819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009684" calcext:value-type="float">
            <text:p>374,0096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6087" calcext:value-type="float">
            <text:p>2,96087</text:p>
          </table:table-cell>
          <table:table-cell office:value-type="float" office:value="0" calcext:value-type="float">
            <text:p>0</text:p>
          </table:table-cell>
          <table:table-cell office:value-type="float" office:value="377.682269" calcext:value-type="float">
            <text:p>377,68226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7.796761" calcext:value-type="float">
            <text:p>377,7967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4082" calcext:value-type="float">
            <text:p>3,174082</text:p>
          </table:table-cell>
          <table:table-cell office:value-type="float" office:value="0" calcext:value-type="float">
            <text:p>0</text:p>
          </table:table-cell>
          <table:table-cell office:value-type="float" office:value="373.639677" calcext:value-type="float">
            <text:p>373,63967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757566" calcext:value-type="float">
            <text:p>373,7575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92327" calcext:value-type="float">
            <text:p>3,292327</text:p>
          </table:table-cell>
          <table:table-cell office:value-type="float" office:value="0" calcext:value-type="float">
            <text:p>0</text:p>
          </table:table-cell>
          <table:table-cell office:value-type="float" office:value="374.739631" calcext:value-type="float">
            <text:p>374,73963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854039" calcext:value-type="float">
            <text:p>374,8540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27" calcext:value-type="float">
            <text:p>3,027</text:p>
          </table:table-cell>
          <table:table-cell office:value-type="float" office:value="0" calcext:value-type="float">
            <text:p>0</text:p>
          </table:table-cell>
          <table:table-cell office:value-type="float" office:value="363.382043" calcext:value-type="float">
            <text:p>363,38204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3.497088" calcext:value-type="float">
            <text:p>363,4970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8806" calcext:value-type="float">
            <text:p>3,308806</text:p>
          </table:table-cell>
          <table:table-cell office:value-type="float" office:value="0" calcext:value-type="float">
            <text:p>0</text:p>
          </table:table-cell>
          <table:table-cell office:value-type="float" office:value="379.526901" calcext:value-type="float">
            <text:p>379,52690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9.643732" calcext:value-type="float">
            <text:p>379,6437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97948" calcext:value-type="float">
            <text:p>3,497948</text:p>
          </table:table-cell>
          <table:table-cell office:value-type="float" office:value="0" calcext:value-type="float">
            <text:p>0</text:p>
          </table:table-cell>
          <table:table-cell office:value-type="float" office:value="365.06735" calcext:value-type="float">
            <text:p>365,06735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365.181923" calcext:value-type="float">
            <text:p>365,1819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92977" calcext:value-type="float">
            <text:p>2,992977</text:p>
          </table:table-cell>
          <table:table-cell office:value-type="float" office:value="0" calcext:value-type="float">
            <text:p>0</text:p>
          </table:table-cell>
          <table:table-cell office:value-type="float" office:value="374.27651" calcext:value-type="float">
            <text:p>374,2765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395615" calcext:value-type="float">
            <text:p>374,3956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83306" calcext:value-type="float">
            <text:p>3,283306</text:p>
          </table:table-cell>
          <table:table-cell office:value-type="float" office:value="0" calcext:value-type="float">
            <text:p>0</text:p>
          </table:table-cell>
          <table:table-cell office:value-type="float" office:value="373.401071" calcext:value-type="float">
            <text:p>373,40107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514649" calcext:value-type="float">
            <text:p>373,5146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1692" calcext:value-type="float">
            <text:p>3,121692</text:p>
          </table:table-cell>
          <table:table-cell office:value-type="float" office:value="0" calcext:value-type="float">
            <text:p>0</text:p>
          </table:table-cell>
          <table:table-cell office:value-type="float" office:value="379.317237" calcext:value-type="float">
            <text:p>379,31723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9.430933" calcext:value-type="float">
            <text:p>379,4309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581" calcext:value-type="float">
            <text:p>3,27581</text:p>
          </table:table-cell>
          <table:table-cell office:value-type="float" office:value="0" calcext:value-type="float">
            <text:p>0</text:p>
          </table:table-cell>
          <table:table-cell office:value-type="float" office:value="373.37214" calcext:value-type="float">
            <text:p>373,3721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491391" calcext:value-type="float">
            <text:p>373,4913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85838" calcext:value-type="float">
            <text:p>3,085838</text:p>
          </table:table-cell>
          <table:table-cell office:value-type="float" office:value="0" calcext:value-type="float">
            <text:p>0</text:p>
          </table:table-cell>
          <table:table-cell office:value-type="float" office:value="368.18286" calcext:value-type="float">
            <text:p>368,1828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296765" calcext:value-type="float">
            <text:p>368,2967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0126" calcext:value-type="float">
            <text:p>3,260126</text:p>
          </table:table-cell>
          <table:table-cell office:value-type="float" office:value="0" calcext:value-type="float">
            <text:p>0</text:p>
          </table:table-cell>
          <table:table-cell office:value-type="float" office:value="373.438648" calcext:value-type="float">
            <text:p>373,43864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560445" calcext:value-type="float">
            <text:p>373,5604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89233" calcext:value-type="float">
            <text:p>3,289233</text:p>
          </table:table-cell>
          <table:table-cell office:value-type="float" office:value="0" calcext:value-type="float">
            <text:p>0</text:p>
          </table:table-cell>
          <table:table-cell office:value-type="float" office:value="373.520261" calcext:value-type="float">
            <text:p>373,52026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633645" calcext:value-type="float">
            <text:p>373,6336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538086" calcext:value-type="float">
            <text:p>3,538086</text:p>
          </table:table-cell>
          <table:table-cell office:value-type="float" office:value="0" calcext:value-type="float">
            <text:p>0</text:p>
          </table:table-cell>
          <table:table-cell office:value-type="float" office:value="373.134498" calcext:value-type="float">
            <text:p>373,13449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24841" calcext:value-type="float">
            <text:p>373,248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5303" calcext:value-type="float">
            <text:p>3,235303</text:p>
          </table:table-cell>
          <table:table-cell office:value-type="float" office:value="0" calcext:value-type="float">
            <text:p>0</text:p>
          </table:table-cell>
          <table:table-cell office:value-type="float" office:value="370.674688" calcext:value-type="float">
            <text:p>370,67468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788978" calcext:value-type="float">
            <text:p>370,7889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4903" calcext:value-type="float">
            <text:p>3,224903</text:p>
          </table:table-cell>
          <table:table-cell office:value-type="float" office:value="0" calcext:value-type="float">
            <text:p>0</text:p>
          </table:table-cell>
          <table:table-cell office:value-type="float" office:value="373.417109" calcext:value-type="float">
            <text:p>373,41710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531199" calcext:value-type="float">
            <text:p>373,5311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569682" calcext:value-type="float">
            <text:p>3,569682</text:p>
          </table:table-cell>
          <table:table-cell office:value-type="float" office:value="0" calcext:value-type="float">
            <text:p>0</text:p>
          </table:table-cell>
          <table:table-cell office:value-type="float" office:value="372.682055" calcext:value-type="float">
            <text:p>372,68205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801931" calcext:value-type="float">
            <text:p>372,8019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3893" calcext:value-type="float">
            <text:p>3,183893</text:p>
          </table:table-cell>
          <table:table-cell office:value-type="float" office:value="0" calcext:value-type="float">
            <text:p>0</text:p>
          </table:table-cell>
          <table:table-cell office:value-type="float" office:value="372.545407" calcext:value-type="float">
            <text:p>372,54540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659184" calcext:value-type="float">
            <text:p>372,6591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9453" calcext:value-type="float">
            <text:p>3,249453</text:p>
          </table:table-cell>
          <table:table-cell office:value-type="float" office:value="0" calcext:value-type="float">
            <text:p>0</text:p>
          </table:table-cell>
          <table:table-cell office:value-type="float" office:value="370.231836" calcext:value-type="float">
            <text:p>370,23183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0.345214" calcext:value-type="float">
            <text:p>370,3452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63625" calcext:value-type="float">
            <text:p>3,063625</text:p>
          </table:table-cell>
          <table:table-cell office:value-type="float" office:value="0" calcext:value-type="float">
            <text:p>0</text:p>
          </table:table-cell>
          <table:table-cell office:value-type="float" office:value="373.542907" calcext:value-type="float">
            <text:p>373,54290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656661" calcext:value-type="float">
            <text:p>373,6566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1445" calcext:value-type="float">
            <text:p>3,251445</text:p>
          </table:table-cell>
          <table:table-cell office:value-type="float" office:value="0" calcext:value-type="float">
            <text:p>0</text:p>
          </table:table-cell>
          <table:table-cell office:value-type="float" office:value="371.872921" calcext:value-type="float">
            <text:p>371,87292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1.986507" calcext:value-type="float">
            <text:p>371,9865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30137" calcext:value-type="float">
            <text:p>3,030137</text:p>
          </table:table-cell>
          <table:table-cell office:value-type="float" office:value="0" calcext:value-type="float">
            <text:p>0</text:p>
          </table:table-cell>
          <table:table-cell office:value-type="float" office:value="373.39664" calcext:value-type="float">
            <text:p>373,3966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51361" calcext:value-type="float">
            <text:p>373,513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899107" calcext:value-type="float">
            <text:p>2,899107</text:p>
          </table:table-cell>
          <table:table-cell office:value-type="float" office:value="0" calcext:value-type="float">
            <text:p>0</text:p>
          </table:table-cell>
          <table:table-cell office:value-type="float" office:value="374.343625" calcext:value-type="float">
            <text:p>374,34362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456331" calcext:value-type="float">
            <text:p>374,4563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520048" calcext:value-type="float">
            <text:p>3,520048</text:p>
          </table:table-cell>
          <table:table-cell office:value-type="float" office:value="0" calcext:value-type="float">
            <text:p>0</text:p>
          </table:table-cell>
          <table:table-cell office:value-type="float" office:value="374.135777" calcext:value-type="float">
            <text:p>374,13577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250474" calcext:value-type="float">
            <text:p>374,2504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8715" calcext:value-type="float">
            <text:p>3,238715</text:p>
          </table:table-cell>
          <table:table-cell office:value-type="float" office:value="0" calcext:value-type="float">
            <text:p>0</text:p>
          </table:table-cell>
          <table:table-cell office:value-type="float" office:value="375.295484" calcext:value-type="float">
            <text:p>375,29548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409181" calcext:value-type="float">
            <text:p>375,4091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1109" calcext:value-type="float">
            <text:p>3,231109</text:p>
          </table:table-cell>
          <table:table-cell office:value-type="float" office:value="0" calcext:value-type="float">
            <text:p>0</text:p>
          </table:table-cell>
          <table:table-cell office:value-type="float" office:value="372.993451" calcext:value-type="float">
            <text:p>372,99345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107415" calcext:value-type="float">
            <text:p>373,1074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4252" calcext:value-type="float">
            <text:p>3,194252</text:p>
          </table:table-cell>
          <table:table-cell office:value-type="float" office:value="0" calcext:value-type="float">
            <text:p>0</text:p>
          </table:table-cell>
          <table:table-cell office:value-type="float" office:value="403.601105" calcext:value-type="float">
            <text:p>403,60110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403.734189" calcext:value-type="float">
            <text:p>403,7341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1702" calcext:value-type="float">
            <text:p>3,141702</text:p>
          </table:table-cell>
          <table:table-cell office:value-type="float" office:value="0" calcext:value-type="float">
            <text:p>0</text:p>
          </table:table-cell>
          <table:table-cell office:value-type="float" office:value="390.802017" calcext:value-type="float">
            <text:p>390,80201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90.93365" calcext:value-type="float">
            <text:p>390,933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872344" calcext:value-type="float">
            <text:p>2,872344</text:p>
          </table:table-cell>
          <table:table-cell office:value-type="float" office:value="0" calcext:value-type="float">
            <text:p>0</text:p>
          </table:table-cell>
          <table:table-cell office:value-type="float" office:value="371.212875" calcext:value-type="float">
            <text:p>371,21287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1.326226" calcext:value-type="float">
            <text:p>371,3262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17451" calcext:value-type="float">
            <text:p>2,917451</text:p>
          </table:table-cell>
          <table:table-cell office:value-type="float" office:value="0" calcext:value-type="float">
            <text:p>0</text:p>
          </table:table-cell>
          <table:table-cell office:value-type="float" office:value="372.950031" calcext:value-type="float">
            <text:p>372,95003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063083" calcext:value-type="float">
            <text:p>373,0630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4477" calcext:value-type="float">
            <text:p>3,244477</text:p>
          </table:table-cell>
          <table:table-cell office:value-type="float" office:value="0" calcext:value-type="float">
            <text:p>0</text:p>
          </table:table-cell>
          <table:table-cell office:value-type="float" office:value="372.275871" calcext:value-type="float">
            <text:p>372,27587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389372" calcext:value-type="float">
            <text:p>372,3893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2536" calcext:value-type="float">
            <text:p>3,182536</text:p>
          </table:table-cell>
          <table:table-cell office:value-type="float" office:value="0" calcext:value-type="float">
            <text:p>0</text:p>
          </table:table-cell>
          <table:table-cell office:value-type="float" office:value="373.074642" calcext:value-type="float">
            <text:p>373,07464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188318" calcext:value-type="float">
            <text:p>373,1883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76441" calcext:value-type="float">
            <text:p>3,376441</text:p>
          </table:table-cell>
          <table:table-cell office:value-type="float" office:value="0" calcext:value-type="float">
            <text:p>0</text:p>
          </table:table-cell>
          <table:table-cell office:value-type="float" office:value="371.617826" calcext:value-type="float">
            <text:p>371,61782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1.732096" calcext:value-type="float">
            <text:p>371,7320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308" calcext:value-type="float">
            <text:p>3,27308</text:p>
          </table:table-cell>
          <table:table-cell office:value-type="float" office:value="0" calcext:value-type="float">
            <text:p>0</text:p>
          </table:table-cell>
          <table:table-cell office:value-type="float" office:value="372.123404" calcext:value-type="float">
            <text:p>372,12340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237764" calcext:value-type="float">
            <text:p>372,2377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73842" calcext:value-type="float">
            <text:p>3,373842</text:p>
          </table:table-cell>
          <table:table-cell office:value-type="float" office:value="0" calcext:value-type="float">
            <text:p>0</text:p>
          </table:table-cell>
          <table:table-cell office:value-type="float" office:value="370.28674" calcext:value-type="float">
            <text:p>370,2867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401278" calcext:value-type="float">
            <text:p>370,4012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0215" calcext:value-type="float">
            <text:p>3,200215</text:p>
          </table:table-cell>
          <table:table-cell office:value-type="float" office:value="0" calcext:value-type="float">
            <text:p>0</text:p>
          </table:table-cell>
          <table:table-cell office:value-type="float" office:value="372.167107" calcext:value-type="float">
            <text:p>372,16710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286238" calcext:value-type="float">
            <text:p>372,2862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64677" calcext:value-type="float">
            <text:p>3,064677</text:p>
          </table:table-cell>
          <table:table-cell office:value-type="float" office:value="0" calcext:value-type="float">
            <text:p>0</text:p>
          </table:table-cell>
          <table:table-cell office:value-type="float" office:value="371.472955" calcext:value-type="float">
            <text:p>371,47295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591957" calcext:value-type="float">
            <text:p>371,5919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97986" calcext:value-type="float">
            <text:p>2,997986</text:p>
          </table:table-cell>
          <table:table-cell office:value-type="float" office:value="0" calcext:value-type="float">
            <text:p>0</text:p>
          </table:table-cell>
          <table:table-cell office:value-type="float" office:value="372.901688" calcext:value-type="float">
            <text:p>372,90168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018068" calcext:value-type="float">
            <text:p>373,0180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55996" calcext:value-type="float">
            <text:p>3,355996</text:p>
          </table:table-cell>
          <table:table-cell office:value-type="float" office:value="0" calcext:value-type="float">
            <text:p>0</text:p>
          </table:table-cell>
          <table:table-cell office:value-type="float" office:value="371.476109" calcext:value-type="float">
            <text:p>371,47610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590298" calcext:value-type="float">
            <text:p>371,5902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54372" calcext:value-type="float">
            <text:p>3,54372</text:p>
          </table:table-cell>
          <table:table-cell office:value-type="float" office:value="0" calcext:value-type="float">
            <text:p>0</text:p>
          </table:table-cell>
          <table:table-cell office:value-type="float" office:value="372.723529" calcext:value-type="float">
            <text:p>372,72352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842418" calcext:value-type="float">
            <text:p>372,8424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04609" calcext:value-type="float">
            <text:p>3,104609</text:p>
          </table:table-cell>
          <table:table-cell office:value-type="float" office:value="0" calcext:value-type="float">
            <text:p>0</text:p>
          </table:table-cell>
          <table:table-cell office:value-type="float" office:value="374.626315" calcext:value-type="float">
            <text:p>374,62631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741688" calcext:value-type="float">
            <text:p>374,7416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84527" calcext:value-type="float">
            <text:p>3,284527</text:p>
          </table:table-cell>
          <table:table-cell office:value-type="float" office:value="0" calcext:value-type="float">
            <text:p>0</text:p>
          </table:table-cell>
          <table:table-cell office:value-type="float" office:value="373.821214" calcext:value-type="float">
            <text:p>373,82121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934701" calcext:value-type="float">
            <text:p>373,9347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8221" calcext:value-type="float">
            <text:p>3,318221</text:p>
          </table:table-cell>
          <table:table-cell office:value-type="float" office:value="0" calcext:value-type="float">
            <text:p>0</text:p>
          </table:table-cell>
          <table:table-cell office:value-type="float" office:value="371.328815" calcext:value-type="float">
            <text:p>371,32881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448055" calcext:value-type="float">
            <text:p>371,4480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775048" calcext:value-type="float">
            <text:p>3,775048</text:p>
          </table:table-cell>
          <table:table-cell office:value-type="float" office:value="0" calcext:value-type="float">
            <text:p>0</text:p>
          </table:table-cell>
          <table:table-cell office:value-type="float" office:value="373.326527" calcext:value-type="float">
            <text:p>373,32652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440825" calcext:value-type="float">
            <text:p>373,4408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4903" calcext:value-type="float">
            <text:p>3,134903</text:p>
          </table:table-cell>
          <table:table-cell office:value-type="float" office:value="0" calcext:value-type="float">
            <text:p>0</text:p>
          </table:table-cell>
          <table:table-cell office:value-type="float" office:value="372.00637" calcext:value-type="float">
            <text:p>372,0063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124803" calcext:value-type="float">
            <text:p>372,1248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50138" calcext:value-type="float">
            <text:p>3,050138</text:p>
          </table:table-cell>
          <table:table-cell office:value-type="float" office:value="0" calcext:value-type="float">
            <text:p>0</text:p>
          </table:table-cell>
          <table:table-cell office:value-type="float" office:value="370.894405" calcext:value-type="float">
            <text:p>370,89440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008503" calcext:value-type="float">
            <text:p>371,0085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34915" calcext:value-type="float">
            <text:p>3,034915</text:p>
          </table:table-cell>
          <table:table-cell office:value-type="float" office:value="0" calcext:value-type="float">
            <text:p>0</text:p>
          </table:table-cell>
          <table:table-cell office:value-type="float" office:value="374.764422" calcext:value-type="float">
            <text:p>374,76442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884641" calcext:value-type="float">
            <text:p>374,8846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4879" calcext:value-type="float">
            <text:p>3,344879</text:p>
          </table:table-cell>
          <table:table-cell office:value-type="float" office:value="0" calcext:value-type="float">
            <text:p>0</text:p>
          </table:table-cell>
          <table:table-cell office:value-type="float" office:value="370.587364" calcext:value-type="float">
            <text:p>370,58736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0.700995" calcext:value-type="float">
            <text:p>370,7009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46874" calcext:value-type="float">
            <text:p>3,046874</text:p>
          </table:table-cell>
          <table:table-cell office:value-type="float" office:value="0" calcext:value-type="float">
            <text:p>0</text:p>
          </table:table-cell>
          <table:table-cell office:value-type="float" office:value="374.248393" calcext:value-type="float">
            <text:p>374,24839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362347" calcext:value-type="float">
            <text:p>374,3623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83561" calcext:value-type="float">
            <text:p>2,983561</text:p>
          </table:table-cell>
          <table:table-cell office:value-type="float" office:value="0" calcext:value-type="float">
            <text:p>0</text:p>
          </table:table-cell>
          <table:table-cell office:value-type="float" office:value="374.087723" calcext:value-type="float">
            <text:p>374,08772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20189" calcext:value-type="float">
            <text:p>374,201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618778" calcext:value-type="float">
            <text:p>3,618778</text:p>
          </table:table-cell>
          <table:table-cell office:value-type="float" office:value="0" calcext:value-type="float">
            <text:p>0</text:p>
          </table:table-cell>
          <table:table-cell office:value-type="float" office:value="372.216152" calcext:value-type="float">
            <text:p>372,21615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330171" calcext:value-type="float">
            <text:p>372,3301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48753" calcext:value-type="float">
            <text:p>3,048753</text:p>
          </table:table-cell>
          <table:table-cell office:value-type="float" office:value="0" calcext:value-type="float">
            <text:p>0</text:p>
          </table:table-cell>
          <table:table-cell office:value-type="float" office:value="374.349093" calcext:value-type="float">
            <text:p>374,34909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467415" calcext:value-type="float">
            <text:p>374,4674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638583" calcext:value-type="float">
            <text:p>3,638583</text:p>
          </table:table-cell>
          <table:table-cell office:value-type="float" office:value="0" calcext:value-type="float">
            <text:p>0</text:p>
          </table:table-cell>
          <table:table-cell office:value-type="float" office:value="372.521354" calcext:value-type="float">
            <text:p>372,52135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634953" calcext:value-type="float">
            <text:p>372,6349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50186" calcext:value-type="float">
            <text:p>3,50186</text:p>
          </table:table-cell>
          <table:table-cell office:value-type="float" office:value="0" calcext:value-type="float">
            <text:p>0</text:p>
          </table:table-cell>
          <table:table-cell office:value-type="float" office:value="373.433054" calcext:value-type="float">
            <text:p>373,43305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552062" calcext:value-type="float">
            <text:p>373,5520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58525" calcext:value-type="float">
            <text:p>2,958525</text:p>
          </table:table-cell>
          <table:table-cell office:value-type="float" office:value="0" calcext:value-type="float">
            <text:p>0</text:p>
          </table:table-cell>
          <table:table-cell office:value-type="float" office:value="372.086874" calcext:value-type="float">
            <text:p>372,08687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2.200453" calcext:value-type="float">
            <text:p>372,2004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9138" calcext:value-type="float">
            <text:p>3,269138</text:p>
          </table:table-cell>
          <table:table-cell office:value-type="float" office:value="0" calcext:value-type="float">
            <text:p>0</text:p>
          </table:table-cell>
          <table:table-cell office:value-type="float" office:value="372.176354" calcext:value-type="float">
            <text:p>372,17635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293802" calcext:value-type="float">
            <text:p>372,2938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50039" calcext:value-type="float">
            <text:p>3,350039</text:p>
          </table:table-cell>
          <table:table-cell office:value-type="float" office:value="0" calcext:value-type="float">
            <text:p>0</text:p>
          </table:table-cell>
          <table:table-cell office:value-type="float" office:value="373.382988" calcext:value-type="float">
            <text:p>373,38298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496533" calcext:value-type="float">
            <text:p>373,4965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82601" calcext:value-type="float">
            <text:p>3,082601</text:p>
          </table:table-cell>
          <table:table-cell office:value-type="float" office:value="0" calcext:value-type="float">
            <text:p>0</text:p>
          </table:table-cell>
          <table:table-cell office:value-type="float" office:value="371.449539" calcext:value-type="float">
            <text:p>371,44953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563052" calcext:value-type="float">
            <text:p>371,5630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8559" calcext:value-type="float">
            <text:p>3,08559</text:p>
          </table:table-cell>
          <table:table-cell office:value-type="float" office:value="0" calcext:value-type="float">
            <text:p>0</text:p>
          </table:table-cell>
          <table:table-cell office:value-type="float" office:value="373.468301" calcext:value-type="float">
            <text:p>373,46830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73.581501" calcext:value-type="float">
            <text:p>373,5815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603985" calcext:value-type="float">
            <text:p>3,603985</text:p>
          </table:table-cell>
          <table:table-cell office:value-type="float" office:value="0" calcext:value-type="float">
            <text:p>0</text:p>
          </table:table-cell>
          <table:table-cell office:value-type="float" office:value="374.624775" calcext:value-type="float">
            <text:p>374,62477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745167" calcext:value-type="float">
            <text:p>374,7451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0236" calcext:value-type="float">
            <text:p>3,250236</text:p>
          </table:table-cell>
          <table:table-cell office:value-type="float" office:value="0" calcext:value-type="float">
            <text:p>0</text:p>
          </table:table-cell>
          <table:table-cell office:value-type="float" office:value="373.348249" calcext:value-type="float">
            <text:p>373,34824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3.468918" calcext:value-type="float">
            <text:p>373,4689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16015" calcext:value-type="float">
            <text:p>3,416015</text:p>
          </table:table-cell>
          <table:table-cell office:value-type="float" office:value="0" calcext:value-type="float">
            <text:p>0</text:p>
          </table:table-cell>
          <table:table-cell office:value-type="float" office:value="373.953647" calcext:value-type="float">
            <text:p>373,95364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067544" calcext:value-type="float">
            <text:p>374,0675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81677" calcext:value-type="float">
            <text:p>3,081677</text:p>
          </table:table-cell>
          <table:table-cell office:value-type="float" office:value="0" calcext:value-type="float">
            <text:p>0</text:p>
          </table:table-cell>
          <table:table-cell office:value-type="float" office:value="373.207106" calcext:value-type="float">
            <text:p>373,20710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322411" calcext:value-type="float">
            <text:p>373,3224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1976" calcext:value-type="float">
            <text:p>3,251976</text:p>
          </table:table-cell>
          <table:table-cell office:value-type="float" office:value="0" calcext:value-type="float">
            <text:p>0</text:p>
          </table:table-cell>
          <table:table-cell office:value-type="float" office:value="374.119772" calcext:value-type="float">
            <text:p>374,11977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281909" calcext:value-type="float">
            <text:p>374,2819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1683" calcext:value-type="float">
            <text:p>3,181683</text:p>
          </table:table-cell>
          <table:table-cell office:value-type="float" office:value="0" calcext:value-type="float">
            <text:p>0</text:p>
          </table:table-cell>
          <table:table-cell office:value-type="float" office:value="376.684765" calcext:value-type="float">
            <text:p>376,68476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806923" calcext:value-type="float">
            <text:p>376,8069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3821" calcext:value-type="float">
            <text:p>3,193821</text:p>
          </table:table-cell>
          <table:table-cell office:value-type="float" office:value="0" calcext:value-type="float">
            <text:p>0</text:p>
          </table:table-cell>
          <table:table-cell office:value-type="float" office:value="374.335628" calcext:value-type="float">
            <text:p>374,33562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45346" calcext:value-type="float">
            <text:p>374,4534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3.24110375" calcext:value-type="float">
            <text:p>3,24110375</text:p>
          </table:table-cell>
          <table:table-cell table:formula="of:=AVERAGE([.C2:.C101])" office:value-type="float" office:value="0" calcext:value-type="float">
            <text:p>0</text:p>
          </table:table-cell>
          <table:table-cell table:formula="of:=AVERAGE([.D2:.D101])" office:value-type="float" office:value="374.00691084" calcext:value-type="float">
            <text:p>374,00691084</text:p>
          </table:table-cell>
          <table:table-cell table:formula="of:=AVERAGE([.E2:.E101])" office:value-type="float" office:value="0.00002684" calcext:value-type="float">
            <text:p>0,00002684</text:p>
          </table:table-cell>
          <table:table-cell table:formula="of:=AVERAGE([.F2:.F101])" office:value-type="float" office:value="374.12362643" calcext:value-type="float">
            <text:p>374,12362643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221119161049077" calcext:value-type="float">
            <text:p>0,221119161</text:p>
          </table:table-cell>
          <table:table-cell table:formula="of:=COM.MICROSOFT.STDEV.P([.C2:.C101] )" office:value-type="float" office:value="0" calcext:value-type="float">
            <text:p>0</text:p>
          </table:table-cell>
          <table:table-cell table:formula="of:=COM.MICROSOFT.STDEV.P([.D2:.D101] )" office:value-type="float" office:value="5.33978199364102" calcext:value-type="float">
            <text:p>5,3397819936</text:p>
          </table:table-cell>
          <table:table-cell table:formula="of:=COM.MICROSOFT.STDEV.P([.E2:.E101] )" office:value-type="float" office:value="0.00000228788111579252" calcext:value-type="float">
            <text:p>2,28788111579252E-06</text:p>
          </table:table-cell>
          <table:table-cell table:formula="of:=COM.MICROSOFT.STDEV.P([.F2:.F101] )" office:value-type="float" office:value="5.3419324380383" calcext:value-type="float">
            <text:p>5,341932438</text:p>
          </table:table-cell>
        </table:table-row>
      </table:table>
      <table:table table:name="R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9085" calcext:value-type="float">
            <text:p>3,149085</text:p>
          </table:table-cell>
          <table:table-cell office:value-type="float" office:value="0" calcext:value-type="float">
            <text:p>0</text:p>
          </table:table-cell>
          <table:table-cell office:value-type="float" office:value="374.252829" calcext:value-type="float">
            <text:p>374,25282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329429" calcext:value-type="float">
            <text:p>374,3294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68192" calcext:value-type="float">
            <text:p>3,068192</text:p>
          </table:table-cell>
          <table:table-cell office:value-type="float" office:value="0" calcext:value-type="float">
            <text:p>0</text:p>
          </table:table-cell>
          <table:table-cell office:value-type="float" office:value="375.454162" calcext:value-type="float">
            <text:p>375,45416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5.530488" calcext:value-type="float">
            <text:p>375,5304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0326" calcext:value-type="float">
            <text:p>3,210326</text:p>
          </table:table-cell>
          <table:table-cell office:value-type="float" office:value="0" calcext:value-type="float">
            <text:p>0</text:p>
          </table:table-cell>
          <table:table-cell office:value-type="float" office:value="374.75398" calcext:value-type="float">
            <text:p>374,7539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829908" calcext:value-type="float">
            <text:p>374,8299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6995" calcext:value-type="float">
            <text:p>3,166995</text:p>
          </table:table-cell>
          <table:table-cell office:value-type="float" office:value="0" calcext:value-type="float">
            <text:p>0</text:p>
          </table:table-cell>
          <table:table-cell office:value-type="float" office:value="374.616144" calcext:value-type="float">
            <text:p>374,61614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692538" calcext:value-type="float">
            <text:p>374,6925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8967" calcext:value-type="float">
            <text:p>3,318967</text:p>
          </table:table-cell>
          <table:table-cell office:value-type="float" office:value="0" calcext:value-type="float">
            <text:p>0</text:p>
          </table:table-cell>
          <table:table-cell office:value-type="float" office:value="377.330488" calcext:value-type="float">
            <text:p>377,33048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7.406934" calcext:value-type="float">
            <text:p>377,4069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0925" calcext:value-type="float">
            <text:p>3,150925</text:p>
          </table:table-cell>
          <table:table-cell office:value-type="float" office:value="0" calcext:value-type="float">
            <text:p>0</text:p>
          </table:table-cell>
          <table:table-cell office:value-type="float" office:value="375.136323" calcext:value-type="float">
            <text:p>375,13632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212549" calcext:value-type="float">
            <text:p>375,2125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2667" calcext:value-type="float">
            <text:p>3,262667</text:p>
          </table:table-cell>
          <table:table-cell office:value-type="float" office:value="0" calcext:value-type="float">
            <text:p>0</text:p>
          </table:table-cell>
          <table:table-cell office:value-type="float" office:value="374.732002" calcext:value-type="float">
            <text:p>374,73200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811351" calcext:value-type="float">
            <text:p>374,8113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2066" calcext:value-type="float">
            <text:p>3,202066</text:p>
          </table:table-cell>
          <table:table-cell office:value-type="float" office:value="0" calcext:value-type="float">
            <text:p>0</text:p>
          </table:table-cell>
          <table:table-cell office:value-type="float" office:value="375.965748" calcext:value-type="float">
            <text:p>375,96574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6.043647" calcext:value-type="float">
            <text:p>376,0436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15993" calcext:value-type="float">
            <text:p>3,115993</text:p>
          </table:table-cell>
          <table:table-cell office:value-type="float" office:value="0" calcext:value-type="float">
            <text:p>0</text:p>
          </table:table-cell>
          <table:table-cell office:value-type="float" office:value="377.488379" calcext:value-type="float">
            <text:p>377,48837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7.564683" calcext:value-type="float">
            <text:p>377,5646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52252" calcext:value-type="float">
            <text:p>3,352252</text:p>
          </table:table-cell>
          <table:table-cell office:value-type="float" office:value="0" calcext:value-type="float">
            <text:p>0</text:p>
          </table:table-cell>
          <table:table-cell office:value-type="float" office:value="374.373203" calcext:value-type="float">
            <text:p>374,37320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449858" calcext:value-type="float">
            <text:p>374,4498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6989" calcext:value-type="float">
            <text:p>3,196989</text:p>
          </table:table-cell>
          <table:table-cell office:value-type="float" office:value="0" calcext:value-type="float">
            <text:p>0</text:p>
          </table:table-cell>
          <table:table-cell office:value-type="float" office:value="375.878266" calcext:value-type="float">
            <text:p>375,87826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5.95668" calcext:value-type="float">
            <text:p>375,956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5979" calcext:value-type="float">
            <text:p>3,35979</text:p>
          </table:table-cell>
          <table:table-cell office:value-type="float" office:value="0" calcext:value-type="float">
            <text:p>0</text:p>
          </table:table-cell>
          <table:table-cell office:value-type="float" office:value="373.39085" calcext:value-type="float">
            <text:p>373,3908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3.467161" calcext:value-type="float">
            <text:p>373,4671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9652" calcext:value-type="float">
            <text:p>3,269652</text:p>
          </table:table-cell>
          <table:table-cell office:value-type="float" office:value="0" calcext:value-type="float">
            <text:p>0</text:p>
          </table:table-cell>
          <table:table-cell office:value-type="float" office:value="375.362594" calcext:value-type="float">
            <text:p>375,36259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5.439054" calcext:value-type="float">
            <text:p>375,4390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2477" calcext:value-type="float">
            <text:p>3,252477</text:p>
          </table:table-cell>
          <table:table-cell office:value-type="float" office:value="0" calcext:value-type="float">
            <text:p>0</text:p>
          </table:table-cell>
          <table:table-cell office:value-type="float" office:value="375.107937" calcext:value-type="float">
            <text:p>375,10793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184609" calcext:value-type="float">
            <text:p>375,1846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0958" calcext:value-type="float">
            <text:p>3,180958</text:p>
          </table:table-cell>
          <table:table-cell office:value-type="float" office:value="0" calcext:value-type="float">
            <text:p>0</text:p>
          </table:table-cell>
          <table:table-cell office:value-type="float" office:value="377.084782" calcext:value-type="float">
            <text:p>377,08478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7.161594" calcext:value-type="float">
            <text:p>377,1615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77028" calcext:value-type="float">
            <text:p>3,377028</text:p>
          </table:table-cell>
          <table:table-cell office:value-type="float" office:value="0" calcext:value-type="float">
            <text:p>0</text:p>
          </table:table-cell>
          <table:table-cell office:value-type="float" office:value="377.315527" calcext:value-type="float">
            <text:p>377,31552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7.39602" calcext:value-type="float">
            <text:p>377,396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1334" calcext:value-type="float">
            <text:p>3,161334</text:p>
          </table:table-cell>
          <table:table-cell office:value-type="float" office:value="0" calcext:value-type="float">
            <text:p>0</text:p>
          </table:table-cell>
          <table:table-cell office:value-type="float" office:value="374.447455" calcext:value-type="float">
            <text:p>374,44745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523344" calcext:value-type="float">
            <text:p>374,5233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8346" calcext:value-type="float">
            <text:p>3,178346</text:p>
          </table:table-cell>
          <table:table-cell office:value-type="float" office:value="0" calcext:value-type="float">
            <text:p>0</text:p>
          </table:table-cell>
          <table:table-cell office:value-type="float" office:value="374.240952" calcext:value-type="float">
            <text:p>374,24095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4.316982" calcext:value-type="float">
            <text:p>374,3169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91935" calcext:value-type="float">
            <text:p>3,391935</text:p>
          </table:table-cell>
          <table:table-cell office:value-type="float" office:value="0" calcext:value-type="float">
            <text:p>0</text:p>
          </table:table-cell>
          <table:table-cell office:value-type="float" office:value="375.125962" calcext:value-type="float">
            <text:p>375,12596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205085" calcext:value-type="float">
            <text:p>375,2050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9375" calcext:value-type="float">
            <text:p>3,229375</text:p>
          </table:table-cell>
          <table:table-cell office:value-type="float" office:value="0" calcext:value-type="float">
            <text:p>0</text:p>
          </table:table-cell>
          <table:table-cell office:value-type="float" office:value="397.907344" calcext:value-type="float">
            <text:p>397,90734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97.993095" calcext:value-type="float">
            <text:p>397,9930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903" calcext:value-type="float">
            <text:p>3,33903</text:p>
          </table:table-cell>
          <table:table-cell office:value-type="float" office:value="0" calcext:value-type="float">
            <text:p>0</text:p>
          </table:table-cell>
          <table:table-cell office:value-type="float" office:value="416.821614" calcext:value-type="float">
            <text:p>416,82161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416.908814" calcext:value-type="float">
            <text:p>416,9088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569" calcext:value-type="float">
            <text:p>3,34569</text:p>
          </table:table-cell>
          <table:table-cell office:value-type="float" office:value="0" calcext:value-type="float">
            <text:p>0</text:p>
          </table:table-cell>
          <table:table-cell office:value-type="float" office:value="386.767696" calcext:value-type="float">
            <text:p>386,76769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86.846394" calcext:value-type="float">
            <text:p>386,8463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8048" calcext:value-type="float">
            <text:p>3,218048</text:p>
          </table:table-cell>
          <table:table-cell office:value-type="float" office:value="0" calcext:value-type="float">
            <text:p>0</text:p>
          </table:table-cell>
          <table:table-cell office:value-type="float" office:value="375.291611" calcext:value-type="float">
            <text:p>375,29161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372419" calcext:value-type="float">
            <text:p>375,3724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4947" calcext:value-type="float">
            <text:p>3,324947</text:p>
          </table:table-cell>
          <table:table-cell office:value-type="float" office:value="0" calcext:value-type="float">
            <text:p>0</text:p>
          </table:table-cell>
          <table:table-cell office:value-type="float" office:value="376.83789" calcext:value-type="float">
            <text:p>376,8378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914061" calcext:value-type="float">
            <text:p>376,914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7648" calcext:value-type="float">
            <text:p>3,317648</text:p>
          </table:table-cell>
          <table:table-cell office:value-type="float" office:value="0" calcext:value-type="float">
            <text:p>0</text:p>
          </table:table-cell>
          <table:table-cell office:value-type="float" office:value="373.002324" calcext:value-type="float">
            <text:p>373,00232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079209" calcext:value-type="float">
            <text:p>373,0792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86072" calcext:value-type="float">
            <text:p>3,286072</text:p>
          </table:table-cell>
          <table:table-cell office:value-type="float" office:value="0" calcext:value-type="float">
            <text:p>0</text:p>
          </table:table-cell>
          <table:table-cell office:value-type="float" office:value="374.716677" calcext:value-type="float">
            <text:p>374,71667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4.792918" calcext:value-type="float">
            <text:p>374,7929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2134" calcext:value-type="float">
            <text:p>3,212134</text:p>
          </table:table-cell>
          <table:table-cell office:value-type="float" office:value="0" calcext:value-type="float">
            <text:p>0</text:p>
          </table:table-cell>
          <table:table-cell office:value-type="float" office:value="375.870579" calcext:value-type="float">
            <text:p>375,87057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946732" calcext:value-type="float">
            <text:p>375,9467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74043" calcext:value-type="float">
            <text:p>3,374043</text:p>
          </table:table-cell>
          <table:table-cell office:value-type="float" office:value="0" calcext:value-type="float">
            <text:p>0</text:p>
          </table:table-cell>
          <table:table-cell office:value-type="float" office:value="375.469658" calcext:value-type="float">
            <text:p>375,46965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54633" calcext:value-type="float">
            <text:p>375,546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0305" calcext:value-type="float">
            <text:p>3,200305</text:p>
          </table:table-cell>
          <table:table-cell office:value-type="float" office:value="0" calcext:value-type="float">
            <text:p>0</text:p>
          </table:table-cell>
          <table:table-cell office:value-type="float" office:value="375.438797" calcext:value-type="float">
            <text:p>375,43879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517145" calcext:value-type="float">
            <text:p>375,5171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0869" calcext:value-type="float">
            <text:p>3,160869</text:p>
          </table:table-cell>
          <table:table-cell office:value-type="float" office:value="0" calcext:value-type="float">
            <text:p>0</text:p>
          </table:table-cell>
          <table:table-cell office:value-type="float" office:value="377.33567" calcext:value-type="float">
            <text:p>377,3356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7.41549" calcext:value-type="float">
            <text:p>377,415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8407" calcext:value-type="float">
            <text:p>3,258407</text:p>
          </table:table-cell>
          <table:table-cell office:value-type="float" office:value="0" calcext:value-type="float">
            <text:p>0</text:p>
          </table:table-cell>
          <table:table-cell office:value-type="float" office:value="373.627327" calcext:value-type="float">
            <text:p>373,62732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705567" calcext:value-type="float">
            <text:p>373,7055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7483" calcext:value-type="float">
            <text:p>3,347483</text:p>
          </table:table-cell>
          <table:table-cell office:value-type="float" office:value="0" calcext:value-type="float">
            <text:p>0</text:p>
          </table:table-cell>
          <table:table-cell office:value-type="float" office:value="373.295187" calcext:value-type="float">
            <text:p>373,29518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3.37278" calcext:value-type="float">
            <text:p>373,372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621" calcext:value-type="float">
            <text:p>3,18621</text:p>
          </table:table-cell>
          <table:table-cell office:value-type="float" office:value="0" calcext:value-type="float">
            <text:p>0</text:p>
          </table:table-cell>
          <table:table-cell office:value-type="float" office:value="375.879585" calcext:value-type="float">
            <text:p>375,87958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5.955824" calcext:value-type="float">
            <text:p>375,9558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9827" calcext:value-type="float">
            <text:p>3,209827</text:p>
          </table:table-cell>
          <table:table-cell office:value-type="float" office:value="0" calcext:value-type="float">
            <text:p>0</text:p>
          </table:table-cell>
          <table:table-cell office:value-type="float" office:value="374.658611" calcext:value-type="float">
            <text:p>374,65861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735057" calcext:value-type="float">
            <text:p>374,7350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6263" calcext:value-type="float">
            <text:p>3,096263</text:p>
          </table:table-cell>
          <table:table-cell office:value-type="float" office:value="0" calcext:value-type="float">
            <text:p>0</text:p>
          </table:table-cell>
          <table:table-cell office:value-type="float" office:value="375.569076" calcext:value-type="float">
            <text:p>375,56907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645342" calcext:value-type="float">
            <text:p>375,6453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1034" calcext:value-type="float">
            <text:p>3,261034</text:p>
          </table:table-cell>
          <table:table-cell office:value-type="float" office:value="0" calcext:value-type="float">
            <text:p>0</text:p>
          </table:table-cell>
          <table:table-cell office:value-type="float" office:value="377.862936" calcext:value-type="float">
            <text:p>377,86293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7.939786" calcext:value-type="float">
            <text:p>377,9397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3722" calcext:value-type="float">
            <text:p>3,323722</text:p>
          </table:table-cell>
          <table:table-cell office:value-type="float" office:value="0" calcext:value-type="float">
            <text:p>0</text:p>
          </table:table-cell>
          <table:table-cell office:value-type="float" office:value="375.745111" calcext:value-type="float">
            <text:p>375,74511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825432" calcext:value-type="float">
            <text:p>375,8254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6661" calcext:value-type="float">
            <text:p>3,276661</text:p>
          </table:table-cell>
          <table:table-cell office:value-type="float" office:value="0" calcext:value-type="float">
            <text:p>0</text:p>
          </table:table-cell>
          <table:table-cell office:value-type="float" office:value="376.548783" calcext:value-type="float">
            <text:p>376,54878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6.628297" calcext:value-type="float">
            <text:p>376,6282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1128" calcext:value-type="float">
            <text:p>3,181128</text:p>
          </table:table-cell>
          <table:table-cell office:value-type="float" office:value="0" calcext:value-type="float">
            <text:p>0</text:p>
          </table:table-cell>
          <table:table-cell office:value-type="float" office:value="374.414623" calcext:value-type="float">
            <text:p>374,41462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490811" calcext:value-type="float">
            <text:p>374,4908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93001" calcext:value-type="float">
            <text:p>3,293001</text:p>
          </table:table-cell>
          <table:table-cell office:value-type="float" office:value="0" calcext:value-type="float">
            <text:p>0</text:p>
          </table:table-cell>
          <table:table-cell office:value-type="float" office:value="376.995914" calcext:value-type="float">
            <text:p>376,99591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7.071939" calcext:value-type="float">
            <text:p>377,0719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0695" calcext:value-type="float">
            <text:p>3,340695</text:p>
          </table:table-cell>
          <table:table-cell office:value-type="float" office:value="0" calcext:value-type="float">
            <text:p>0</text:p>
          </table:table-cell>
          <table:table-cell office:value-type="float" office:value="373.707774" calcext:value-type="float">
            <text:p>373,70777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78449" calcext:value-type="float">
            <text:p>373,784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8282" calcext:value-type="float">
            <text:p>3,128282</text:p>
          </table:table-cell>
          <table:table-cell office:value-type="float" office:value="0" calcext:value-type="float">
            <text:p>0</text:p>
          </table:table-cell>
          <table:table-cell office:value-type="float" office:value="374.925679" calcext:value-type="float">
            <text:p>374,92567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004777" calcext:value-type="float">
            <text:p>375,0047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86514" calcext:value-type="float">
            <text:p>3,386514</text:p>
          </table:table-cell>
          <table:table-cell office:value-type="float" office:value="0" calcext:value-type="float">
            <text:p>0</text:p>
          </table:table-cell>
          <table:table-cell office:value-type="float" office:value="373.214121" calcext:value-type="float">
            <text:p>373,21412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293006" calcext:value-type="float">
            <text:p>373,293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2454" calcext:value-type="float">
            <text:p>3,302454</text:p>
          </table:table-cell>
          <table:table-cell office:value-type="float" office:value="0" calcext:value-type="float">
            <text:p>0</text:p>
          </table:table-cell>
          <table:table-cell office:value-type="float" office:value="374.382726" calcext:value-type="float">
            <text:p>374,38272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459037" calcext:value-type="float">
            <text:p>374,4590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7604" calcext:value-type="float">
            <text:p>3,277604</text:p>
          </table:table-cell>
          <table:table-cell office:value-type="float" office:value="0" calcext:value-type="float">
            <text:p>0</text:p>
          </table:table-cell>
          <table:table-cell office:value-type="float" office:value="376.671783" calcext:value-type="float">
            <text:p>376,67178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748204" calcext:value-type="float">
            <text:p>376,7482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5126" calcext:value-type="float">
            <text:p>3,225126</text:p>
          </table:table-cell>
          <table:table-cell office:value-type="float" office:value="0" calcext:value-type="float">
            <text:p>0</text:p>
          </table:table-cell>
          <table:table-cell office:value-type="float" office:value="374.42335" calcext:value-type="float">
            <text:p>374,4233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4.502962" calcext:value-type="float">
            <text:p>374,5029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86176" calcext:value-type="float">
            <text:p>3,286176</text:p>
          </table:table-cell>
          <table:table-cell office:value-type="float" office:value="0" calcext:value-type="float">
            <text:p>0</text:p>
          </table:table-cell>
          <table:table-cell office:value-type="float" office:value="375.005165" calcext:value-type="float">
            <text:p>375,00516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082009" calcext:value-type="float">
            <text:p>375,082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24231" calcext:value-type="float">
            <text:p>3,424231</text:p>
          </table:table-cell>
          <table:table-cell office:value-type="float" office:value="0" calcext:value-type="float">
            <text:p>0</text:p>
          </table:table-cell>
          <table:table-cell office:value-type="float" office:value="377.027593" calcext:value-type="float">
            <text:p>377,02759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7.104501" calcext:value-type="float">
            <text:p>377,1045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9906" calcext:value-type="float">
            <text:p>3,319906</text:p>
          </table:table-cell>
          <table:table-cell office:value-type="float" office:value="0" calcext:value-type="float">
            <text:p>0</text:p>
          </table:table-cell>
          <table:table-cell office:value-type="float" office:value="376.856918" calcext:value-type="float">
            <text:p>376,85691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6.933004" calcext:value-type="float">
            <text:p>376,933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554" calcext:value-type="float">
            <text:p>3,20554</text:p>
          </table:table-cell>
          <table:table-cell office:value-type="float" office:value="0" calcext:value-type="float">
            <text:p>0</text:p>
          </table:table-cell>
          <table:table-cell office:value-type="float" office:value="373.99557" calcext:value-type="float">
            <text:p>373,9955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071803" calcext:value-type="float">
            <text:p>374,0718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1662" calcext:value-type="float">
            <text:p>3,221662</text:p>
          </table:table-cell>
          <table:table-cell office:value-type="float" office:value="0" calcext:value-type="float">
            <text:p>0</text:p>
          </table:table-cell>
          <table:table-cell office:value-type="float" office:value="375.224445" calcext:value-type="float">
            <text:p>375,22444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300616" calcext:value-type="float">
            <text:p>375,3006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9752" calcext:value-type="float">
            <text:p>3,229752</text:p>
          </table:table-cell>
          <table:table-cell office:value-type="float" office:value="0" calcext:value-type="float">
            <text:p>0</text:p>
          </table:table-cell>
          <table:table-cell office:value-type="float" office:value="373.989476" calcext:value-type="float">
            <text:p>373,98947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070543" calcext:value-type="float">
            <text:p>374,0705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8292" calcext:value-type="float">
            <text:p>3,158292</text:p>
          </table:table-cell>
          <table:table-cell office:value-type="float" office:value="0" calcext:value-type="float">
            <text:p>0</text:p>
          </table:table-cell>
          <table:table-cell office:value-type="float" office:value="374.740705" calcext:value-type="float">
            <text:p>374,74070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817706" calcext:value-type="float">
            <text:p>374,8177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15" calcext:value-type="float">
            <text:p>3,2515</text:p>
          </table:table-cell>
          <table:table-cell office:value-type="float" office:value="0" calcext:value-type="float">
            <text:p>0</text:p>
          </table:table-cell>
          <table:table-cell office:value-type="float" office:value="373.993643" calcext:value-type="float">
            <text:p>373,99364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069812" calcext:value-type="float">
            <text:p>374,0698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2686" calcext:value-type="float">
            <text:p>3,262686</text:p>
          </table:table-cell>
          <table:table-cell office:value-type="float" office:value="0" calcext:value-type="float">
            <text:p>0</text:p>
          </table:table-cell>
          <table:table-cell office:value-type="float" office:value="374.589202" calcext:value-type="float">
            <text:p>374,58920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4.66567" calcext:value-type="float">
            <text:p>374,665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5251" calcext:value-type="float">
            <text:p>3,095251</text:p>
          </table:table-cell>
          <table:table-cell office:value-type="float" office:value="0" calcext:value-type="float">
            <text:p>0</text:p>
          </table:table-cell>
          <table:table-cell office:value-type="float" office:value="376.35841" calcext:value-type="float">
            <text:p>376,3584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434444" calcext:value-type="float">
            <text:p>376,4344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1966" calcext:value-type="float">
            <text:p>3,311966</text:p>
          </table:table-cell>
          <table:table-cell office:value-type="float" office:value="0" calcext:value-type="float">
            <text:p>0</text:p>
          </table:table-cell>
          <table:table-cell office:value-type="float" office:value="375.048203" calcext:value-type="float">
            <text:p>375,04820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124419" calcext:value-type="float">
            <text:p>375,1244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846" calcext:value-type="float">
            <text:p>3,21846</text:p>
          </table:table-cell>
          <table:table-cell office:value-type="float" office:value="0" calcext:value-type="float">
            <text:p>0</text:p>
          </table:table-cell>
          <table:table-cell office:value-type="float" office:value="376.12229" calcext:value-type="float">
            <text:p>376,1222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198767" calcext:value-type="float">
            <text:p>376,1987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4405" calcext:value-type="float">
            <text:p>3,164405</text:p>
          </table:table-cell>
          <table:table-cell office:value-type="float" office:value="0" calcext:value-type="float">
            <text:p>0</text:p>
          </table:table-cell>
          <table:table-cell office:value-type="float" office:value="376.606466" calcext:value-type="float">
            <text:p>376,60646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6.6823" calcext:value-type="float">
            <text:p>376,68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1412" calcext:value-type="float">
            <text:p>3,201412</text:p>
          </table:table-cell>
          <table:table-cell office:value-type="float" office:value="0" calcext:value-type="float">
            <text:p>0</text:p>
          </table:table-cell>
          <table:table-cell office:value-type="float" office:value="375.229166" calcext:value-type="float">
            <text:p>375,22916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5.30892" calcext:value-type="float">
            <text:p>375,308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5166" calcext:value-type="float">
            <text:p>3,265166</text:p>
          </table:table-cell>
          <table:table-cell office:value-type="float" office:value="0" calcext:value-type="float">
            <text:p>0</text:p>
          </table:table-cell>
          <table:table-cell office:value-type="float" office:value="376.303639" calcext:value-type="float">
            <text:p>376,303639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376.380174" calcext:value-type="float">
            <text:p>376,3801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9745" calcext:value-type="float">
            <text:p>3,259745</text:p>
          </table:table-cell>
          <table:table-cell office:value-type="float" office:value="0" calcext:value-type="float">
            <text:p>0</text:p>
          </table:table-cell>
          <table:table-cell office:value-type="float" office:value="374.071716" calcext:value-type="float">
            <text:p>374,07171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147336" calcext:value-type="float">
            <text:p>374,1473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8514" calcext:value-type="float">
            <text:p>3,158514</text:p>
          </table:table-cell>
          <table:table-cell office:value-type="float" office:value="0" calcext:value-type="float">
            <text:p>0</text:p>
          </table:table-cell>
          <table:table-cell office:value-type="float" office:value="374.508864" calcext:value-type="float">
            <text:p>374,50886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4.585041" calcext:value-type="float">
            <text:p>374,5850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5455" calcext:value-type="float">
            <text:p>3,215455</text:p>
          </table:table-cell>
          <table:table-cell office:value-type="float" office:value="0" calcext:value-type="float">
            <text:p>0</text:p>
          </table:table-cell>
          <table:table-cell office:value-type="float" office:value="374.666194" calcext:value-type="float">
            <text:p>374,66619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747506" calcext:value-type="float">
            <text:p>374,7475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89153" calcext:value-type="float">
            <text:p>3,289153</text:p>
          </table:table-cell>
          <table:table-cell office:value-type="float" office:value="0" calcext:value-type="float">
            <text:p>0</text:p>
          </table:table-cell>
          <table:table-cell office:value-type="float" office:value="373.19442" calcext:value-type="float">
            <text:p>373,1944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3.270968" calcext:value-type="float">
            <text:p>373,2709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8627" calcext:value-type="float">
            <text:p>3,348627</text:p>
          </table:table-cell>
          <table:table-cell office:value-type="float" office:value="0" calcext:value-type="float">
            <text:p>0</text:p>
          </table:table-cell>
          <table:table-cell office:value-type="float" office:value="375.592208" calcext:value-type="float">
            <text:p>375,592208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375.668988" calcext:value-type="float">
            <text:p>375,6689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7549" calcext:value-type="float">
            <text:p>3,197549</text:p>
          </table:table-cell>
          <table:table-cell office:value-type="float" office:value="0" calcext:value-type="float">
            <text:p>0</text:p>
          </table:table-cell>
          <table:table-cell office:value-type="float" office:value="374.423795" calcext:value-type="float">
            <text:p>374,42379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4.500926" calcext:value-type="float">
            <text:p>374,5009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3205" calcext:value-type="float">
            <text:p>3,233205</text:p>
          </table:table-cell>
          <table:table-cell office:value-type="float" office:value="0" calcext:value-type="float">
            <text:p>0</text:p>
          </table:table-cell>
          <table:table-cell office:value-type="float" office:value="373.414157" calcext:value-type="float">
            <text:p>373,41415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493053" calcext:value-type="float">
            <text:p>373,4930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8064" calcext:value-type="float">
            <text:p>3,208064</text:p>
          </table:table-cell>
          <table:table-cell office:value-type="float" office:value="0" calcext:value-type="float">
            <text:p>0</text:p>
          </table:table-cell>
          <table:table-cell office:value-type="float" office:value="374.151063" calcext:value-type="float">
            <text:p>374,15106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240139" calcext:value-type="float">
            <text:p>374,2401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6454" calcext:value-type="float">
            <text:p>3,206454</text:p>
          </table:table-cell>
          <table:table-cell office:value-type="float" office:value="0" calcext:value-type="float">
            <text:p>0</text:p>
          </table:table-cell>
          <table:table-cell office:value-type="float" office:value="376.563756" calcext:value-type="float">
            <text:p>376,56375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6.639903" calcext:value-type="float">
            <text:p>376,6399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423" calcext:value-type="float">
            <text:p>3,09423</text:p>
          </table:table-cell>
          <table:table-cell office:value-type="float" office:value="0" calcext:value-type="float">
            <text:p>0</text:p>
          </table:table-cell>
          <table:table-cell office:value-type="float" office:value="377.290145" calcext:value-type="float">
            <text:p>377,29014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7.366836" calcext:value-type="float">
            <text:p>377,3668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1606" calcext:value-type="float">
            <text:p>3,241606</text:p>
          </table:table-cell>
          <table:table-cell office:value-type="float" office:value="0" calcext:value-type="float">
            <text:p>0</text:p>
          </table:table-cell>
          <table:table-cell office:value-type="float" office:value="375.445905" calcext:value-type="float">
            <text:p>375,44590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5221" calcext:value-type="float">
            <text:p>375,52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9401" calcext:value-type="float">
            <text:p>3,129401</text:p>
          </table:table-cell>
          <table:table-cell office:value-type="float" office:value="0" calcext:value-type="float">
            <text:p>0</text:p>
          </table:table-cell>
          <table:table-cell office:value-type="float" office:value="374.497605" calcext:value-type="float">
            <text:p>374,49760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576274" calcext:value-type="float">
            <text:p>374,5762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3678" calcext:value-type="float">
            <text:p>3,263678</text:p>
          </table:table-cell>
          <table:table-cell office:value-type="float" office:value="0" calcext:value-type="float">
            <text:p>0</text:p>
          </table:table-cell>
          <table:table-cell office:value-type="float" office:value="376.542468" calcext:value-type="float">
            <text:p>376,54246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620061" calcext:value-type="float">
            <text:p>376,620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9288" calcext:value-type="float">
            <text:p>3,329288</text:p>
          </table:table-cell>
          <table:table-cell office:value-type="float" office:value="0" calcext:value-type="float">
            <text:p>0</text:p>
          </table:table-cell>
          <table:table-cell office:value-type="float" office:value="375.921155" calcext:value-type="float">
            <text:p>375,92115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997404" calcext:value-type="float">
            <text:p>375,9974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053" calcext:value-type="float">
            <text:p>3,24053</text:p>
          </table:table-cell>
          <table:table-cell office:value-type="float" office:value="0" calcext:value-type="float">
            <text:p>0</text:p>
          </table:table-cell>
          <table:table-cell office:value-type="float" office:value="376.167386" calcext:value-type="float">
            <text:p>376,16738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243376" calcext:value-type="float">
            <text:p>376,2433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9239" calcext:value-type="float">
            <text:p>3,219239</text:p>
          </table:table-cell>
          <table:table-cell office:value-type="float" office:value="0" calcext:value-type="float">
            <text:p>0</text:p>
          </table:table-cell>
          <table:table-cell office:value-type="float" office:value="377.853082" calcext:value-type="float">
            <text:p>377,85308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7.929111" calcext:value-type="float">
            <text:p>377,9291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7129" calcext:value-type="float">
            <text:p>3,267129</text:p>
          </table:table-cell>
          <table:table-cell office:value-type="float" office:value="0" calcext:value-type="float">
            <text:p>0</text:p>
          </table:table-cell>
          <table:table-cell office:value-type="float" office:value="377.694876" calcext:value-type="float">
            <text:p>377,69487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7.77079" calcext:value-type="float">
            <text:p>377,770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8243" calcext:value-type="float">
            <text:p>3,308243</text:p>
          </table:table-cell>
          <table:table-cell office:value-type="float" office:value="0" calcext:value-type="float">
            <text:p>0</text:p>
          </table:table-cell>
          <table:table-cell office:value-type="float" office:value="375.933643" calcext:value-type="float">
            <text:p>375,93364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009903" calcext:value-type="float">
            <text:p>376,0099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97823" calcext:value-type="float">
            <text:p>3,297823</text:p>
          </table:table-cell>
          <table:table-cell office:value-type="float" office:value="0" calcext:value-type="float">
            <text:p>0</text:p>
          </table:table-cell>
          <table:table-cell office:value-type="float" office:value="373.49618" calcext:value-type="float">
            <text:p>373,4961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572065" calcext:value-type="float">
            <text:p>373,5720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2644" calcext:value-type="float">
            <text:p>3,342644</text:p>
          </table:table-cell>
          <table:table-cell office:value-type="float" office:value="0" calcext:value-type="float">
            <text:p>0</text:p>
          </table:table-cell>
          <table:table-cell office:value-type="float" office:value="374.144874" calcext:value-type="float">
            <text:p>374,14487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228987" calcext:value-type="float">
            <text:p>374,2289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9541" calcext:value-type="float">
            <text:p>3,239541</text:p>
          </table:table-cell>
          <table:table-cell office:value-type="float" office:value="0" calcext:value-type="float">
            <text:p>0</text:p>
          </table:table-cell>
          <table:table-cell office:value-type="float" office:value="375.39145" calcext:value-type="float">
            <text:p>375,3914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5.467878" calcext:value-type="float">
            <text:p>375,4678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7846" calcext:value-type="float">
            <text:p>3,237846</text:p>
          </table:table-cell>
          <table:table-cell office:value-type="float" office:value="0" calcext:value-type="float">
            <text:p>0</text:p>
          </table:table-cell>
          <table:table-cell office:value-type="float" office:value="375.586245" calcext:value-type="float">
            <text:p>375,58624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5.662393" calcext:value-type="float">
            <text:p>375,6623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64683" calcext:value-type="float">
            <text:p>3,364683</text:p>
          </table:table-cell>
          <table:table-cell office:value-type="float" office:value="0" calcext:value-type="float">
            <text:p>0</text:p>
          </table:table-cell>
          <table:table-cell office:value-type="float" office:value="377.790889" calcext:value-type="float">
            <text:p>377,79088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7.867315" calcext:value-type="float">
            <text:p>377,8673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0159" calcext:value-type="float">
            <text:p>3,270159</text:p>
          </table:table-cell>
          <table:table-cell office:value-type="float" office:value="0" calcext:value-type="float">
            <text:p>0</text:p>
          </table:table-cell>
          <table:table-cell office:value-type="float" office:value="374.36323" calcext:value-type="float">
            <text:p>374,36323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374.444462" calcext:value-type="float">
            <text:p>374,4444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15827" calcext:value-type="float">
            <text:p>3,115827</text:p>
          </table:table-cell>
          <table:table-cell office:value-type="float" office:value="0" calcext:value-type="float">
            <text:p>0</text:p>
          </table:table-cell>
          <table:table-cell office:value-type="float" office:value="374.379595" calcext:value-type="float">
            <text:p>374,37959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456168" calcext:value-type="float">
            <text:p>374,4561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1735" calcext:value-type="float">
            <text:p>3,331735</text:p>
          </table:table-cell>
          <table:table-cell office:value-type="float" office:value="0" calcext:value-type="float">
            <text:p>0</text:p>
          </table:table-cell>
          <table:table-cell office:value-type="float" office:value="375.33978" calcext:value-type="float">
            <text:p>375,3397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417192" calcext:value-type="float">
            <text:p>375,4171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4668" calcext:value-type="float">
            <text:p>3,344668</text:p>
          </table:table-cell>
          <table:table-cell office:value-type="float" office:value="0" calcext:value-type="float">
            <text:p>0</text:p>
          </table:table-cell>
          <table:table-cell office:value-type="float" office:value="376.128907" calcext:value-type="float">
            <text:p>376,12890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205281" calcext:value-type="float">
            <text:p>376,2052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0311" calcext:value-type="float">
            <text:p>3,120311</text:p>
          </table:table-cell>
          <table:table-cell office:value-type="float" office:value="0" calcext:value-type="float">
            <text:p>0</text:p>
          </table:table-cell>
          <table:table-cell office:value-type="float" office:value="376.148024" calcext:value-type="float">
            <text:p>376,14802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223946" calcext:value-type="float">
            <text:p>376,2239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86903" calcext:value-type="float">
            <text:p>3,286903</text:p>
          </table:table-cell>
          <table:table-cell office:value-type="float" office:value="0" calcext:value-type="float">
            <text:p>0</text:p>
          </table:table-cell>
          <table:table-cell office:value-type="float" office:value="376.486241" calcext:value-type="float">
            <text:p>376,48624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563266" calcext:value-type="float">
            <text:p>376,5632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0707" calcext:value-type="float">
            <text:p>3,170707</text:p>
          </table:table-cell>
          <table:table-cell office:value-type="float" office:value="0" calcext:value-type="float">
            <text:p>0</text:p>
          </table:table-cell>
          <table:table-cell office:value-type="float" office:value="375.729579" calcext:value-type="float">
            <text:p>375,72957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805466" calcext:value-type="float">
            <text:p>375,8054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63384" calcext:value-type="float">
            <text:p>3,063384</text:p>
          </table:table-cell>
          <table:table-cell office:value-type="float" office:value="0" calcext:value-type="float">
            <text:p>0</text:p>
          </table:table-cell>
          <table:table-cell office:value-type="float" office:value="373.900963" calcext:value-type="float">
            <text:p>373,90096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979704" calcext:value-type="float">
            <text:p>373,9797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2405" calcext:value-type="float">
            <text:p>3,312405</text:p>
          </table:table-cell>
          <table:table-cell office:value-type="float" office:value="0" calcext:value-type="float">
            <text:p>0</text:p>
          </table:table-cell>
          <table:table-cell office:value-type="float" office:value="373.939222" calcext:value-type="float">
            <text:p>373,93922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4.015993" calcext:value-type="float">
            <text:p>374,0159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6051" calcext:value-type="float">
            <text:p>3,216051</text:p>
          </table:table-cell>
          <table:table-cell office:value-type="float" office:value="0" calcext:value-type="float">
            <text:p>0</text:p>
          </table:table-cell>
          <table:table-cell office:value-type="float" office:value="376.935095" calcext:value-type="float">
            <text:p>376,93509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7.01112" calcext:value-type="float">
            <text:p>377,011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5988" calcext:value-type="float">
            <text:p>3,255988</text:p>
          </table:table-cell>
          <table:table-cell office:value-type="float" office:value="0" calcext:value-type="float">
            <text:p>0</text:p>
          </table:table-cell>
          <table:table-cell office:value-type="float" office:value="376.216061" calcext:value-type="float">
            <text:p>376,21606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6.292167" calcext:value-type="float">
            <text:p>376,2921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16885" calcext:value-type="float">
            <text:p>3,416885</text:p>
          </table:table-cell>
          <table:table-cell office:value-type="float" office:value="0" calcext:value-type="float">
            <text:p>0</text:p>
          </table:table-cell>
          <table:table-cell office:value-type="float" office:value="374.918148" calcext:value-type="float">
            <text:p>374,91814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4.994517" calcext:value-type="float">
            <text:p>374,9945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2232" calcext:value-type="float">
            <text:p>3,232232</text:p>
          </table:table-cell>
          <table:table-cell office:value-type="float" office:value="0" calcext:value-type="float">
            <text:p>0</text:p>
          </table:table-cell>
          <table:table-cell office:value-type="float" office:value="374.925576" calcext:value-type="float">
            <text:p>374,92557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002098" calcext:value-type="float">
            <text:p>375,0020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2419" calcext:value-type="float">
            <text:p>3,202419</text:p>
          </table:table-cell>
          <table:table-cell office:value-type="float" office:value="0" calcext:value-type="float">
            <text:p>0</text:p>
          </table:table-cell>
          <table:table-cell office:value-type="float" office:value="376.922555" calcext:value-type="float">
            <text:p>376,92255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6.998953" calcext:value-type="float">
            <text:p>376,9989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0435" calcext:value-type="float">
            <text:p>3,270435</text:p>
          </table:table-cell>
          <table:table-cell office:value-type="float" office:value="0" calcext:value-type="float">
            <text:p>0</text:p>
          </table:table-cell>
          <table:table-cell office:value-type="float" office:value="377.91695" calcext:value-type="float">
            <text:p>377,91695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377.998465" calcext:value-type="float">
            <text:p>377,9984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56091" calcext:value-type="float">
            <text:p>3,356091</text:p>
          </table:table-cell>
          <table:table-cell office:value-type="float" office:value="0" calcext:value-type="float">
            <text:p>0</text:p>
          </table:table-cell>
          <table:table-cell office:value-type="float" office:value="375.48154" calcext:value-type="float">
            <text:p>375,4815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5.557821" calcext:value-type="float">
            <text:p>375,55782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3.24743801" calcext:value-type="float">
            <text:p>3,24743801</text:p>
          </table:table-cell>
          <table:table-cell table:formula="of:=AVERAGE([.C2:.C101])" office:value-type="float" office:value="0" calcext:value-type="float">
            <text:p>0</text:p>
          </table:table-cell>
          <table:table-cell table:formula="of:=AVERAGE([.D2:.D101])" office:value-type="float" office:value="376.14604462" calcext:value-type="float">
            <text:p>376,14604462</text:p>
          </table:table-cell>
          <table:table-cell table:formula="of:=AVERAGE([.E2:.E101])" office:value-type="float" office:value="0.00002654" calcext:value-type="float">
            <text:p>0,00002654</text:p>
          </table:table-cell>
          <table:table-cell table:formula="of:=AVERAGE([.F2:.F101])" office:value-type="float" office:value="376.22357492" calcext:value-type="float">
            <text:p>376,22357492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0806296598572132" calcext:value-type="float">
            <text:p>0,0806296599</text:p>
          </table:table-cell>
          <table:table-cell table:formula="of:=COM.MICROSOFT.STDEV.P([.C2:.C101] )" office:value-type="float" office:value="0" calcext:value-type="float">
            <text:p>0</text:p>
          </table:table-cell>
          <table:table-cell table:formula="of:=COM.MICROSOFT.STDEV.P([.D2:.D101] )" office:value-type="float" office:value="4.94602541262601" calcext:value-type="float">
            <text:p>4,9460254126</text:p>
          </table:table-cell>
          <table:table-cell table:formula="of:=COM.MICROSOFT.STDEV.P([.E2:.E101] )" office:value-type="float" office:value="0.00000393044526739656" calcext:value-type="float">
            <text:p>3,93044526739656E-06</text:p>
          </table:table-cell>
          <table:table-cell table:formula="of:=COM.MICROSOFT.STDEV.P([.F2:.F101] )" office:value-type="float" office:value="4.94716153542225" calcext:value-type="float">
            <text:p>4,9471615354</text:p>
          </table:table-cell>
        </table:table-row>
      </table:table>
      <table:table table:name="SF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715" calcext:value-type="float">
            <text:p>3,17715</text:p>
          </table:table-cell>
          <table:table-cell office:value-type="float" office:value="0" calcext:value-type="float">
            <text:p>0</text:p>
          </table:table-cell>
          <table:table-cell office:value-type="float" office:value="366.852562" calcext:value-type="float">
            <text:p>366,852562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6.952665" calcext:value-type="float">
            <text:p>366,9526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1869" calcext:value-type="float">
            <text:p>3,41869</text:p>
          </table:table-cell>
          <table:table-cell office:value-type="float" office:value="0" calcext:value-type="float">
            <text:p>0</text:p>
          </table:table-cell>
          <table:table-cell office:value-type="float" office:value="367.882793" calcext:value-type="float">
            <text:p>367,88279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983447" calcext:value-type="float">
            <text:p>367,9834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0757" calcext:value-type="float">
            <text:p>3,090757</text:p>
          </table:table-cell>
          <table:table-cell office:value-type="float" office:value="0" calcext:value-type="float">
            <text:p>0</text:p>
          </table:table-cell>
          <table:table-cell office:value-type="float" office:value="367.744661" calcext:value-type="float">
            <text:p>367,744661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367.844385" calcext:value-type="float">
            <text:p>367,844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6498" calcext:value-type="float">
            <text:p>3,096498</text:p>
          </table:table-cell>
          <table:table-cell office:value-type="float" office:value="0" calcext:value-type="float">
            <text:p>0</text:p>
          </table:table-cell>
          <table:table-cell office:value-type="float" office:value="370.075438" calcext:value-type="float">
            <text:p>370,07543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0.175383" calcext:value-type="float">
            <text:p>370,1753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8402" calcext:value-type="float">
            <text:p>3,258402</text:p>
          </table:table-cell>
          <table:table-cell office:value-type="float" office:value="0" calcext:value-type="float">
            <text:p>0</text:p>
          </table:table-cell>
          <table:table-cell office:value-type="float" office:value="368.383726" calcext:value-type="float">
            <text:p>368,38372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485239" calcext:value-type="float">
            <text:p>368,4852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4545" calcext:value-type="float">
            <text:p>3,314545</text:p>
          </table:table-cell>
          <table:table-cell office:value-type="float" office:value="0" calcext:value-type="float">
            <text:p>0</text:p>
          </table:table-cell>
          <table:table-cell office:value-type="float" office:value="368.926524" calcext:value-type="float">
            <text:p>368,926524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369.029676" calcext:value-type="float">
            <text:p>369,0296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6667" calcext:value-type="float">
            <text:p>3,156667</text:p>
          </table:table-cell>
          <table:table-cell office:value-type="float" office:value="0" calcext:value-type="float">
            <text:p>0</text:p>
          </table:table-cell>
          <table:table-cell office:value-type="float" office:value="366.407617" calcext:value-type="float">
            <text:p>366,40761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507459" calcext:value-type="float">
            <text:p>366,5074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0508" calcext:value-type="float">
            <text:p>3,140508</text:p>
          </table:table-cell>
          <table:table-cell office:value-type="float" office:value="0" calcext:value-type="float">
            <text:p>0</text:p>
          </table:table-cell>
          <table:table-cell office:value-type="float" office:value="368.201408" calcext:value-type="float">
            <text:p>368,20140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305063" calcext:value-type="float">
            <text:p>368,3050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3658" calcext:value-type="float">
            <text:p>3,203658</text:p>
          </table:table-cell>
          <table:table-cell office:value-type="float" office:value="0" calcext:value-type="float">
            <text:p>0</text:p>
          </table:table-cell>
          <table:table-cell office:value-type="float" office:value="367.284387" calcext:value-type="float">
            <text:p>367,28438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384224" calcext:value-type="float">
            <text:p>367,3842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3152" calcext:value-type="float">
            <text:p>3,213152</text:p>
          </table:table-cell>
          <table:table-cell office:value-type="float" office:value="0" calcext:value-type="float">
            <text:p>0</text:p>
          </table:table-cell>
          <table:table-cell office:value-type="float" office:value="369.126335" calcext:value-type="float">
            <text:p>369,12633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9.226336" calcext:value-type="float">
            <text:p>369,2263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82508" calcext:value-type="float">
            <text:p>3,282508</text:p>
          </table:table-cell>
          <table:table-cell office:value-type="float" office:value="0" calcext:value-type="float">
            <text:p>0</text:p>
          </table:table-cell>
          <table:table-cell office:value-type="float" office:value="367.477583" calcext:value-type="float">
            <text:p>367,47758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578415" calcext:value-type="float">
            <text:p>367,5784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7645" calcext:value-type="float">
            <text:p>3,187645</text:p>
          </table:table-cell>
          <table:table-cell office:value-type="float" office:value="0" calcext:value-type="float">
            <text:p>0</text:p>
          </table:table-cell>
          <table:table-cell office:value-type="float" office:value="367.476779" calcext:value-type="float">
            <text:p>367,47677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577177" calcext:value-type="float">
            <text:p>367,5771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8197" calcext:value-type="float">
            <text:p>3,238197</text:p>
          </table:table-cell>
          <table:table-cell office:value-type="float" office:value="0" calcext:value-type="float">
            <text:p>0</text:p>
          </table:table-cell>
          <table:table-cell office:value-type="float" office:value="367.906219" calcext:value-type="float">
            <text:p>367,90621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006321" calcext:value-type="float">
            <text:p>368,0063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832" calcext:value-type="float">
            <text:p>3,14832</text:p>
          </table:table-cell>
          <table:table-cell office:value-type="float" office:value="0" calcext:value-type="float">
            <text:p>0</text:p>
          </table:table-cell>
          <table:table-cell office:value-type="float" office:value="368.614664" calcext:value-type="float">
            <text:p>368,614664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715779" calcext:value-type="float">
            <text:p>368,7157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5296" calcext:value-type="float">
            <text:p>3,315296</text:p>
          </table:table-cell>
          <table:table-cell office:value-type="float" office:value="0" calcext:value-type="float">
            <text:p>0</text:p>
          </table:table-cell>
          <table:table-cell office:value-type="float" office:value="369.397631" calcext:value-type="float">
            <text:p>369,39763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9.497703" calcext:value-type="float">
            <text:p>369,4977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4135" calcext:value-type="float">
            <text:p>3,334135</text:p>
          </table:table-cell>
          <table:table-cell office:value-type="float" office:value="0" calcext:value-type="float">
            <text:p>0</text:p>
          </table:table-cell>
          <table:table-cell office:value-type="float" office:value="369.704478" calcext:value-type="float">
            <text:p>369,70447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807925" calcext:value-type="float">
            <text:p>369,8079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04138" calcext:value-type="float">
            <text:p>3,104138</text:p>
          </table:table-cell>
          <table:table-cell office:value-type="float" office:value="0" calcext:value-type="float">
            <text:p>0</text:p>
          </table:table-cell>
          <table:table-cell office:value-type="float" office:value="368.666462" calcext:value-type="float">
            <text:p>368,666462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766289" calcext:value-type="float">
            <text:p>368,7662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0869" calcext:value-type="float">
            <text:p>3,070869</text:p>
          </table:table-cell>
          <table:table-cell office:value-type="float" office:value="0" calcext:value-type="float">
            <text:p>0</text:p>
          </table:table-cell>
          <table:table-cell office:value-type="float" office:value="370.548384" calcext:value-type="float">
            <text:p>370,54838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0.649292" calcext:value-type="float">
            <text:p>370,6492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2474" calcext:value-type="float">
            <text:p>3,162474</text:p>
          </table:table-cell>
          <table:table-cell office:value-type="float" office:value="0" calcext:value-type="float">
            <text:p>0</text:p>
          </table:table-cell>
          <table:table-cell office:value-type="float" office:value="370.068462" calcext:value-type="float">
            <text:p>370,06846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168857" calcext:value-type="float">
            <text:p>370,1688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9041" calcext:value-type="float">
            <text:p>3,129041</text:p>
          </table:table-cell>
          <table:table-cell office:value-type="float" office:value="0" calcext:value-type="float">
            <text:p>0</text:p>
          </table:table-cell>
          <table:table-cell office:value-type="float" office:value="367.809858" calcext:value-type="float">
            <text:p>367,80985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910309" calcext:value-type="float">
            <text:p>367,9103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504123" calcext:value-type="float">
            <text:p>3,504123</text:p>
          </table:table-cell>
          <table:table-cell office:value-type="float" office:value="0" calcext:value-type="float">
            <text:p>0</text:p>
          </table:table-cell>
          <table:table-cell office:value-type="float" office:value="368.157571" calcext:value-type="float">
            <text:p>368,15757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257851" calcext:value-type="float">
            <text:p>368,2578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4041" calcext:value-type="float">
            <text:p>3,124041</text:p>
          </table:table-cell>
          <table:table-cell office:value-type="float" office:value="0" calcext:value-type="float">
            <text:p>0</text:p>
          </table:table-cell>
          <table:table-cell office:value-type="float" office:value="368.283845" calcext:value-type="float">
            <text:p>368,28384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383859" calcext:value-type="float">
            <text:p>368,3838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3553" calcext:value-type="float">
            <text:p>3,163553</text:p>
          </table:table-cell>
          <table:table-cell office:value-type="float" office:value="0" calcext:value-type="float">
            <text:p>0</text:p>
          </table:table-cell>
          <table:table-cell office:value-type="float" office:value="368.271291" calcext:value-type="float">
            <text:p>368,27129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371514" calcext:value-type="float">
            <text:p>368,3715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8886" calcext:value-type="float">
            <text:p>3,128886</text:p>
          </table:table-cell>
          <table:table-cell office:value-type="float" office:value="0" calcext:value-type="float">
            <text:p>0</text:p>
          </table:table-cell>
          <table:table-cell office:value-type="float" office:value="368.371714" calcext:value-type="float">
            <text:p>368,37171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472318" calcext:value-type="float">
            <text:p>368,4723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102" calcext:value-type="float">
            <text:p>3,22102</text:p>
          </table:table-cell>
          <table:table-cell office:value-type="float" office:value="0" calcext:value-type="float">
            <text:p>0</text:p>
          </table:table-cell>
          <table:table-cell office:value-type="float" office:value="366.749682" calcext:value-type="float">
            <text:p>366,74968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850933" calcext:value-type="float">
            <text:p>366,8509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068" calcext:value-type="float">
            <text:p>3,23068</text:p>
          </table:table-cell>
          <table:table-cell office:value-type="float" office:value="0" calcext:value-type="float">
            <text:p>0</text:p>
          </table:table-cell>
          <table:table-cell office:value-type="float" office:value="369.843337" calcext:value-type="float">
            <text:p>369,84333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956701" calcext:value-type="float">
            <text:p>369,9567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6686" calcext:value-type="float">
            <text:p>3,186686</text:p>
          </table:table-cell>
          <table:table-cell office:value-type="float" office:value="0" calcext:value-type="float">
            <text:p>0</text:p>
          </table:table-cell>
          <table:table-cell office:value-type="float" office:value="397.295746" calcext:value-type="float">
            <text:p>397,29574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97.414713" calcext:value-type="float">
            <text:p>397,4147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8331" calcext:value-type="float">
            <text:p>3,238331</text:p>
          </table:table-cell>
          <table:table-cell office:value-type="float" office:value="0" calcext:value-type="float">
            <text:p>0</text:p>
          </table:table-cell>
          <table:table-cell office:value-type="float" office:value="390.031435" calcext:value-type="float">
            <text:p>390,03143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90.144261" calcext:value-type="float">
            <text:p>390,1442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1268" calcext:value-type="float">
            <text:p>3,151268</text:p>
          </table:table-cell>
          <table:table-cell office:value-type="float" office:value="0" calcext:value-type="float">
            <text:p>0</text:p>
          </table:table-cell>
          <table:table-cell office:value-type="float" office:value="369.00953" calcext:value-type="float">
            <text:p>369,0095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113547" calcext:value-type="float">
            <text:p>369,1135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8514" calcext:value-type="float">
            <text:p>3,188514</text:p>
          </table:table-cell>
          <table:table-cell office:value-type="float" office:value="0" calcext:value-type="float">
            <text:p>0</text:p>
          </table:table-cell>
          <table:table-cell office:value-type="float" office:value="368.719544" calcext:value-type="float">
            <text:p>368,71954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821386" calcext:value-type="float">
            <text:p>368,8213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9816" calcext:value-type="float">
            <text:p>3,209816</text:p>
          </table:table-cell>
          <table:table-cell office:value-type="float" office:value="0" calcext:value-type="float">
            <text:p>0</text:p>
          </table:table-cell>
          <table:table-cell office:value-type="float" office:value="368.507902" calcext:value-type="float">
            <text:p>368,50790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613543" calcext:value-type="float">
            <text:p>368,6135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8035" calcext:value-type="float">
            <text:p>3,268035</text:p>
          </table:table-cell>
          <table:table-cell office:value-type="float" office:value="0" calcext:value-type="float">
            <text:p>0</text:p>
          </table:table-cell>
          <table:table-cell office:value-type="float" office:value="368.464432" calcext:value-type="float">
            <text:p>368,46443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56558" calcext:value-type="float">
            <text:p>368,565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44994" calcext:value-type="float">
            <text:p>3,044994</text:p>
          </table:table-cell>
          <table:table-cell office:value-type="float" office:value="0" calcext:value-type="float">
            <text:p>0</text:p>
          </table:table-cell>
          <table:table-cell office:value-type="float" office:value="368.465634" calcext:value-type="float">
            <text:p>368,46563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567123" calcext:value-type="float">
            <text:p>368,5671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6217" calcext:value-type="float">
            <text:p>3,236217</text:p>
          </table:table-cell>
          <table:table-cell office:value-type="float" office:value="0" calcext:value-type="float">
            <text:p>0</text:p>
          </table:table-cell>
          <table:table-cell office:value-type="float" office:value="368.964529" calcext:value-type="float">
            <text:p>368,96452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9.067007" calcext:value-type="float">
            <text:p>369,0670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1481" calcext:value-type="float">
            <text:p>3,231481</text:p>
          </table:table-cell>
          <table:table-cell office:value-type="float" office:value="0" calcext:value-type="float">
            <text:p>0</text:p>
          </table:table-cell>
          <table:table-cell office:value-type="float" office:value="368.944463" calcext:value-type="float">
            <text:p>368,94446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9.051826" calcext:value-type="float">
            <text:p>369,0518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09639" calcext:value-type="float">
            <text:p>3,109639</text:p>
          </table:table-cell>
          <table:table-cell office:value-type="float" office:value="0" calcext:value-type="float">
            <text:p>0</text:p>
          </table:table-cell>
          <table:table-cell office:value-type="float" office:value="371.216149" calcext:value-type="float">
            <text:p>371,21614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1.31805" calcext:value-type="float">
            <text:p>371,318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08733" calcext:value-type="float">
            <text:p>3,008733</text:p>
          </table:table-cell>
          <table:table-cell office:value-type="float" office:value="0" calcext:value-type="float">
            <text:p>0</text:p>
          </table:table-cell>
          <table:table-cell office:value-type="float" office:value="369.184681" calcext:value-type="float">
            <text:p>369,18468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290618" calcext:value-type="float">
            <text:p>369,2906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3187" calcext:value-type="float">
            <text:p>3,163187</text:p>
          </table:table-cell>
          <table:table-cell office:value-type="float" office:value="0" calcext:value-type="float">
            <text:p>0</text:p>
          </table:table-cell>
          <table:table-cell office:value-type="float" office:value="369.250357" calcext:value-type="float">
            <text:p>369,25035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352233" calcext:value-type="float">
            <text:p>369,3522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1844" calcext:value-type="float">
            <text:p>3,131844</text:p>
          </table:table-cell>
          <table:table-cell office:value-type="float" office:value="0" calcext:value-type="float">
            <text:p>0</text:p>
          </table:table-cell>
          <table:table-cell office:value-type="float" office:value="372.618112" calcext:value-type="float">
            <text:p>372,61811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719862" calcext:value-type="float">
            <text:p>372,7198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3096" calcext:value-type="float">
            <text:p>3,133096</text:p>
          </table:table-cell>
          <table:table-cell office:value-type="float" office:value="0" calcext:value-type="float">
            <text:p>0</text:p>
          </table:table-cell>
          <table:table-cell office:value-type="float" office:value="368.575254" calcext:value-type="float">
            <text:p>368,57525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675941" calcext:value-type="float">
            <text:p>368,6759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8329" calcext:value-type="float">
            <text:p>3,278329</text:p>
          </table:table-cell>
          <table:table-cell office:value-type="float" office:value="0" calcext:value-type="float">
            <text:p>0</text:p>
          </table:table-cell>
          <table:table-cell office:value-type="float" office:value="369.532441" calcext:value-type="float">
            <text:p>369,53244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633359" calcext:value-type="float">
            <text:p>369,6333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0437" calcext:value-type="float">
            <text:p>3,300437</text:p>
          </table:table-cell>
          <table:table-cell office:value-type="float" office:value="0" calcext:value-type="float">
            <text:p>0</text:p>
          </table:table-cell>
          <table:table-cell office:value-type="float" office:value="370.23362" calcext:value-type="float">
            <text:p>370,2336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334413" calcext:value-type="float">
            <text:p>370,3344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41905" calcext:value-type="float">
            <text:p>3,041905</text:p>
          </table:table-cell>
          <table:table-cell office:value-type="float" office:value="0" calcext:value-type="float">
            <text:p>0</text:p>
          </table:table-cell>
          <table:table-cell office:value-type="float" office:value="369.453049" calcext:value-type="float">
            <text:p>369,453049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369.559668" calcext:value-type="float">
            <text:p>369,5596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9283" calcext:value-type="float">
            <text:p>3,199283</text:p>
          </table:table-cell>
          <table:table-cell office:value-type="float" office:value="0" calcext:value-type="float">
            <text:p>0</text:p>
          </table:table-cell>
          <table:table-cell office:value-type="float" office:value="369.183458" calcext:value-type="float">
            <text:p>369,18345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9.289087" calcext:value-type="float">
            <text:p>369,2890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0616" calcext:value-type="float">
            <text:p>3,180616</text:p>
          </table:table-cell>
          <table:table-cell office:value-type="float" office:value="0" calcext:value-type="float">
            <text:p>0</text:p>
          </table:table-cell>
          <table:table-cell office:value-type="float" office:value="367.435548" calcext:value-type="float">
            <text:p>367,43554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540739" calcext:value-type="float">
            <text:p>367,540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36541" calcext:value-type="float">
            <text:p>3,436541</text:p>
          </table:table-cell>
          <table:table-cell office:value-type="float" office:value="0" calcext:value-type="float">
            <text:p>0</text:p>
          </table:table-cell>
          <table:table-cell office:value-type="float" office:value="369.720903" calcext:value-type="float">
            <text:p>369,72090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9.822762" calcext:value-type="float">
            <text:p>369,8227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4431" calcext:value-type="float">
            <text:p>3,174431</text:p>
          </table:table-cell>
          <table:table-cell office:value-type="float" office:value="0" calcext:value-type="float">
            <text:p>0</text:p>
          </table:table-cell>
          <table:table-cell office:value-type="float" office:value="368.671564" calcext:value-type="float">
            <text:p>368,67156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773177" calcext:value-type="float">
            <text:p>368,7731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473" calcext:value-type="float">
            <text:p>3,13473</text:p>
          </table:table-cell>
          <table:table-cell office:value-type="float" office:value="0" calcext:value-type="float">
            <text:p>0</text:p>
          </table:table-cell>
          <table:table-cell office:value-type="float" office:value="371.186781" calcext:value-type="float">
            <text:p>371,18678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1.288071" calcext:value-type="float">
            <text:p>371,2880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1055" calcext:value-type="float">
            <text:p>3,231055</text:p>
          </table:table-cell>
          <table:table-cell office:value-type="float" office:value="0" calcext:value-type="float">
            <text:p>0</text:p>
          </table:table-cell>
          <table:table-cell office:value-type="float" office:value="367.43277" calcext:value-type="float">
            <text:p>367,4327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535014" calcext:value-type="float">
            <text:p>367,5350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49456" calcext:value-type="float">
            <text:p>3,049456</text:p>
          </table:table-cell>
          <table:table-cell office:value-type="float" office:value="0" calcext:value-type="float">
            <text:p>0</text:p>
          </table:table-cell>
          <table:table-cell office:value-type="float" office:value="368.133209" calcext:value-type="float">
            <text:p>368,133209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234584" calcext:value-type="float">
            <text:p>368,2345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9872" calcext:value-type="float">
            <text:p>3,239872</text:p>
          </table:table-cell>
          <table:table-cell office:value-type="float" office:value="0" calcext:value-type="float">
            <text:p>0</text:p>
          </table:table-cell>
          <table:table-cell office:value-type="float" office:value="369.940888" calcext:value-type="float">
            <text:p>369,940888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370.042784" calcext:value-type="float">
            <text:p>370,0427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8498" calcext:value-type="float">
            <text:p>3,198498</text:p>
          </table:table-cell>
          <table:table-cell office:value-type="float" office:value="0" calcext:value-type="float">
            <text:p>0</text:p>
          </table:table-cell>
          <table:table-cell office:value-type="float" office:value="368.157091" calcext:value-type="float">
            <text:p>368,15709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260922" calcext:value-type="float">
            <text:p>368,2609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082" calcext:value-type="float">
            <text:p>3,30082</text:p>
          </table:table-cell>
          <table:table-cell office:value-type="float" office:value="0" calcext:value-type="float">
            <text:p>0</text:p>
          </table:table-cell>
          <table:table-cell office:value-type="float" office:value="369.11388" calcext:value-type="float">
            <text:p>369,1138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214876" calcext:value-type="float">
            <text:p>369,2148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3167" calcext:value-type="float">
            <text:p>3,183167</text:p>
          </table:table-cell>
          <table:table-cell office:value-type="float" office:value="0" calcext:value-type="float">
            <text:p>0</text:p>
          </table:table-cell>
          <table:table-cell office:value-type="float" office:value="370.844205" calcext:value-type="float">
            <text:p>370,84420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949102" calcext:value-type="float">
            <text:p>370,9491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99959" calcext:value-type="float">
            <text:p>3,299959</text:p>
          </table:table-cell>
          <table:table-cell office:value-type="float" office:value="0" calcext:value-type="float">
            <text:p>0</text:p>
          </table:table-cell>
          <table:table-cell office:value-type="float" office:value="367.772533" calcext:value-type="float">
            <text:p>367,77253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873126" calcext:value-type="float">
            <text:p>367,8731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7928" calcext:value-type="float">
            <text:p>3,217928</text:p>
          </table:table-cell>
          <table:table-cell office:value-type="float" office:value="0" calcext:value-type="float">
            <text:p>0</text:p>
          </table:table-cell>
          <table:table-cell office:value-type="float" office:value="370.809766" calcext:value-type="float">
            <text:p>370,80976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913407" calcext:value-type="float">
            <text:p>370,9134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3811" calcext:value-type="float">
            <text:p>3,223811</text:p>
          </table:table-cell>
          <table:table-cell office:value-type="float" office:value="0" calcext:value-type="float">
            <text:p>0</text:p>
          </table:table-cell>
          <table:table-cell office:value-type="float" office:value="370.587163" calcext:value-type="float">
            <text:p>370,58716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688875" calcext:value-type="float">
            <text:p>370,6888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3678" calcext:value-type="float">
            <text:p>3,303678</text:p>
          </table:table-cell>
          <table:table-cell office:value-type="float" office:value="0" calcext:value-type="float">
            <text:p>0</text:p>
          </table:table-cell>
          <table:table-cell office:value-type="float" office:value="369.664107" calcext:value-type="float">
            <text:p>369,66410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9.77171" calcext:value-type="float">
            <text:p>369,771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3476" calcext:value-type="float">
            <text:p>3,343476</text:p>
          </table:table-cell>
          <table:table-cell office:value-type="float" office:value="0" calcext:value-type="float">
            <text:p>0</text:p>
          </table:table-cell>
          <table:table-cell office:value-type="float" office:value="370.841479" calcext:value-type="float">
            <text:p>370,84147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9431" calcext:value-type="float">
            <text:p>370,94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6053" calcext:value-type="float">
            <text:p>3,316053</text:p>
          </table:table-cell>
          <table:table-cell office:value-type="float" office:value="0" calcext:value-type="float">
            <text:p>0</text:p>
          </table:table-cell>
          <table:table-cell office:value-type="float" office:value="368.602184" calcext:value-type="float">
            <text:p>368,60218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712575" calcext:value-type="float">
            <text:p>368,7125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58352" calcext:value-type="float">
            <text:p>3,058352</text:p>
          </table:table-cell>
          <table:table-cell office:value-type="float" office:value="0" calcext:value-type="float">
            <text:p>0</text:p>
          </table:table-cell>
          <table:table-cell office:value-type="float" office:value="368.314702" calcext:value-type="float">
            <text:p>368,31470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41662" calcext:value-type="float">
            <text:p>368,416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2541" calcext:value-type="float">
            <text:p>3,42541</text:p>
          </table:table-cell>
          <table:table-cell office:value-type="float" office:value="0" calcext:value-type="float">
            <text:p>0</text:p>
          </table:table-cell>
          <table:table-cell office:value-type="float" office:value="368.138205" calcext:value-type="float">
            <text:p>368,13820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24094" calcext:value-type="float">
            <text:p>368,240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5278" calcext:value-type="float">
            <text:p>3,125278</text:p>
          </table:table-cell>
          <table:table-cell office:value-type="float" office:value="0" calcext:value-type="float">
            <text:p>0</text:p>
          </table:table-cell>
          <table:table-cell office:value-type="float" office:value="367.993979" calcext:value-type="float">
            <text:p>367,99397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094925" calcext:value-type="float">
            <text:p>368,0949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3213" calcext:value-type="float">
            <text:p>3,233213</text:p>
          </table:table-cell>
          <table:table-cell office:value-type="float" office:value="0" calcext:value-type="float">
            <text:p>0</text:p>
          </table:table-cell>
          <table:table-cell office:value-type="float" office:value="369.38658" calcext:value-type="float">
            <text:p>369,3865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487556" calcext:value-type="float">
            <text:p>369,4875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2963" calcext:value-type="float">
            <text:p>3,182963</text:p>
          </table:table-cell>
          <table:table-cell office:value-type="float" office:value="0" calcext:value-type="float">
            <text:p>0</text:p>
          </table:table-cell>
          <table:table-cell office:value-type="float" office:value="367.909444" calcext:value-type="float">
            <text:p>367,90944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013574" calcext:value-type="float">
            <text:p>368,0135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6463" calcext:value-type="float">
            <text:p>3,216463</text:p>
          </table:table-cell>
          <table:table-cell office:value-type="float" office:value="0" calcext:value-type="float">
            <text:p>0</text:p>
          </table:table-cell>
          <table:table-cell office:value-type="float" office:value="373.048455" calcext:value-type="float">
            <text:p>373,04845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3.153125" calcext:value-type="float">
            <text:p>373,1531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1933" calcext:value-type="float">
            <text:p>3,091933</text:p>
          </table:table-cell>
          <table:table-cell office:value-type="float" office:value="0" calcext:value-type="float">
            <text:p>0</text:p>
          </table:table-cell>
          <table:table-cell office:value-type="float" office:value="368.084062" calcext:value-type="float">
            <text:p>368,08406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186285" calcext:value-type="float">
            <text:p>368,1862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6328" calcext:value-type="float">
            <text:p>3,226328</text:p>
          </table:table-cell>
          <table:table-cell office:value-type="float" office:value="0" calcext:value-type="float">
            <text:p>0</text:p>
          </table:table-cell>
          <table:table-cell office:value-type="float" office:value="369.688211" calcext:value-type="float">
            <text:p>369,68821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789475" calcext:value-type="float">
            <text:p>369,7894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6505" calcext:value-type="float">
            <text:p>3,326505</text:p>
          </table:table-cell>
          <table:table-cell office:value-type="float" office:value="0" calcext:value-type="float">
            <text:p>0</text:p>
          </table:table-cell>
          <table:table-cell office:value-type="float" office:value="369.336117" calcext:value-type="float">
            <text:p>369,33611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437598" calcext:value-type="float">
            <text:p>369,4375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423" calcext:value-type="float">
            <text:p>3,09423</text:p>
          </table:table-cell>
          <table:table-cell office:value-type="float" office:value="0" calcext:value-type="float">
            <text:p>0</text:p>
          </table:table-cell>
          <table:table-cell office:value-type="float" office:value="369.029713" calcext:value-type="float">
            <text:p>369,02971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133695" calcext:value-type="float">
            <text:p>369,1336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0131" calcext:value-type="float">
            <text:p>3,320131</text:p>
          </table:table-cell>
          <table:table-cell office:value-type="float" office:value="0" calcext:value-type="float">
            <text:p>0</text:p>
          </table:table-cell>
          <table:table-cell office:value-type="float" office:value="368.733792" calcext:value-type="float">
            <text:p>368,73379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835792" calcext:value-type="float">
            <text:p>368,8357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8471" calcext:value-type="float">
            <text:p>3,328471</text:p>
          </table:table-cell>
          <table:table-cell office:value-type="float" office:value="0" calcext:value-type="float">
            <text:p>0</text:p>
          </table:table-cell>
          <table:table-cell office:value-type="float" office:value="370.609261" calcext:value-type="float">
            <text:p>370,60926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709804" calcext:value-type="float">
            <text:p>370,7098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7473" calcext:value-type="float">
            <text:p>3,247473</text:p>
          </table:table-cell>
          <table:table-cell office:value-type="float" office:value="0" calcext:value-type="float">
            <text:p>0</text:p>
          </table:table-cell>
          <table:table-cell office:value-type="float" office:value="368.182825" calcext:value-type="float">
            <text:p>368,18282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28395" calcext:value-type="float">
            <text:p>368,283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1942" calcext:value-type="float">
            <text:p>3,091942</text:p>
          </table:table-cell>
          <table:table-cell office:value-type="float" office:value="0" calcext:value-type="float">
            <text:p>0</text:p>
          </table:table-cell>
          <table:table-cell office:value-type="float" office:value="370.10104" calcext:value-type="float">
            <text:p>370,1010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20456" calcext:value-type="float">
            <text:p>370,20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3911" calcext:value-type="float">
            <text:p>3,163911</text:p>
          </table:table-cell>
          <table:table-cell office:value-type="float" office:value="0" calcext:value-type="float">
            <text:p>0</text:p>
          </table:table-cell>
          <table:table-cell office:value-type="float" office:value="372.858818" calcext:value-type="float">
            <text:p>372,85881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2.959449" calcext:value-type="float">
            <text:p>372,9594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263" calcext:value-type="float">
            <text:p>3,25263</text:p>
          </table:table-cell>
          <table:table-cell office:value-type="float" office:value="0" calcext:value-type="float">
            <text:p>0</text:p>
          </table:table-cell>
          <table:table-cell office:value-type="float" office:value="368.850862" calcext:value-type="float">
            <text:p>368,85086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952155" calcext:value-type="float">
            <text:p>368,9521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7407" calcext:value-type="float">
            <text:p>3,347407</text:p>
          </table:table-cell>
          <table:table-cell office:value-type="float" office:value="0" calcext:value-type="float">
            <text:p>0</text:p>
          </table:table-cell>
          <table:table-cell office:value-type="float" office:value="369.421191" calcext:value-type="float">
            <text:p>369,42119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524353" calcext:value-type="float">
            <text:p>369,5243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87579" calcext:value-type="float">
            <text:p>3,087579</text:p>
          </table:table-cell>
          <table:table-cell office:value-type="float" office:value="0" calcext:value-type="float">
            <text:p>0</text:p>
          </table:table-cell>
          <table:table-cell office:value-type="float" office:value="368.084747" calcext:value-type="float">
            <text:p>368,08474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185839" calcext:value-type="float">
            <text:p>368,1858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9304" calcext:value-type="float">
            <text:p>3,29304</text:p>
          </table:table-cell>
          <table:table-cell office:value-type="float" office:value="0" calcext:value-type="float">
            <text:p>0</text:p>
          </table:table-cell>
          <table:table-cell office:value-type="float" office:value="369.234207" calcext:value-type="float">
            <text:p>369,23420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33959" calcext:value-type="float">
            <text:p>369,339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724" calcext:value-type="float">
            <text:p>3,14724</text:p>
          </table:table-cell>
          <table:table-cell office:value-type="float" office:value="0" calcext:value-type="float">
            <text:p>0</text:p>
          </table:table-cell>
          <table:table-cell office:value-type="float" office:value="366.824753" calcext:value-type="float">
            <text:p>366,82475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927724" calcext:value-type="float">
            <text:p>366,9277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02616" calcext:value-type="float">
            <text:p>3,102616</text:p>
          </table:table-cell>
          <table:table-cell office:value-type="float" office:value="0" calcext:value-type="float">
            <text:p>0</text:p>
          </table:table-cell>
          <table:table-cell office:value-type="float" office:value="368.703584" calcext:value-type="float">
            <text:p>368,70358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805364" calcext:value-type="float">
            <text:p>368,8053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4238" calcext:value-type="float">
            <text:p>3,194238</text:p>
          </table:table-cell>
          <table:table-cell office:value-type="float" office:value="0" calcext:value-type="float">
            <text:p>0</text:p>
          </table:table-cell>
          <table:table-cell office:value-type="float" office:value="369.889263" calcext:value-type="float">
            <text:p>369,88926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990436" calcext:value-type="float">
            <text:p>369,9904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97577" calcext:value-type="float">
            <text:p>2,997577</text:p>
          </table:table-cell>
          <table:table-cell office:value-type="float" office:value="0" calcext:value-type="float">
            <text:p>0</text:p>
          </table:table-cell>
          <table:table-cell office:value-type="float" office:value="367.093817" calcext:value-type="float">
            <text:p>367,09381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197558" calcext:value-type="float">
            <text:p>367,1975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0018" calcext:value-type="float">
            <text:p>3,150018</text:p>
          </table:table-cell>
          <table:table-cell office:value-type="float" office:value="0" calcext:value-type="float">
            <text:p>0</text:p>
          </table:table-cell>
          <table:table-cell office:value-type="float" office:value="388.256585" calcext:value-type="float">
            <text:p>388,25658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88.3673" calcext:value-type="float">
            <text:p>388,36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0948" calcext:value-type="float">
            <text:p>3,340948</text:p>
          </table:table-cell>
          <table:table-cell office:value-type="float" office:value="0" calcext:value-type="float">
            <text:p>0</text:p>
          </table:table-cell>
          <table:table-cell office:value-type="float" office:value="388.46908" calcext:value-type="float">
            <text:p>388,4690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88.580219" calcext:value-type="float">
            <text:p>388,5802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9525" calcext:value-type="float">
            <text:p>3,129525</text:p>
          </table:table-cell>
          <table:table-cell office:value-type="float" office:value="0" calcext:value-type="float">
            <text:p>0</text:p>
          </table:table-cell>
          <table:table-cell office:value-type="float" office:value="368.697517" calcext:value-type="float">
            <text:p>368,69751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798928" calcext:value-type="float">
            <text:p>368,7989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14991" calcext:value-type="float">
            <text:p>3,014991</text:p>
          </table:table-cell>
          <table:table-cell office:value-type="float" office:value="0" calcext:value-type="float">
            <text:p>0</text:p>
          </table:table-cell>
          <table:table-cell office:value-type="float" office:value="369.399347" calcext:value-type="float">
            <text:p>369,39934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500406" calcext:value-type="float">
            <text:p>369,5004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54006" calcext:value-type="float">
            <text:p>3,054006</text:p>
          </table:table-cell>
          <table:table-cell office:value-type="float" office:value="0" calcext:value-type="float">
            <text:p>0</text:p>
          </table:table-cell>
          <table:table-cell office:value-type="float" office:value="368.523589" calcext:value-type="float">
            <text:p>368,52358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625154" calcext:value-type="float">
            <text:p>368,6251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0432" calcext:value-type="float">
            <text:p>3,250432</text:p>
          </table:table-cell>
          <table:table-cell office:value-type="float" office:value="0" calcext:value-type="float">
            <text:p>0</text:p>
          </table:table-cell>
          <table:table-cell office:value-type="float" office:value="367.66018" calcext:value-type="float">
            <text:p>367,6601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762139" calcext:value-type="float">
            <text:p>367,7621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4079" calcext:value-type="float">
            <text:p>3,154079</text:p>
          </table:table-cell>
          <table:table-cell office:value-type="float" office:value="0" calcext:value-type="float">
            <text:p>0</text:p>
          </table:table-cell>
          <table:table-cell office:value-type="float" office:value="368.600043" calcext:value-type="float">
            <text:p>368,60004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70142" calcext:value-type="float">
            <text:p>368,701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7202" calcext:value-type="float">
            <text:p>3,197202</text:p>
          </table:table-cell>
          <table:table-cell office:value-type="float" office:value="0" calcext:value-type="float">
            <text:p>0</text:p>
          </table:table-cell>
          <table:table-cell office:value-type="float" office:value="368.398301" calcext:value-type="float">
            <text:p>368,39830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503577" calcext:value-type="float">
            <text:p>368,5035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3765" calcext:value-type="float">
            <text:p>3,143765</text:p>
          </table:table-cell>
          <table:table-cell office:value-type="float" office:value="0" calcext:value-type="float">
            <text:p>0</text:p>
          </table:table-cell>
          <table:table-cell office:value-type="float" office:value="369.194475" calcext:value-type="float">
            <text:p>369,194475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369.300087" calcext:value-type="float">
            <text:p>369,3000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0606" calcext:value-type="float">
            <text:p>3,240606</text:p>
          </table:table-cell>
          <table:table-cell office:value-type="float" office:value="0" calcext:value-type="float">
            <text:p>0</text:p>
          </table:table-cell>
          <table:table-cell office:value-type="float" office:value="366.958454" calcext:value-type="float">
            <text:p>366,958454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367.060007" calcext:value-type="float">
            <text:p>367,0600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1628" calcext:value-type="float">
            <text:p>3,221628</text:p>
          </table:table-cell>
          <table:table-cell office:value-type="float" office:value="0" calcext:value-type="float">
            <text:p>0</text:p>
          </table:table-cell>
          <table:table-cell office:value-type="float" office:value="366.877043" calcext:value-type="float">
            <text:p>366,87704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977704" calcext:value-type="float">
            <text:p>366,9777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7238" calcext:value-type="float">
            <text:p>3,307238</text:p>
          </table:table-cell>
          <table:table-cell office:value-type="float" office:value="0" calcext:value-type="float">
            <text:p>0</text:p>
          </table:table-cell>
          <table:table-cell office:value-type="float" office:value="370.977079" calcext:value-type="float">
            <text:p>370,97707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1.078894" calcext:value-type="float">
            <text:p>371,0788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8852" calcext:value-type="float">
            <text:p>3,308852</text:p>
          </table:table-cell>
          <table:table-cell office:value-type="float" office:value="0" calcext:value-type="float">
            <text:p>0</text:p>
          </table:table-cell>
          <table:table-cell office:value-type="float" office:value="367.036039" calcext:value-type="float">
            <text:p>367,03603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7.137552" calcext:value-type="float">
            <text:p>367,1375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5197" calcext:value-type="float">
            <text:p>3,165197</text:p>
          </table:table-cell>
          <table:table-cell office:value-type="float" office:value="0" calcext:value-type="float">
            <text:p>0</text:p>
          </table:table-cell>
          <table:table-cell office:value-type="float" office:value="366.833184" calcext:value-type="float">
            <text:p>366,83318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934009" calcext:value-type="float">
            <text:p>366,934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1765" calcext:value-type="float">
            <text:p>3,091765</text:p>
          </table:table-cell>
          <table:table-cell office:value-type="float" office:value="0" calcext:value-type="float">
            <text:p>0</text:p>
          </table:table-cell>
          <table:table-cell office:value-type="float" office:value="368.836171" calcext:value-type="float">
            <text:p>368,83617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937332" calcext:value-type="float">
            <text:p>368,9373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1289" calcext:value-type="float">
            <text:p>3,301289</text:p>
          </table:table-cell>
          <table:table-cell office:value-type="float" office:value="0" calcext:value-type="float">
            <text:p>0</text:p>
          </table:table-cell>
          <table:table-cell office:value-type="float" office:value="367.821321" calcext:value-type="float">
            <text:p>367,82132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926547" calcext:value-type="float">
            <text:p>367,9265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118" calcext:value-type="float">
            <text:p>3,19118</text:p>
          </table:table-cell>
          <table:table-cell office:value-type="float" office:value="0" calcext:value-type="float">
            <text:p>0</text:p>
          </table:table-cell>
          <table:table-cell office:value-type="float" office:value="367.044034" calcext:value-type="float">
            <text:p>367,04403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149151" calcext:value-type="float">
            <text:p>367,14915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3.2018849" calcext:value-type="float">
            <text:p>3,2018849</text:p>
          </table:table-cell>
          <table:table-cell table:formula="of:=AVERAGE([.C2:.C101])" office:value-type="float" office:value="0" calcext:value-type="float">
            <text:p>0</text:p>
          </table:table-cell>
          <table:table-cell table:formula="of:=AVERAGE([.D2:.D101])" office:value-type="float" office:value="369.73897888" calcext:value-type="float">
            <text:p>369,73897888</text:p>
          </table:table-cell>
          <table:table-cell table:formula="of:=AVERAGE([.E2:.E101])" office:value-type="float" office:value="0.00002704" calcext:value-type="float">
            <text:p>0,00002704</text:p>
          </table:table-cell>
          <table:table-cell table:formula="of:=AVERAGE([.F2:.F101])" office:value-type="float" office:value="369.84172954" calcext:value-type="float">
            <text:p>369,84172954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0979834437608211" calcext:value-type="float">
            <text:p>0,0979834438</text:p>
          </table:table-cell>
          <table:table-cell table:formula="of:=COM.MICROSOFT.STDEV.P([.C2:.C101] )" office:value-type="float" office:value="0" calcext:value-type="float">
            <text:p>0</text:p>
          </table:table-cell>
          <table:table-cell table:formula="of:=COM.MICROSOFT.STDEV.P([.D2:.D101] )" office:value-type="float" office:value="4.58921487676782" calcext:value-type="float">
            <text:p>4,5892148768</text:p>
          </table:table-cell>
          <table:table-cell table:formula="of:=COM.MICROSOFT.STDEV.P([.E2:.E101] )" office:value-type="float" office:value="0.00000346098251945889" calcext:value-type="float">
            <text:p>0,000003461</text:p>
          </table:table-cell>
          <table:table-cell table:formula="of:=COM.MICROSOFT.STDEV.P([.F2:.F101] )" office:value-type="float" office:value="4.59145996507776" calcext:value-type="float">
            <text:p>4,5914599651</text:p>
          </table:table-cell>
        </table:table-row>
      </table:table>
      <table:table table:name="SW" table:style-name="ta1"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826886" calcext:value-type="float">
            <text:p>2,826886</text:p>
          </table:table-cell>
          <table:table-cell office:value-type="float" office:value="0" calcext:value-type="float">
            <text:p>0</text:p>
          </table:table-cell>
          <table:table-cell office:value-type="float" office:value="382.175648" calcext:value-type="float">
            <text:p>382,17564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82.279245" calcext:value-type="float">
            <text:p>382,2792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1052" calcext:value-type="float">
            <text:p>3,071052</text:p>
          </table:table-cell>
          <table:table-cell office:value-type="float" office:value="0" calcext:value-type="float">
            <text:p>0</text:p>
          </table:table-cell>
          <table:table-cell office:value-type="float" office:value="393.343393" calcext:value-type="float">
            <text:p>393,34339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93.451152" calcext:value-type="float">
            <text:p>393,45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3072" calcext:value-type="float">
            <text:p>3,193072</text:p>
          </table:table-cell>
          <table:table-cell office:value-type="float" office:value="0" calcext:value-type="float">
            <text:p>0</text:p>
          </table:table-cell>
          <table:table-cell office:value-type="float" office:value="372.850836" calcext:value-type="float">
            <text:p>372,850836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72.949425" calcext:value-type="float">
            <text:p>372,9494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114" calcext:value-type="float">
            <text:p>3,18114</text:p>
          </table:table-cell>
          <table:table-cell office:value-type="float" office:value="0" calcext:value-type="float">
            <text:p>0</text:p>
          </table:table-cell>
          <table:table-cell office:value-type="float" office:value="366.233667" calcext:value-type="float">
            <text:p>366,23366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331316" calcext:value-type="float">
            <text:p>366,3313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6886" calcext:value-type="float">
            <text:p>3,126886</text:p>
          </table:table-cell>
          <table:table-cell office:value-type="float" office:value="0" calcext:value-type="float">
            <text:p>0</text:p>
          </table:table-cell>
          <table:table-cell office:value-type="float" office:value="364.551315" calcext:value-type="float">
            <text:p>364,55131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645377" calcext:value-type="float">
            <text:p>364,6453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5427" calcext:value-type="float">
            <text:p>3,235427</text:p>
          </table:table-cell>
          <table:table-cell office:value-type="float" office:value="0" calcext:value-type="float">
            <text:p>0</text:p>
          </table:table-cell>
          <table:table-cell office:value-type="float" office:value="365.076714" calcext:value-type="float">
            <text:p>365,076714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65.171021" calcext:value-type="float">
            <text:p>365,1710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5365" calcext:value-type="float">
            <text:p>3,125365</text:p>
          </table:table-cell>
          <table:table-cell office:value-type="float" office:value="0" calcext:value-type="float">
            <text:p>0</text:p>
          </table:table-cell>
          <table:table-cell office:value-type="float" office:value="367.123635" calcext:value-type="float">
            <text:p>367,12363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218865" calcext:value-type="float">
            <text:p>367,2188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3822" calcext:value-type="float">
            <text:p>3,143822</text:p>
          </table:table-cell>
          <table:table-cell office:value-type="float" office:value="0" calcext:value-type="float">
            <text:p>0</text:p>
          </table:table-cell>
          <table:table-cell office:value-type="float" office:value="368.323592" calcext:value-type="float">
            <text:p>368,323592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8.416721" calcext:value-type="float">
            <text:p>368,4167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7754" calcext:value-type="float">
            <text:p>3,157754</text:p>
          </table:table-cell>
          <table:table-cell office:value-type="float" office:value="0" calcext:value-type="float">
            <text:p>0</text:p>
          </table:table-cell>
          <table:table-cell office:value-type="float" office:value="364.661513" calcext:value-type="float">
            <text:p>364,66151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759732" calcext:value-type="float">
            <text:p>364,7597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2095" calcext:value-type="float">
            <text:p>3,152095</text:p>
          </table:table-cell>
          <table:table-cell office:value-type="float" office:value="0" calcext:value-type="float">
            <text:p>0</text:p>
          </table:table-cell>
          <table:table-cell office:value-type="float" office:value="365.18975" calcext:value-type="float">
            <text:p>365,1897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282035" calcext:value-type="float">
            <text:p>365,2820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3589" calcext:value-type="float">
            <text:p>3,163589</text:p>
          </table:table-cell>
          <table:table-cell office:value-type="float" office:value="0" calcext:value-type="float">
            <text:p>0</text:p>
          </table:table-cell>
          <table:table-cell office:value-type="float" office:value="365.841784" calcext:value-type="float">
            <text:p>365,841784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365.934447" calcext:value-type="float">
            <text:p>365,9344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0141" calcext:value-type="float">
            <text:p>3,270141</text:p>
          </table:table-cell>
          <table:table-cell office:value-type="float" office:value="0" calcext:value-type="float">
            <text:p>0</text:p>
          </table:table-cell>
          <table:table-cell office:value-type="float" office:value="366.331373" calcext:value-type="float">
            <text:p>366,33137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425827" calcext:value-type="float">
            <text:p>366,4258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498" calcext:value-type="float">
            <text:p>3,15498</text:p>
          </table:table-cell>
          <table:table-cell office:value-type="float" office:value="0" calcext:value-type="float">
            <text:p>0</text:p>
          </table:table-cell>
          <table:table-cell office:value-type="float" office:value="364.496926" calcext:value-type="float">
            <text:p>364,496926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364.589886" calcext:value-type="float">
            <text:p>364,5898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0039" calcext:value-type="float">
            <text:p>3,160039</text:p>
          </table:table-cell>
          <table:table-cell office:value-type="float" office:value="0" calcext:value-type="float">
            <text:p>0</text:p>
          </table:table-cell>
          <table:table-cell office:value-type="float" office:value="362.341799" calcext:value-type="float">
            <text:p>362,341799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362.43426" calcext:value-type="float">
            <text:p>362,434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2401" calcext:value-type="float">
            <text:p>3,242401</text:p>
          </table:table-cell>
          <table:table-cell office:value-type="float" office:value="0" calcext:value-type="float">
            <text:p>0</text:p>
          </table:table-cell>
          <table:table-cell office:value-type="float" office:value="362.369218" calcext:value-type="float">
            <text:p>362,36921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2.461983" calcext:value-type="float">
            <text:p>362,4619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0309" calcext:value-type="float">
            <text:p>3,300309</text:p>
          </table:table-cell>
          <table:table-cell office:value-type="float" office:value="0" calcext:value-type="float">
            <text:p>0</text:p>
          </table:table-cell>
          <table:table-cell office:value-type="float" office:value="368.108398" calcext:value-type="float">
            <text:p>368,108398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368.20606" calcext:value-type="float">
            <text:p>368,206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31931" calcext:value-type="float">
            <text:p>3,031931</text:p>
          </table:table-cell>
          <table:table-cell office:value-type="float" office:value="0" calcext:value-type="float">
            <text:p>0</text:p>
          </table:table-cell>
          <table:table-cell office:value-type="float" office:value="365.286827" calcext:value-type="float">
            <text:p>365,286827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5.379772" calcext:value-type="float">
            <text:p>365,3797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5092" calcext:value-type="float">
            <text:p>3,05092</text:p>
          </table:table-cell>
          <table:table-cell office:value-type="float" office:value="0" calcext:value-type="float">
            <text:p>0</text:p>
          </table:table-cell>
          <table:table-cell office:value-type="float" office:value="366.967139" calcext:value-type="float">
            <text:p>366,96713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7.060908" calcext:value-type="float">
            <text:p>367,0609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92233" calcext:value-type="float">
            <text:p>2,992233</text:p>
          </table:table-cell>
          <table:table-cell office:value-type="float" office:value="0" calcext:value-type="float">
            <text:p>0</text:p>
          </table:table-cell>
          <table:table-cell office:value-type="float" office:value="365.050928" calcext:value-type="float">
            <text:p>365,05092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148658" calcext:value-type="float">
            <text:p>365,1486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1254" calcext:value-type="float">
            <text:p>3,121254</text:p>
          </table:table-cell>
          <table:table-cell office:value-type="float" office:value="0" calcext:value-type="float">
            <text:p>0</text:p>
          </table:table-cell>
          <table:table-cell office:value-type="float" office:value="367.145305" calcext:value-type="float">
            <text:p>367,14530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7.240474" calcext:value-type="float">
            <text:p>367,2404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3437" calcext:value-type="float">
            <text:p>3,073437</text:p>
          </table:table-cell>
          <table:table-cell office:value-type="float" office:value="0" calcext:value-type="float">
            <text:p>0</text:p>
          </table:table-cell>
          <table:table-cell office:value-type="float" office:value="365.422368" calcext:value-type="float">
            <text:p>365,422368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365.516657" calcext:value-type="float">
            <text:p>365,5166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2628" calcext:value-type="float">
            <text:p>3,252628</text:p>
          </table:table-cell>
          <table:table-cell office:value-type="float" office:value="0" calcext:value-type="float">
            <text:p>0</text:p>
          </table:table-cell>
          <table:table-cell office:value-type="float" office:value="365.863455" calcext:value-type="float">
            <text:p>365,86345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962427" calcext:value-type="float">
            <text:p>365,9624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85686" calcext:value-type="float">
            <text:p>3,085686</text:p>
          </table:table-cell>
          <table:table-cell office:value-type="float" office:value="0" calcext:value-type="float">
            <text:p>0</text:p>
          </table:table-cell>
          <table:table-cell office:value-type="float" office:value="368.280067" calcext:value-type="float">
            <text:p>368,280067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373322" calcext:value-type="float">
            <text:p>368,3733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47599" calcext:value-type="float">
            <text:p>3,047599</text:p>
          </table:table-cell>
          <table:table-cell office:value-type="float" office:value="0" calcext:value-type="float">
            <text:p>0</text:p>
          </table:table-cell>
          <table:table-cell office:value-type="float" office:value="367.408632" calcext:value-type="float">
            <text:p>367,40863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50958" calcext:value-type="float">
            <text:p>367,509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9058" calcext:value-type="float">
            <text:p>3,079058</text:p>
          </table:table-cell>
          <table:table-cell office:value-type="float" office:value="0" calcext:value-type="float">
            <text:p>0</text:p>
          </table:table-cell>
          <table:table-cell office:value-type="float" office:value="364.629996" calcext:value-type="float">
            <text:p>364,629996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364.722845" calcext:value-type="float">
            <text:p>364,7228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8467" calcext:value-type="float">
            <text:p>3,198467</text:p>
          </table:table-cell>
          <table:table-cell office:value-type="float" office:value="0" calcext:value-type="float">
            <text:p>0</text:p>
          </table:table-cell>
          <table:table-cell office:value-type="float" office:value="366.348739" calcext:value-type="float">
            <text:p>366,348739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6.442103" calcext:value-type="float">
            <text:p>366,4421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5953" calcext:value-type="float">
            <text:p>3,125953</text:p>
          </table:table-cell>
          <table:table-cell office:value-type="float" office:value="0" calcext:value-type="float">
            <text:p>0</text:p>
          </table:table-cell>
          <table:table-cell office:value-type="float" office:value="363.940383" calcext:value-type="float">
            <text:p>363,940383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364.033558" calcext:value-type="float">
            <text:p>364,0335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4706" calcext:value-type="float">
            <text:p>3,144706</text:p>
          </table:table-cell>
          <table:table-cell office:value-type="float" office:value="0" calcext:value-type="float">
            <text:p>0</text:p>
          </table:table-cell>
          <table:table-cell office:value-type="float" office:value="365.4929" calcext:value-type="float">
            <text:p>365,492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58575" calcext:value-type="float">
            <text:p>365,585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29258" calcext:value-type="float">
            <text:p>3,029258</text:p>
          </table:table-cell>
          <table:table-cell office:value-type="float" office:value="0" calcext:value-type="float">
            <text:p>0</text:p>
          </table:table-cell>
          <table:table-cell office:value-type="float" office:value="365.853191" calcext:value-type="float">
            <text:p>365,85319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946524" calcext:value-type="float">
            <text:p>365,9465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1276" calcext:value-type="float">
            <text:p>3,201276</text:p>
          </table:table-cell>
          <table:table-cell office:value-type="float" office:value="0" calcext:value-type="float">
            <text:p>0</text:p>
          </table:table-cell>
          <table:table-cell office:value-type="float" office:value="367.45852" calcext:value-type="float">
            <text:p>367,4585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553125" calcext:value-type="float">
            <text:p>367,5531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585952" calcext:value-type="float">
            <text:p>3,585952</text:p>
          </table:table-cell>
          <table:table-cell office:value-type="float" office:value="0" calcext:value-type="float">
            <text:p>0</text:p>
          </table:table-cell>
          <table:table-cell office:value-type="float" office:value="367.00886" calcext:value-type="float">
            <text:p>367,0088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7.101674" calcext:value-type="float">
            <text:p>367,1016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7259" calcext:value-type="float">
            <text:p>3,207259</text:p>
          </table:table-cell>
          <table:table-cell office:value-type="float" office:value="0" calcext:value-type="float">
            <text:p>0</text:p>
          </table:table-cell>
          <table:table-cell office:value-type="float" office:value="364.629158" calcext:value-type="float">
            <text:p>364,629158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364.721869" calcext:value-type="float">
            <text:p>364,7218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8368" calcext:value-type="float">
            <text:p>3,148368</text:p>
          </table:table-cell>
          <table:table-cell office:value-type="float" office:value="0" calcext:value-type="float">
            <text:p>0</text:p>
          </table:table-cell>
          <table:table-cell office:value-type="float" office:value="366.144258" calcext:value-type="float">
            <text:p>366,144258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366.238152" calcext:value-type="float">
            <text:p>366,238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6668" calcext:value-type="float">
            <text:p>3,316668</text:p>
          </table:table-cell>
          <table:table-cell office:value-type="float" office:value="0" calcext:value-type="float">
            <text:p>0</text:p>
          </table:table-cell>
          <table:table-cell office:value-type="float" office:value="365.060125" calcext:value-type="float">
            <text:p>365,06012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153963" calcext:value-type="float">
            <text:p>365,1539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2549" calcext:value-type="float">
            <text:p>3,142549</text:p>
          </table:table-cell>
          <table:table-cell office:value-type="float" office:value="0" calcext:value-type="float">
            <text:p>0</text:p>
          </table:table-cell>
          <table:table-cell office:value-type="float" office:value="364.006158" calcext:value-type="float">
            <text:p>364,006158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4.099107" calcext:value-type="float">
            <text:p>364,0991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1512" calcext:value-type="float">
            <text:p>3,271512</text:p>
          </table:table-cell>
          <table:table-cell office:value-type="float" office:value="0" calcext:value-type="float">
            <text:p>0</text:p>
          </table:table-cell>
          <table:table-cell office:value-type="float" office:value="364.670584" calcext:value-type="float">
            <text:p>364,67058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769291" calcext:value-type="float">
            <text:p>364,7692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8649" calcext:value-type="float">
            <text:p>3,08649</text:p>
          </table:table-cell>
          <table:table-cell office:value-type="float" office:value="0" calcext:value-type="float">
            <text:p>0</text:p>
          </table:table-cell>
          <table:table-cell office:value-type="float" office:value="366.843115" calcext:value-type="float">
            <text:p>366,843115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936696" calcext:value-type="float">
            <text:p>366,9366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59117" calcext:value-type="float">
            <text:p>3,359117</text:p>
          </table:table-cell>
          <table:table-cell office:value-type="float" office:value="0" calcext:value-type="float">
            <text:p>0</text:p>
          </table:table-cell>
          <table:table-cell office:value-type="float" office:value="372.412454" calcext:value-type="float">
            <text:p>372,41245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2.516012" calcext:value-type="float">
            <text:p>372,5160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0274" calcext:value-type="float">
            <text:p>3,260274</text:p>
          </table:table-cell>
          <table:table-cell office:value-type="float" office:value="0" calcext:value-type="float">
            <text:p>0</text:p>
          </table:table-cell>
          <table:table-cell office:value-type="float" office:value="394.756452" calcext:value-type="float">
            <text:p>394,75645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94.86432" calcext:value-type="float">
            <text:p>394,864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49627" calcext:value-type="float">
            <text:p>3,049627</text:p>
          </table:table-cell>
          <table:table-cell office:value-type="float" office:value="0" calcext:value-type="float">
            <text:p>0</text:p>
          </table:table-cell>
          <table:table-cell office:value-type="float" office:value="376.178862" calcext:value-type="float">
            <text:p>376,17886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76.274194" calcext:value-type="float">
            <text:p>376,2741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5802" calcext:value-type="float">
            <text:p>3,165802</text:p>
          </table:table-cell>
          <table:table-cell office:value-type="float" office:value="0" calcext:value-type="float">
            <text:p>0</text:p>
          </table:table-cell>
          <table:table-cell office:value-type="float" office:value="364.566015" calcext:value-type="float">
            <text:p>364,566015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364.660066" calcext:value-type="float">
            <text:p>364,6600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6517" calcext:value-type="float">
            <text:p>3,306517</text:p>
          </table:table-cell>
          <table:table-cell office:value-type="float" office:value="0" calcext:value-type="float">
            <text:p>0</text:p>
          </table:table-cell>
          <table:table-cell office:value-type="float" office:value="366.046056" calcext:value-type="float">
            <text:p>366,04605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139938" calcext:value-type="float">
            <text:p>366,1399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5205" calcext:value-type="float">
            <text:p>3,255205</text:p>
          </table:table-cell>
          <table:table-cell office:value-type="float" office:value="0" calcext:value-type="float">
            <text:p>0</text:p>
          </table:table-cell>
          <table:table-cell office:value-type="float" office:value="364.907084" calcext:value-type="float">
            <text:p>364,90708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4.999474" calcext:value-type="float">
            <text:p>364,9994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271" calcext:value-type="float">
            <text:p>3,07271</text:p>
          </table:table-cell>
          <table:table-cell office:value-type="float" office:value="0" calcext:value-type="float">
            <text:p>0</text:p>
          </table:table-cell>
          <table:table-cell office:value-type="float" office:value="364.368421" calcext:value-type="float">
            <text:p>364,36842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462756" calcext:value-type="float">
            <text:p>364,4627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0778" calcext:value-type="float">
            <text:p>3,140778</text:p>
          </table:table-cell>
          <table:table-cell office:value-type="float" office:value="0" calcext:value-type="float">
            <text:p>0</text:p>
          </table:table-cell>
          <table:table-cell office:value-type="float" office:value="365.755916" calcext:value-type="float">
            <text:p>365,75591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849344" calcext:value-type="float">
            <text:p>365,8493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48538" calcext:value-type="float">
            <text:p>2,948538</text:p>
          </table:table-cell>
          <table:table-cell office:value-type="float" office:value="0" calcext:value-type="float">
            <text:p>0</text:p>
          </table:table-cell>
          <table:table-cell office:value-type="float" office:value="364.649409" calcext:value-type="float">
            <text:p>364,64940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743382" calcext:value-type="float">
            <text:p>364,7433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63701" calcext:value-type="float">
            <text:p>2,963701</text:p>
          </table:table-cell>
          <table:table-cell office:value-type="float" office:value="0" calcext:value-type="float">
            <text:p>0</text:p>
          </table:table-cell>
          <table:table-cell office:value-type="float" office:value="363.441193" calcext:value-type="float">
            <text:p>363,441193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363.534853" calcext:value-type="float">
            <text:p>363,5348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3829" calcext:value-type="float">
            <text:p>3,273829</text:p>
          </table:table-cell>
          <table:table-cell office:value-type="float" office:value="0" calcext:value-type="float">
            <text:p>0</text:p>
          </table:table-cell>
          <table:table-cell office:value-type="float" office:value="365.998542" calcext:value-type="float">
            <text:p>365,99854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097403" calcext:value-type="float">
            <text:p>366,0974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21588" calcext:value-type="float">
            <text:p>2,921588</text:p>
          </table:table-cell>
          <table:table-cell office:value-type="float" office:value="0" calcext:value-type="float">
            <text:p>0</text:p>
          </table:table-cell>
          <table:table-cell office:value-type="float" office:value="365.095111" calcext:value-type="float">
            <text:p>365,09511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5.190312" calcext:value-type="float">
            <text:p>365,190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9275" calcext:value-type="float">
            <text:p>3,139275</text:p>
          </table:table-cell>
          <table:table-cell office:value-type="float" office:value="0" calcext:value-type="float">
            <text:p>0</text:p>
          </table:table-cell>
          <table:table-cell office:value-type="float" office:value="364.257498" calcext:value-type="float">
            <text:p>364,25749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356015" calcext:value-type="float">
            <text:p>364,3560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2807" calcext:value-type="float">
            <text:p>3,122807</text:p>
          </table:table-cell>
          <table:table-cell office:value-type="float" office:value="0" calcext:value-type="float">
            <text:p>0</text:p>
          </table:table-cell>
          <table:table-cell office:value-type="float" office:value="364.530897" calcext:value-type="float">
            <text:p>364,53089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624708" calcext:value-type="float">
            <text:p>364,6247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68574" calcext:value-type="float">
            <text:p>3,068574</text:p>
          </table:table-cell>
          <table:table-cell office:value-type="float" office:value="0" calcext:value-type="float">
            <text:p>0</text:p>
          </table:table-cell>
          <table:table-cell office:value-type="float" office:value="366.273566" calcext:value-type="float">
            <text:p>366,27356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367467" calcext:value-type="float">
            <text:p>366,3674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514" calcext:value-type="float">
            <text:p>3,16514</text:p>
          </table:table-cell>
          <table:table-cell office:value-type="float" office:value="0" calcext:value-type="float">
            <text:p>0</text:p>
          </table:table-cell>
          <table:table-cell office:value-type="float" office:value="368.916326" calcext:value-type="float">
            <text:p>368,91632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010081" calcext:value-type="float">
            <text:p>369,0100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10202" calcext:value-type="float">
            <text:p>3,110202</text:p>
          </table:table-cell>
          <table:table-cell office:value-type="float" office:value="0" calcext:value-type="float">
            <text:p>0</text:p>
          </table:table-cell>
          <table:table-cell office:value-type="float" office:value="367.452001" calcext:value-type="float">
            <text:p>367,45200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545492" calcext:value-type="float">
            <text:p>367,5454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7129" calcext:value-type="float">
            <text:p>3,337129</text:p>
          </table:table-cell>
          <table:table-cell office:value-type="float" office:value="0" calcext:value-type="float">
            <text:p>0</text:p>
          </table:table-cell>
          <table:table-cell office:value-type="float" office:value="367.926406" calcext:value-type="float">
            <text:p>367,92640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020482" calcext:value-type="float">
            <text:p>368,0204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6971" calcext:value-type="float">
            <text:p>3,076971</text:p>
          </table:table-cell>
          <table:table-cell office:value-type="float" office:value="0" calcext:value-type="float">
            <text:p>0</text:p>
          </table:table-cell>
          <table:table-cell office:value-type="float" office:value="366.488378" calcext:value-type="float">
            <text:p>366,48837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581479" calcext:value-type="float">
            <text:p>366,5814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47539" calcext:value-type="float">
            <text:p>2,947539</text:p>
          </table:table-cell>
          <table:table-cell office:value-type="float" office:value="0" calcext:value-type="float">
            <text:p>0</text:p>
          </table:table-cell>
          <table:table-cell office:value-type="float" office:value="363.744551" calcext:value-type="float">
            <text:p>363,744551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363.83698" calcext:value-type="float">
            <text:p>363,836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00541" calcext:value-type="float">
            <text:p>3,100541</text:p>
          </table:table-cell>
          <table:table-cell office:value-type="float" office:value="0" calcext:value-type="float">
            <text:p>0</text:p>
          </table:table-cell>
          <table:table-cell office:value-type="float" office:value="363.114462" calcext:value-type="float">
            <text:p>363,114462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3.20827" calcext:value-type="float">
            <text:p>363,208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0043" calcext:value-type="float">
            <text:p>3,200043</text:p>
          </table:table-cell>
          <table:table-cell office:value-type="float" office:value="0" calcext:value-type="float">
            <text:p>0</text:p>
          </table:table-cell>
          <table:table-cell office:value-type="float" office:value="365.332265" calcext:value-type="float">
            <text:p>365,33226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425311" calcext:value-type="float">
            <text:p>365,4253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74392" calcext:value-type="float">
            <text:p>2,974392</text:p>
          </table:table-cell>
          <table:table-cell office:value-type="float" office:value="0" calcext:value-type="float">
            <text:p>0</text:p>
          </table:table-cell>
          <table:table-cell office:value-type="float" office:value="363.604473" calcext:value-type="float">
            <text:p>363,60447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698678" calcext:value-type="float">
            <text:p>363,6986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96478" calcext:value-type="float">
            <text:p>2,996478</text:p>
          </table:table-cell>
          <table:table-cell office:value-type="float" office:value="0" calcext:value-type="float">
            <text:p>0</text:p>
          </table:table-cell>
          <table:table-cell office:value-type="float" office:value="362.979995" calcext:value-type="float">
            <text:p>362,97999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3.075581" calcext:value-type="float">
            <text:p>363,0755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3826" calcext:value-type="float">
            <text:p>3,03826</text:p>
          </table:table-cell>
          <table:table-cell office:value-type="float" office:value="0" calcext:value-type="float">
            <text:p>0</text:p>
          </table:table-cell>
          <table:table-cell office:value-type="float" office:value="365.205929" calcext:value-type="float">
            <text:p>365,20592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5.299523" calcext:value-type="float">
            <text:p>365,2995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7658" calcext:value-type="float">
            <text:p>3,127658</text:p>
          </table:table-cell>
          <table:table-cell office:value-type="float" office:value="0" calcext:value-type="float">
            <text:p>0</text:p>
          </table:table-cell>
          <table:table-cell office:value-type="float" office:value="365.754872" calcext:value-type="float">
            <text:p>365,75487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85125" calcext:value-type="float">
            <text:p>365,851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4866" calcext:value-type="float">
            <text:p>3,134866</text:p>
          </table:table-cell>
          <table:table-cell office:value-type="float" office:value="0" calcext:value-type="float">
            <text:p>0</text:p>
          </table:table-cell>
          <table:table-cell office:value-type="float" office:value="363.899719" calcext:value-type="float">
            <text:p>363,89971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3.992143" calcext:value-type="float">
            <text:p>363,9921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2175" calcext:value-type="float">
            <text:p>3,332175</text:p>
          </table:table-cell>
          <table:table-cell office:value-type="float" office:value="0" calcext:value-type="float">
            <text:p>0</text:p>
          </table:table-cell>
          <table:table-cell office:value-type="float" office:value="365.110461" calcext:value-type="float">
            <text:p>365,11046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5.208172" calcext:value-type="float">
            <text:p>365,2081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5747" calcext:value-type="float">
            <text:p>3,205747</text:p>
          </table:table-cell>
          <table:table-cell office:value-type="float" office:value="0" calcext:value-type="float">
            <text:p>0</text:p>
          </table:table-cell>
          <table:table-cell office:value-type="float" office:value="364.787316" calcext:value-type="float">
            <text:p>364,787316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364.880977" calcext:value-type="float">
            <text:p>364,8809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1506" calcext:value-type="float">
            <text:p>3,071506</text:p>
          </table:table-cell>
          <table:table-cell office:value-type="float" office:value="0" calcext:value-type="float">
            <text:p>0</text:p>
          </table:table-cell>
          <table:table-cell office:value-type="float" office:value="364.273766" calcext:value-type="float">
            <text:p>364,273766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4.372804" calcext:value-type="float">
            <text:p>364,3728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5818" calcext:value-type="float">
            <text:p>3,215818</text:p>
          </table:table-cell>
          <table:table-cell office:value-type="float" office:value="0" calcext:value-type="float">
            <text:p>0</text:p>
          </table:table-cell>
          <table:table-cell office:value-type="float" office:value="366.143799" calcext:value-type="float">
            <text:p>366,14379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245156" calcext:value-type="float">
            <text:p>366,2451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8022" calcext:value-type="float">
            <text:p>3,168022</text:p>
          </table:table-cell>
          <table:table-cell office:value-type="float" office:value="0" calcext:value-type="float">
            <text:p>0</text:p>
          </table:table-cell>
          <table:table-cell office:value-type="float" office:value="366.689764" calcext:value-type="float">
            <text:p>366,68976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785632" calcext:value-type="float">
            <text:p>366,7856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7407" calcext:value-type="float">
            <text:p>3,337407</text:p>
          </table:table-cell>
          <table:table-cell office:value-type="float" office:value="0" calcext:value-type="float">
            <text:p>0</text:p>
          </table:table-cell>
          <table:table-cell office:value-type="float" office:value="364.663611" calcext:value-type="float">
            <text:p>364,66361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762114" calcext:value-type="float">
            <text:p>364,7621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4507" calcext:value-type="float">
            <text:p>3,174507</text:p>
          </table:table-cell>
          <table:table-cell office:value-type="float" office:value="0" calcext:value-type="float">
            <text:p>0</text:p>
          </table:table-cell>
          <table:table-cell office:value-type="float" office:value="365.995698" calcext:value-type="float">
            <text:p>365,995698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366.090904" calcext:value-type="float">
            <text:p>366,0909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9483" calcext:value-type="float">
            <text:p>3,179483</text:p>
          </table:table-cell>
          <table:table-cell office:value-type="float" office:value="0" calcext:value-type="float">
            <text:p>0</text:p>
          </table:table-cell>
          <table:table-cell office:value-type="float" office:value="365.761614" calcext:value-type="float">
            <text:p>365,76161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856201" calcext:value-type="float">
            <text:p>365,8562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58563" calcext:value-type="float">
            <text:p>3,058563</text:p>
          </table:table-cell>
          <table:table-cell office:value-type="float" office:value="0" calcext:value-type="float">
            <text:p>0</text:p>
          </table:table-cell>
          <table:table-cell office:value-type="float" office:value="363.946079" calcext:value-type="float">
            <text:p>363,94607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042668" calcext:value-type="float">
            <text:p>364,0426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34243" calcext:value-type="float">
            <text:p>3,034243</text:p>
          </table:table-cell>
          <table:table-cell office:value-type="float" office:value="0" calcext:value-type="float">
            <text:p>0</text:p>
          </table:table-cell>
          <table:table-cell office:value-type="float" office:value="366.602221" calcext:value-type="float">
            <text:p>366,60222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695727" calcext:value-type="float">
            <text:p>366,6957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315" calcext:value-type="float">
            <text:p>3,22315</text:p>
          </table:table-cell>
          <table:table-cell office:value-type="float" office:value="0" calcext:value-type="float">
            <text:p>0</text:p>
          </table:table-cell>
          <table:table-cell office:value-type="float" office:value="365.75673" calcext:value-type="float">
            <text:p>365,7567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5.851838" calcext:value-type="float">
            <text:p>365,8518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7187" calcext:value-type="float">
            <text:p>3,157187</text:p>
          </table:table-cell>
          <table:table-cell office:value-type="float" office:value="0" calcext:value-type="float">
            <text:p>0</text:p>
          </table:table-cell>
          <table:table-cell office:value-type="float" office:value="366.425125" calcext:value-type="float">
            <text:p>366,42512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518608" calcext:value-type="float">
            <text:p>366,5186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81062" calcext:value-type="float">
            <text:p>3,281062</text:p>
          </table:table-cell>
          <table:table-cell office:value-type="float" office:value="0" calcext:value-type="float">
            <text:p>0</text:p>
          </table:table-cell>
          <table:table-cell office:value-type="float" office:value="366.230978" calcext:value-type="float">
            <text:p>366,23097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326212" calcext:value-type="float">
            <text:p>366,3262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0273" calcext:value-type="float">
            <text:p>3,190273</text:p>
          </table:table-cell>
          <table:table-cell office:value-type="float" office:value="0" calcext:value-type="float">
            <text:p>0</text:p>
          </table:table-cell>
          <table:table-cell office:value-type="float" office:value="365.52921" calcext:value-type="float">
            <text:p>365,5292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622434" calcext:value-type="float">
            <text:p>365,6224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0804" calcext:value-type="float">
            <text:p>3,090804</text:p>
          </table:table-cell>
          <table:table-cell office:value-type="float" office:value="0" calcext:value-type="float">
            <text:p>0</text:p>
          </table:table-cell>
          <table:table-cell office:value-type="float" office:value="365.160979" calcext:value-type="float">
            <text:p>365,160979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5.257854" calcext:value-type="float">
            <text:p>365,2578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3739" calcext:value-type="float">
            <text:p>3,273739</text:p>
          </table:table-cell>
          <table:table-cell office:value-type="float" office:value="0" calcext:value-type="float">
            <text:p>0</text:p>
          </table:table-cell>
          <table:table-cell office:value-type="float" office:value="365.487876" calcext:value-type="float">
            <text:p>365,48787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582214" calcext:value-type="float">
            <text:p>365,5822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6824" calcext:value-type="float">
            <text:p>3,306824</text:p>
          </table:table-cell>
          <table:table-cell office:value-type="float" office:value="0" calcext:value-type="float">
            <text:p>0</text:p>
          </table:table-cell>
          <table:table-cell office:value-type="float" office:value="366.024042" calcext:value-type="float">
            <text:p>366,02404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118795" calcext:value-type="float">
            <text:p>366,1187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7241" calcext:value-type="float">
            <text:p>3,187241</text:p>
          </table:table-cell>
          <table:table-cell office:value-type="float" office:value="0" calcext:value-type="float">
            <text:p>0</text:p>
          </table:table-cell>
          <table:table-cell office:value-type="float" office:value="366.123498" calcext:value-type="float">
            <text:p>366,12349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219119" calcext:value-type="float">
            <text:p>366,2191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4898" calcext:value-type="float">
            <text:p>3,274898</text:p>
          </table:table-cell>
          <table:table-cell office:value-type="float" office:value="0" calcext:value-type="float">
            <text:p>0</text:p>
          </table:table-cell>
          <table:table-cell office:value-type="float" office:value="364.392574" calcext:value-type="float">
            <text:p>364,39257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4.49132" calcext:value-type="float">
            <text:p>364,49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7347" calcext:value-type="float">
            <text:p>3,187347</text:p>
          </table:table-cell>
          <table:table-cell office:value-type="float" office:value="0" calcext:value-type="float">
            <text:p>0</text:p>
          </table:table-cell>
          <table:table-cell office:value-type="float" office:value="364.002688" calcext:value-type="float">
            <text:p>364,002688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4.095766" calcext:value-type="float">
            <text:p>364,0957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028" calcext:value-type="float">
            <text:p>3,13028</text:p>
          </table:table-cell>
          <table:table-cell office:value-type="float" office:value="0" calcext:value-type="float">
            <text:p>0</text:p>
          </table:table-cell>
          <table:table-cell office:value-type="float" office:value="365.545469" calcext:value-type="float">
            <text:p>365,545469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365.637296" calcext:value-type="float">
            <text:p>365,6372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78657" calcext:value-type="float">
            <text:p>3,278657</text:p>
          </table:table-cell>
          <table:table-cell office:value-type="float" office:value="0" calcext:value-type="float">
            <text:p>0</text:p>
          </table:table-cell>
          <table:table-cell office:value-type="float" office:value="367.137098" calcext:value-type="float">
            <text:p>367,13709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230873" calcext:value-type="float">
            <text:p>367,2308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8973" calcext:value-type="float">
            <text:p>3,188973</text:p>
          </table:table-cell>
          <table:table-cell office:value-type="float" office:value="0" calcext:value-type="float">
            <text:p>0</text:p>
          </table:table-cell>
          <table:table-cell office:value-type="float" office:value="364.13411" calcext:value-type="float">
            <text:p>364,1341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234656" calcext:value-type="float">
            <text:p>364,2346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60576" calcext:value-type="float">
            <text:p>3,360576</text:p>
          </table:table-cell>
          <table:table-cell office:value-type="float" office:value="0" calcext:value-type="float">
            <text:p>0</text:p>
          </table:table-cell>
          <table:table-cell office:value-type="float" office:value="364.284715" calcext:value-type="float">
            <text:p>364,28471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378009" calcext:value-type="float">
            <text:p>364,3780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5619" calcext:value-type="float">
            <text:p>3,075619</text:p>
          </table:table-cell>
          <table:table-cell office:value-type="float" office:value="0" calcext:value-type="float">
            <text:p>0</text:p>
          </table:table-cell>
          <table:table-cell office:value-type="float" office:value="364.391353" calcext:value-type="float">
            <text:p>364,39135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483913" calcext:value-type="float">
            <text:p>364,4839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7041" calcext:value-type="float">
            <text:p>3,207041</text:p>
          </table:table-cell>
          <table:table-cell office:value-type="float" office:value="0" calcext:value-type="float">
            <text:p>0</text:p>
          </table:table-cell>
          <table:table-cell office:value-type="float" office:value="363.158305" calcext:value-type="float">
            <text:p>363,15830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251713" calcext:value-type="float">
            <text:p>363,2517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9652" calcext:value-type="float">
            <text:p>3,219652</text:p>
          </table:table-cell>
          <table:table-cell office:value-type="float" office:value="0" calcext:value-type="float">
            <text:p>0</text:p>
          </table:table-cell>
          <table:table-cell office:value-type="float" office:value="364.129441" calcext:value-type="float">
            <text:p>364,129441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364.222106" calcext:value-type="float">
            <text:p>364,222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0958" calcext:value-type="float">
            <text:p>3,130958</text:p>
          </table:table-cell>
          <table:table-cell office:value-type="float" office:value="0" calcext:value-type="float">
            <text:p>0</text:p>
          </table:table-cell>
          <table:table-cell office:value-type="float" office:value="365.481767" calcext:value-type="float">
            <text:p>365,481767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5.575913" calcext:value-type="float">
            <text:p>365,5759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4498" calcext:value-type="float">
            <text:p>3,204498</text:p>
          </table:table-cell>
          <table:table-cell office:value-type="float" office:value="0" calcext:value-type="float">
            <text:p>0</text:p>
          </table:table-cell>
          <table:table-cell office:value-type="float" office:value="363.912506" calcext:value-type="float">
            <text:p>363,91250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4.008506" calcext:value-type="float">
            <text:p>364,0085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3183" calcext:value-type="float">
            <text:p>3,073183</text:p>
          </table:table-cell>
          <table:table-cell office:value-type="float" office:value="0" calcext:value-type="float">
            <text:p>0</text:p>
          </table:table-cell>
          <table:table-cell office:value-type="float" office:value="363.709236" calcext:value-type="float">
            <text:p>363,70923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3.806599" calcext:value-type="float">
            <text:p>363,8065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46283" calcext:value-type="float">
            <text:p>3,046283</text:p>
          </table:table-cell>
          <table:table-cell office:value-type="float" office:value="0" calcext:value-type="float">
            <text:p>0</text:p>
          </table:table-cell>
          <table:table-cell office:value-type="float" office:value="364.766638" calcext:value-type="float">
            <text:p>364,766638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4.861249" calcext:value-type="float">
            <text:p>364,8612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2237" calcext:value-type="float">
            <text:p>3,212237</text:p>
          </table:table-cell>
          <table:table-cell office:value-type="float" office:value="0" calcext:value-type="float">
            <text:p>0</text:p>
          </table:table-cell>
          <table:table-cell office:value-type="float" office:value="364.49372" calcext:value-type="float">
            <text:p>364,4937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586161" calcext:value-type="float">
            <text:p>364,5861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1526" calcext:value-type="float">
            <text:p>3,121526</text:p>
          </table:table-cell>
          <table:table-cell office:value-type="float" office:value="0" calcext:value-type="float">
            <text:p>0</text:p>
          </table:table-cell>
          <table:table-cell office:value-type="float" office:value="363.20125" calcext:value-type="float">
            <text:p>363,20125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3.294333" calcext:value-type="float">
            <text:p>363,294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6872" calcext:value-type="float">
            <text:p>3,226872</text:p>
          </table:table-cell>
          <table:table-cell office:value-type="float" office:value="0" calcext:value-type="float">
            <text:p>0</text:p>
          </table:table-cell>
          <table:table-cell office:value-type="float" office:value="362.765972" calcext:value-type="float">
            <text:p>362,765972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2.86038" calcext:value-type="float">
            <text:p>362,860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972" calcext:value-type="float">
            <text:p>3,33972</text:p>
          </table:table-cell>
          <table:table-cell office:value-type="float" office:value="0" calcext:value-type="float">
            <text:p>0</text:p>
          </table:table-cell>
          <table:table-cell office:value-type="float" office:value="365.302358" calcext:value-type="float">
            <text:p>365,302358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365.395785" calcext:value-type="float">
            <text:p>365,3957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0578" calcext:value-type="float">
            <text:p>3,190578</text:p>
          </table:table-cell>
          <table:table-cell office:value-type="float" office:value="0" calcext:value-type="float">
            <text:p>0</text:p>
          </table:table-cell>
          <table:table-cell office:value-type="float" office:value="365.296015" calcext:value-type="float">
            <text:p>365,29601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389566" calcext:value-type="float">
            <text:p>365,38956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3.15912372" calcext:value-type="float">
            <text:p>3,15912372</text:p>
          </table:table-cell>
          <table:table-cell table:formula="of:=AVERAGE([.C2:.C101])" office:value-type="float" office:value="0" calcext:value-type="float">
            <text:p>0</text:p>
          </table:table-cell>
          <table:table-cell table:formula="of:=AVERAGE([.D2:.D101])" office:value-type="float" office:value="366.31005104" calcext:value-type="float">
            <text:p>366,31005104</text:p>
          </table:table-cell>
          <table:table-cell table:formula="of:=AVERAGE([.E2:.E101])" office:value-type="float" office:value="0.0000281" calcext:value-type="float">
            <text:p>0,0000281</text:p>
          </table:table-cell>
          <table:table-cell table:formula="of:=AVERAGE([.F2:.F101])" office:value-type="float" office:value="366.40520894" calcext:value-type="float">
            <text:p>366,40520894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112034751149104" calcext:value-type="float">
            <text:p>0,1120347511</text:p>
          </table:table-cell>
          <table:table-cell table:formula="of:=COM.MICROSOFT.STDEV.P([.C2:.C101] )" office:value-type="float" office:value="0" calcext:value-type="float">
            <text:p>0</text:p>
          </table:table-cell>
          <table:table-cell table:formula="of:=COM.MICROSOFT.STDEV.P([.D2:.D101] )" office:value-type="float" office:value="4.73073105168935" calcext:value-type="float">
            <text:p>4,7307310517</text:p>
          </table:table-cell>
          <table:table-cell table:formula="of:=COM.MICROSOFT.STDEV.P([.E2:.E101] )" office:value-type="float" office:value="0.00000484045452411238" calcext:value-type="float">
            <text:p>4,84045452411238E-06</text:p>
          </table:table-cell>
          <table:table-cell table:formula="of:=COM.MICROSOFT.STDEV.P([.F2:.F101] )" office:value-type="float" office:value="4.73279341695368" calcext:value-type="float">
            <text:p>4,732793417</text:p>
          </table:table-cell>
        </table:table-row>
      </table:table>
      <table:table table:name="HY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etl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62224" calcext:value-type="float">
            <text:p>3,062224</text:p>
          </table:table-cell>
          <table:table-cell office:value-type="float" office:value="0" calcext:value-type="float">
            <text:p>0</text:p>
          </table:table-cell>
          <table:table-cell office:value-type="float" office:value="366.903751" calcext:value-type="float">
            <text:p>366,90375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000696" calcext:value-type="float">
            <text:p>367,0006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1001" calcext:value-type="float">
            <text:p>3,181001</text:p>
          </table:table-cell>
          <table:table-cell office:value-type="float" office:value="0" calcext:value-type="float">
            <text:p>0</text:p>
          </table:table-cell>
          <table:table-cell office:value-type="float" office:value="365.18054" calcext:value-type="float">
            <text:p>365,18054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365.275666" calcext:value-type="float">
            <text:p>365,2756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6921" calcext:value-type="float">
            <text:p>3,126921</text:p>
          </table:table-cell>
          <table:table-cell office:value-type="float" office:value="0" calcext:value-type="float">
            <text:p>0</text:p>
          </table:table-cell>
          <table:table-cell office:value-type="float" office:value="367.074598" calcext:value-type="float">
            <text:p>367,07459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169645" calcext:value-type="float">
            <text:p>367,1696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34041" calcext:value-type="float">
            <text:p>3,034041</text:p>
          </table:table-cell>
          <table:table-cell office:value-type="float" office:value="0" calcext:value-type="float">
            <text:p>0</text:p>
          </table:table-cell>
          <table:table-cell office:value-type="float" office:value="365.468378" calcext:value-type="float">
            <text:p>365,46837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563243" calcext:value-type="float">
            <text:p>365,5632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0243" calcext:value-type="float">
            <text:p>3,250243</text:p>
          </table:table-cell>
          <table:table-cell office:value-type="float" office:value="0" calcext:value-type="float">
            <text:p>0</text:p>
          </table:table-cell>
          <table:table-cell office:value-type="float" office:value="367.754795" calcext:value-type="float">
            <text:p>367,75479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857361" calcext:value-type="float">
            <text:p>367,8573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7716" calcext:value-type="float">
            <text:p>3,347716</text:p>
          </table:table-cell>
          <table:table-cell office:value-type="float" office:value="0" calcext:value-type="float">
            <text:p>0</text:p>
          </table:table-cell>
          <table:table-cell office:value-type="float" office:value="367.612534" calcext:value-type="float">
            <text:p>367,61253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711825" calcext:value-type="float">
            <text:p>367,7118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5023" calcext:value-type="float">
            <text:p>3,265023</text:p>
          </table:table-cell>
          <table:table-cell office:value-type="float" office:value="0" calcext:value-type="float">
            <text:p>0</text:p>
          </table:table-cell>
          <table:table-cell office:value-type="float" office:value="368.371067" calcext:value-type="float">
            <text:p>368,371067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8.474015" calcext:value-type="float">
            <text:p>368,4740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8731" calcext:value-type="float">
            <text:p>3,08731</text:p>
          </table:table-cell>
          <table:table-cell office:value-type="float" office:value="0" calcext:value-type="float">
            <text:p>0</text:p>
          </table:table-cell>
          <table:table-cell office:value-type="float" office:value="363.981331" calcext:value-type="float">
            <text:p>363,98133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076446" calcext:value-type="float">
            <text:p>364,0764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2575" calcext:value-type="float">
            <text:p>3,212575</text:p>
          </table:table-cell>
          <table:table-cell office:value-type="float" office:value="0" calcext:value-type="float">
            <text:p>0</text:p>
          </table:table-cell>
          <table:table-cell office:value-type="float" office:value="366.313841" calcext:value-type="float">
            <text:p>366,31384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6.413754" calcext:value-type="float">
            <text:p>366,4137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5152" calcext:value-type="float">
            <text:p>3,175152</text:p>
          </table:table-cell>
          <table:table-cell office:value-type="float" office:value="0" calcext:value-type="float">
            <text:p>0</text:p>
          </table:table-cell>
          <table:table-cell office:value-type="float" office:value="365.960121" calcext:value-type="float">
            <text:p>365,96012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058184" calcext:value-type="float">
            <text:p>366,0581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4272" calcext:value-type="float">
            <text:p>3,324272</text:p>
          </table:table-cell>
          <table:table-cell office:value-type="float" office:value="0" calcext:value-type="float">
            <text:p>0</text:p>
          </table:table-cell>
          <table:table-cell office:value-type="float" office:value="366.793557" calcext:value-type="float">
            <text:p>366,79355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891988" calcext:value-type="float">
            <text:p>366,8919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6613" calcext:value-type="float">
            <text:p>3,076613</text:p>
          </table:table-cell>
          <table:table-cell office:value-type="float" office:value="0" calcext:value-type="float">
            <text:p>0</text:p>
          </table:table-cell>
          <table:table-cell office:value-type="float" office:value="368.313428" calcext:value-type="float">
            <text:p>368,31342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8.413463" calcext:value-type="float">
            <text:p>368,4134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5149" calcext:value-type="float">
            <text:p>3,215149</text:p>
          </table:table-cell>
          <table:table-cell office:value-type="float" office:value="0" calcext:value-type="float">
            <text:p>0</text:p>
          </table:table-cell>
          <table:table-cell office:value-type="float" office:value="365.213324" calcext:value-type="float">
            <text:p>365,21332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5.310511" calcext:value-type="float">
            <text:p>365,3105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5763" calcext:value-type="float">
            <text:p>3,05763</text:p>
          </table:table-cell>
          <table:table-cell office:value-type="float" office:value="0" calcext:value-type="float">
            <text:p>0</text:p>
          </table:table-cell>
          <table:table-cell office:value-type="float" office:value="369.443213" calcext:value-type="float">
            <text:p>369,44321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540174" calcext:value-type="float">
            <text:p>369,5401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7418" calcext:value-type="float">
            <text:p>3,227418</text:p>
          </table:table-cell>
          <table:table-cell office:value-type="float" office:value="0" calcext:value-type="float">
            <text:p>0</text:p>
          </table:table-cell>
          <table:table-cell office:value-type="float" office:value="366.9315" calcext:value-type="float">
            <text:p>366,931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033214" calcext:value-type="float">
            <text:p>367,0332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95662" calcext:value-type="float">
            <text:p>3,095662</text:p>
          </table:table-cell>
          <table:table-cell office:value-type="float" office:value="0" calcext:value-type="float">
            <text:p>0</text:p>
          </table:table-cell>
          <table:table-cell office:value-type="float" office:value="366.602274" calcext:value-type="float">
            <text:p>366,60227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699358" calcext:value-type="float">
            <text:p>366,6993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1443" calcext:value-type="float">
            <text:p>3,321443</text:p>
          </table:table-cell>
          <table:table-cell office:value-type="float" office:value="0" calcext:value-type="float">
            <text:p>0</text:p>
          </table:table-cell>
          <table:table-cell office:value-type="float" office:value="368.5993" calcext:value-type="float">
            <text:p>368,599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697997" calcext:value-type="float">
            <text:p>368,6979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7283" calcext:value-type="float">
            <text:p>3,197283</text:p>
          </table:table-cell>
          <table:table-cell office:value-type="float" office:value="0" calcext:value-type="float">
            <text:p>0</text:p>
          </table:table-cell>
          <table:table-cell office:value-type="float" office:value="365.975231" calcext:value-type="float">
            <text:p>365,97523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071273" calcext:value-type="float">
            <text:p>366,0712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92896" calcext:value-type="float">
            <text:p>3,392896</text:p>
          </table:table-cell>
          <table:table-cell office:value-type="float" office:value="0" calcext:value-type="float">
            <text:p>0</text:p>
          </table:table-cell>
          <table:table-cell office:value-type="float" office:value="366.210351" calcext:value-type="float">
            <text:p>366,21035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305039" calcext:value-type="float">
            <text:p>366,3050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4772" calcext:value-type="float">
            <text:p>3,144772</text:p>
          </table:table-cell>
          <table:table-cell office:value-type="float" office:value="0" calcext:value-type="float">
            <text:p>0</text:p>
          </table:table-cell>
          <table:table-cell office:value-type="float" office:value="366.535871" calcext:value-type="float">
            <text:p>366,53587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366.629612" calcext:value-type="float">
            <text:p>366,6296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0983" calcext:value-type="float">
            <text:p>3,150983</text:p>
          </table:table-cell>
          <table:table-cell office:value-type="float" office:value="0" calcext:value-type="float">
            <text:p>0</text:p>
          </table:table-cell>
          <table:table-cell office:value-type="float" office:value="368.072539" calcext:value-type="float">
            <text:p>368,07253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17218" calcext:value-type="float">
            <text:p>368,172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02184" calcext:value-type="float">
            <text:p>3,402184</text:p>
          </table:table-cell>
          <table:table-cell office:value-type="float" office:value="0" calcext:value-type="float">
            <text:p>0</text:p>
          </table:table-cell>
          <table:table-cell office:value-type="float" office:value="366.540715" calcext:value-type="float">
            <text:p>366,54071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641699" calcext:value-type="float">
            <text:p>366,6416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5313" calcext:value-type="float">
            <text:p>3,305313</text:p>
          </table:table-cell>
          <table:table-cell office:value-type="float" office:value="0" calcext:value-type="float">
            <text:p>0</text:p>
          </table:table-cell>
          <table:table-cell office:value-type="float" office:value="364.400528" calcext:value-type="float">
            <text:p>364,40052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495223" calcext:value-type="float">
            <text:p>364,4952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8124" calcext:value-type="float">
            <text:p>3,148124</text:p>
          </table:table-cell>
          <table:table-cell office:value-type="float" office:value="0" calcext:value-type="float">
            <text:p>0</text:p>
          </table:table-cell>
          <table:table-cell office:value-type="float" office:value="367.070495" calcext:value-type="float">
            <text:p>367,07049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175975" calcext:value-type="float">
            <text:p>367,1759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77126" calcext:value-type="float">
            <text:p>3,077126</text:p>
          </table:table-cell>
          <table:table-cell office:value-type="float" office:value="0" calcext:value-type="float">
            <text:p>0</text:p>
          </table:table-cell>
          <table:table-cell office:value-type="float" office:value="366.809645" calcext:value-type="float">
            <text:p>366,80964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912588" calcext:value-type="float">
            <text:p>366,9125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4866" calcext:value-type="float">
            <text:p>3,204866</text:p>
          </table:table-cell>
          <table:table-cell office:value-type="float" office:value="0" calcext:value-type="float">
            <text:p>0</text:p>
          </table:table-cell>
          <table:table-cell office:value-type="float" office:value="364.497436" calcext:value-type="float">
            <text:p>364,49743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595124" calcext:value-type="float">
            <text:p>364,5951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65322" calcext:value-type="float">
            <text:p>3,365322</text:p>
          </table:table-cell>
          <table:table-cell office:value-type="float" office:value="0" calcext:value-type="float">
            <text:p>0</text:p>
          </table:table-cell>
          <table:table-cell office:value-type="float" office:value="368.608573" calcext:value-type="float">
            <text:p>368,60857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707823" calcext:value-type="float">
            <text:p>368,7078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7246" calcext:value-type="float">
            <text:p>3,167246</text:p>
          </table:table-cell>
          <table:table-cell office:value-type="float" office:value="0" calcext:value-type="float">
            <text:p>0</text:p>
          </table:table-cell>
          <table:table-cell office:value-type="float" office:value="367.737307" calcext:value-type="float">
            <text:p>367,73730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834301" calcext:value-type="float">
            <text:p>367,8343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9657" calcext:value-type="float">
            <text:p>3,319657</text:p>
          </table:table-cell>
          <table:table-cell office:value-type="float" office:value="0" calcext:value-type="float">
            <text:p>0</text:p>
          </table:table-cell>
          <table:table-cell office:value-type="float" office:value="367.747151" calcext:value-type="float">
            <text:p>367,747151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7.846517" calcext:value-type="float">
            <text:p>367,8465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10756" calcext:value-type="float">
            <text:p>3,110756</text:p>
          </table:table-cell>
          <table:table-cell office:value-type="float" office:value="0" calcext:value-type="float">
            <text:p>0</text:p>
          </table:table-cell>
          <table:table-cell office:value-type="float" office:value="365.729606" calcext:value-type="float">
            <text:p>365,72960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823605" calcext:value-type="float">
            <text:p>365,8236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8568" calcext:value-type="float">
            <text:p>3,218568</text:p>
          </table:table-cell>
          <table:table-cell office:value-type="float" office:value="0" calcext:value-type="float">
            <text:p>0</text:p>
          </table:table-cell>
          <table:table-cell office:value-type="float" office:value="363.74638" calcext:value-type="float">
            <text:p>363,74638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3.840267" calcext:value-type="float">
            <text:p>363,8402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98613" calcext:value-type="float">
            <text:p>3,398613</text:p>
          </table:table-cell>
          <table:table-cell office:value-type="float" office:value="0" calcext:value-type="float">
            <text:p>0</text:p>
          </table:table-cell>
          <table:table-cell office:value-type="float" office:value="365.210566" calcext:value-type="float">
            <text:p>365,21056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304654" calcext:value-type="float">
            <text:p>365,3046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05698" calcext:value-type="float">
            <text:p>3,405698</text:p>
          </table:table-cell>
          <table:table-cell office:value-type="float" office:value="0" calcext:value-type="float">
            <text:p>0</text:p>
          </table:table-cell>
          <table:table-cell office:value-type="float" office:value="367.241584" calcext:value-type="float">
            <text:p>367,24158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340328" calcext:value-type="float">
            <text:p>367,3403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94041" calcext:value-type="float">
            <text:p>3,294041</text:p>
          </table:table-cell>
          <table:table-cell office:value-type="float" office:value="0" calcext:value-type="float">
            <text:p>0</text:p>
          </table:table-cell>
          <table:table-cell office:value-type="float" office:value="367.590846" calcext:value-type="float">
            <text:p>367,590846</text:p>
          </table:table-cell>
          <table:table-cell office:value-type="float" office:value="0.000046" calcext:value-type="float">
            <text:p>0,000046</text:p>
          </table:table-cell>
          <table:table-cell office:value-type="float" office:value="367.691002" calcext:value-type="float">
            <text:p>367,6910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0621" calcext:value-type="float">
            <text:p>3,250621</text:p>
          </table:table-cell>
          <table:table-cell office:value-type="float" office:value="0" calcext:value-type="float">
            <text:p>0</text:p>
          </table:table-cell>
          <table:table-cell office:value-type="float" office:value="365.330521" calcext:value-type="float">
            <text:p>365,330521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365.424435" calcext:value-type="float">
            <text:p>365,4244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10049" calcext:value-type="float">
            <text:p>3,110049</text:p>
          </table:table-cell>
          <table:table-cell office:value-type="float" office:value="0" calcext:value-type="float">
            <text:p>0</text:p>
          </table:table-cell>
          <table:table-cell office:value-type="float" office:value="366.668322" calcext:value-type="float">
            <text:p>366,668322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76366" calcext:value-type="float">
            <text:p>366,763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21038" calcext:value-type="float">
            <text:p>3,421038</text:p>
          </table:table-cell>
          <table:table-cell office:value-type="float" office:value="0" calcext:value-type="float">
            <text:p>0</text:p>
          </table:table-cell>
          <table:table-cell office:value-type="float" office:value="363.16024" calcext:value-type="float">
            <text:p>363,1602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3.258282" calcext:value-type="float">
            <text:p>363,2582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9215" calcext:value-type="float">
            <text:p>3,219215</text:p>
          </table:table-cell>
          <table:table-cell office:value-type="float" office:value="0" calcext:value-type="float">
            <text:p>0</text:p>
          </table:table-cell>
          <table:table-cell office:value-type="float" office:value="364.998557" calcext:value-type="float">
            <text:p>364,99855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092238" calcext:value-type="float">
            <text:p>365,0922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6361" calcext:value-type="float">
            <text:p>3,346361</text:p>
          </table:table-cell>
          <table:table-cell office:value-type="float" office:value="0" calcext:value-type="float">
            <text:p>0</text:p>
          </table:table-cell>
          <table:table-cell office:value-type="float" office:value="365.533844" calcext:value-type="float">
            <text:p>365,53384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628516" calcext:value-type="float">
            <text:p>365,6285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42098" calcext:value-type="float">
            <text:p>3,342098</text:p>
          </table:table-cell>
          <table:table-cell office:value-type="float" office:value="0" calcext:value-type="float">
            <text:p>0</text:p>
          </table:table-cell>
          <table:table-cell office:value-type="float" office:value="366.537566" calcext:value-type="float">
            <text:p>366,53756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635496" calcext:value-type="float">
            <text:p>366,6354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69668" calcext:value-type="float">
            <text:p>2,969668</text:p>
          </table:table-cell>
          <table:table-cell office:value-type="float" office:value="0" calcext:value-type="float">
            <text:p>0</text:p>
          </table:table-cell>
          <table:table-cell office:value-type="float" office:value="365.354311" calcext:value-type="float">
            <text:p>365,35431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450775" calcext:value-type="float">
            <text:p>365,4507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59477" calcext:value-type="float">
            <text:p>3,159477</text:p>
          </table:table-cell>
          <table:table-cell office:value-type="float" office:value="0" calcext:value-type="float">
            <text:p>0</text:p>
          </table:table-cell>
          <table:table-cell office:value-type="float" office:value="366.896565" calcext:value-type="float">
            <text:p>366,89656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99672" calcext:value-type="float">
            <text:p>366,996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41946" calcext:value-type="float">
            <text:p>3,041946</text:p>
          </table:table-cell>
          <table:table-cell office:value-type="float" office:value="0" calcext:value-type="float">
            <text:p>0</text:p>
          </table:table-cell>
          <table:table-cell office:value-type="float" office:value="366.682706" calcext:value-type="float">
            <text:p>366,68270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779785" calcext:value-type="float">
            <text:p>366,7797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4901" calcext:value-type="float">
            <text:p>3,304901</text:p>
          </table:table-cell>
          <table:table-cell office:value-type="float" office:value="0" calcext:value-type="float">
            <text:p>0</text:p>
          </table:table-cell>
          <table:table-cell office:value-type="float" office:value="367.275309" calcext:value-type="float">
            <text:p>367,275309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373216" calcext:value-type="float">
            <text:p>367,3732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8838" calcext:value-type="float">
            <text:p>3,248838</text:p>
          </table:table-cell>
          <table:table-cell office:value-type="float" office:value="0" calcext:value-type="float">
            <text:p>0</text:p>
          </table:table-cell>
          <table:table-cell office:value-type="float" office:value="365.541423" calcext:value-type="float">
            <text:p>365,54142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639522" calcext:value-type="float">
            <text:p>365,6395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3432" calcext:value-type="float">
            <text:p>3,223432</text:p>
          </table:table-cell>
          <table:table-cell office:value-type="float" office:value="0" calcext:value-type="float">
            <text:p>0</text:p>
          </table:table-cell>
          <table:table-cell office:value-type="float" office:value="368.485927" calcext:value-type="float">
            <text:p>368,48592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58733" calcext:value-type="float">
            <text:p>368,587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3031" calcext:value-type="float">
            <text:p>3,263031</text:p>
          </table:table-cell>
          <table:table-cell office:value-type="float" office:value="0" calcext:value-type="float">
            <text:p>0</text:p>
          </table:table-cell>
          <table:table-cell office:value-type="float" office:value="367.578527" calcext:value-type="float">
            <text:p>367,578527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367.677581" calcext:value-type="float">
            <text:p>367,6775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81401" calcext:value-type="float">
            <text:p>3,081401</text:p>
          </table:table-cell>
          <table:table-cell office:value-type="float" office:value="0" calcext:value-type="float">
            <text:p>0</text:p>
          </table:table-cell>
          <table:table-cell office:value-type="float" office:value="368.623019" calcext:value-type="float">
            <text:p>368,62301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720973" calcext:value-type="float">
            <text:p>368,7209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503812" calcext:value-type="float">
            <text:p>3,503812</text:p>
          </table:table-cell>
          <table:table-cell office:value-type="float" office:value="0" calcext:value-type="float">
            <text:p>0</text:p>
          </table:table-cell>
          <table:table-cell office:value-type="float" office:value="366.542557" calcext:value-type="float">
            <text:p>366,54255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642921" calcext:value-type="float">
            <text:p>366,6429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51881" calcext:value-type="float">
            <text:p>3,351881</text:p>
          </table:table-cell>
          <table:table-cell office:value-type="float" office:value="0" calcext:value-type="float">
            <text:p>0</text:p>
          </table:table-cell>
          <table:table-cell office:value-type="float" office:value="369.578194" calcext:value-type="float">
            <text:p>369,57819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9.677565" calcext:value-type="float">
            <text:p>369,6775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23143" calcext:value-type="float">
            <text:p>3,323143</text:p>
          </table:table-cell>
          <table:table-cell office:value-type="float" office:value="0" calcext:value-type="float">
            <text:p>0</text:p>
          </table:table-cell>
          <table:table-cell office:value-type="float" office:value="365.303422" calcext:value-type="float">
            <text:p>365,30342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399289" calcext:value-type="float">
            <text:p>365,3992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39308" calcext:value-type="float">
            <text:p>3,039308</text:p>
          </table:table-cell>
          <table:table-cell office:value-type="float" office:value="0" calcext:value-type="float">
            <text:p>0</text:p>
          </table:table-cell>
          <table:table-cell office:value-type="float" office:value="369.172799" calcext:value-type="float">
            <text:p>369,172799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9.274681" calcext:value-type="float">
            <text:p>369,27468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2166" calcext:value-type="float">
            <text:p>3,142166</text:p>
          </table:table-cell>
          <table:table-cell office:value-type="float" office:value="0" calcext:value-type="float">
            <text:p>0</text:p>
          </table:table-cell>
          <table:table-cell office:value-type="float" office:value="366.489561" calcext:value-type="float">
            <text:p>366,48956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584053" calcext:value-type="float">
            <text:p>366,5840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90814" calcext:value-type="float">
            <text:p>3,390814</text:p>
          </table:table-cell>
          <table:table-cell office:value-type="float" office:value="0" calcext:value-type="float">
            <text:p>0</text:p>
          </table:table-cell>
          <table:table-cell office:value-type="float" office:value="364.789857" calcext:value-type="float">
            <text:p>364,78985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4.886143" calcext:value-type="float">
            <text:p>364,8861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8204" calcext:value-type="float">
            <text:p>3,128204</text:p>
          </table:table-cell>
          <table:table-cell office:value-type="float" office:value="0" calcext:value-type="float">
            <text:p>0</text:p>
          </table:table-cell>
          <table:table-cell office:value-type="float" office:value="365.5102" calcext:value-type="float">
            <text:p>365,510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605051" calcext:value-type="float">
            <text:p>365,6050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3739" calcext:value-type="float">
            <text:p>3,333739</text:p>
          </table:table-cell>
          <table:table-cell office:value-type="float" office:value="0" calcext:value-type="float">
            <text:p>0</text:p>
          </table:table-cell>
          <table:table-cell office:value-type="float" office:value="369.105221" calcext:value-type="float">
            <text:p>369,10522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206135" calcext:value-type="float">
            <text:p>369,2061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9331" calcext:value-type="float">
            <text:p>3,199331</text:p>
          </table:table-cell>
          <table:table-cell office:value-type="float" office:value="0" calcext:value-type="float">
            <text:p>0</text:p>
          </table:table-cell>
          <table:table-cell office:value-type="float" office:value="364.761986" calcext:value-type="float">
            <text:p>364,761986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85701" calcext:value-type="float">
            <text:p>364,857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32585" calcext:value-type="float">
            <text:p>3,232585</text:p>
          </table:table-cell>
          <table:table-cell office:value-type="float" office:value="0" calcext:value-type="float">
            <text:p>0</text:p>
          </table:table-cell>
          <table:table-cell office:value-type="float" office:value="366.739698" calcext:value-type="float">
            <text:p>366,73969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834353" calcext:value-type="float">
            <text:p>366,8343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2165" calcext:value-type="float">
            <text:p>3,192165</text:p>
          </table:table-cell>
          <table:table-cell office:value-type="float" office:value="0" calcext:value-type="float">
            <text:p>0</text:p>
          </table:table-cell>
          <table:table-cell office:value-type="float" office:value="367.674382" calcext:value-type="float">
            <text:p>367,674382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367.771061" calcext:value-type="float">
            <text:p>367,771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0326" calcext:value-type="float">
            <text:p>3,220326</text:p>
          </table:table-cell>
          <table:table-cell office:value-type="float" office:value="0" calcext:value-type="float">
            <text:p>0</text:p>
          </table:table-cell>
          <table:table-cell office:value-type="float" office:value="368.285592" calcext:value-type="float">
            <text:p>368,28559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8.386457" calcext:value-type="float">
            <text:p>368,3864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6019" calcext:value-type="float">
            <text:p>3,136019</text:p>
          </table:table-cell>
          <table:table-cell office:value-type="float" office:value="0" calcext:value-type="float">
            <text:p>0</text:p>
          </table:table-cell>
          <table:table-cell office:value-type="float" office:value="367.0916" calcext:value-type="float">
            <text:p>367,0916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367.191298" calcext:value-type="float">
            <text:p>367,1912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2007" calcext:value-type="float">
            <text:p>3,262007</text:p>
          </table:table-cell>
          <table:table-cell office:value-type="float" office:value="0" calcext:value-type="float">
            <text:p>0</text:p>
          </table:table-cell>
          <table:table-cell office:value-type="float" office:value="369.16035" calcext:value-type="float">
            <text:p>369,16035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369.258893" calcext:value-type="float">
            <text:p>369,2588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8959" calcext:value-type="float">
            <text:p>3,268959</text:p>
          </table:table-cell>
          <table:table-cell office:value-type="float" office:value="0" calcext:value-type="float">
            <text:p>0</text:p>
          </table:table-cell>
          <table:table-cell office:value-type="float" office:value="366.776997" calcext:value-type="float">
            <text:p>366,77699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871628" calcext:value-type="float">
            <text:p>366,8716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09301" calcext:value-type="float">
            <text:p>3,109301</text:p>
          </table:table-cell>
          <table:table-cell office:value-type="float" office:value="0" calcext:value-type="float">
            <text:p>0</text:p>
          </table:table-cell>
          <table:table-cell office:value-type="float" office:value="368.947668" calcext:value-type="float">
            <text:p>368,94766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9.049545" calcext:value-type="float">
            <text:p>369,0495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65871" calcext:value-type="float">
            <text:p>3,365871</text:p>
          </table:table-cell>
          <table:table-cell office:value-type="float" office:value="0" calcext:value-type="float">
            <text:p>0</text:p>
          </table:table-cell>
          <table:table-cell office:value-type="float" office:value="363.939003" calcext:value-type="float">
            <text:p>363,93900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4.035998" calcext:value-type="float">
            <text:p>364,035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2826" calcext:value-type="float">
            <text:p>3,202826</text:p>
          </table:table-cell>
          <table:table-cell office:value-type="float" office:value="0" calcext:value-type="float">
            <text:p>0</text:p>
          </table:table-cell>
          <table:table-cell office:value-type="float" office:value="367.054313" calcext:value-type="float">
            <text:p>367,05431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153969" calcext:value-type="float">
            <text:p>367,1539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9353" calcext:value-type="float">
            <text:p>3,219353</text:p>
          </table:table-cell>
          <table:table-cell office:value-type="float" office:value="0" calcext:value-type="float">
            <text:p>0</text:p>
          </table:table-cell>
          <table:table-cell office:value-type="float" office:value="365.401203" calcext:value-type="float">
            <text:p>365,40120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501547" calcext:value-type="float">
            <text:p>365,5015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592" calcext:value-type="float">
            <text:p>3,31592</text:p>
          </table:table-cell>
          <table:table-cell office:value-type="float" office:value="0" calcext:value-type="float">
            <text:p>0</text:p>
          </table:table-cell>
          <table:table-cell office:value-type="float" office:value="365.480039" calcext:value-type="float">
            <text:p>365,48003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578834" calcext:value-type="float">
            <text:p>365,5788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6294" calcext:value-type="float">
            <text:p>3,316294</text:p>
          </table:table-cell>
          <table:table-cell office:value-type="float" office:value="0" calcext:value-type="float">
            <text:p>0</text:p>
          </table:table-cell>
          <table:table-cell office:value-type="float" office:value="364.474141" calcext:value-type="float">
            <text:p>364,47414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569663" calcext:value-type="float">
            <text:p>364,5696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948" calcext:value-type="float">
            <text:p>3,13948</text:p>
          </table:table-cell>
          <table:table-cell office:value-type="float" office:value="0" calcext:value-type="float">
            <text:p>0</text:p>
          </table:table-cell>
          <table:table-cell office:value-type="float" office:value="365.414703" calcext:value-type="float">
            <text:p>365,414703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5.512825" calcext:value-type="float">
            <text:p>365,5128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3314" calcext:value-type="float">
            <text:p>3,253314</text:p>
          </table:table-cell>
          <table:table-cell office:value-type="float" office:value="0" calcext:value-type="float">
            <text:p>0</text:p>
          </table:table-cell>
          <table:table-cell office:value-type="float" office:value="365.979845" calcext:value-type="float">
            <text:p>365,97984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6.075836" calcext:value-type="float">
            <text:p>366,0758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366" calcext:value-type="float">
            <text:p>3,17366</text:p>
          </table:table-cell>
          <table:table-cell office:value-type="float" office:value="0" calcext:value-type="float">
            <text:p>0</text:p>
          </table:table-cell>
          <table:table-cell office:value-type="float" office:value="367.902682" calcext:value-type="float">
            <text:p>367,90268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999812" calcext:value-type="float">
            <text:p>367,9998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50221" calcext:value-type="float">
            <text:p>3,250221</text:p>
          </table:table-cell>
          <table:table-cell office:value-type="float" office:value="0" calcext:value-type="float">
            <text:p>0</text:p>
          </table:table-cell>
          <table:table-cell office:value-type="float" office:value="367.002167" calcext:value-type="float">
            <text:p>367,002167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104486" calcext:value-type="float">
            <text:p>367,1044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06554" calcext:value-type="float">
            <text:p>3,306554</text:p>
          </table:table-cell>
          <table:table-cell office:value-type="float" office:value="0" calcext:value-type="float">
            <text:p>0</text:p>
          </table:table-cell>
          <table:table-cell office:value-type="float" office:value="368.006408" calcext:value-type="float">
            <text:p>368,006408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8.109843" calcext:value-type="float">
            <text:p>368,1098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7955" calcext:value-type="float">
            <text:p>3,337955</text:p>
          </table:table-cell>
          <table:table-cell office:value-type="float" office:value="0" calcext:value-type="float">
            <text:p>0</text:p>
          </table:table-cell>
          <table:table-cell office:value-type="float" office:value="366.692705" calcext:value-type="float">
            <text:p>366,692705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366.791028" calcext:value-type="float">
            <text:p>366,7910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476" calcext:value-type="float">
            <text:p>3,19476</text:p>
          </table:table-cell>
          <table:table-cell office:value-type="float" office:value="0" calcext:value-type="float">
            <text:p>0</text:p>
          </table:table-cell>
          <table:table-cell office:value-type="float" office:value="367.875264" calcext:value-type="float">
            <text:p>367,87526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7.976141" calcext:value-type="float">
            <text:p>367,9761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1125" calcext:value-type="float">
            <text:p>3,21125</text:p>
          </table:table-cell>
          <table:table-cell office:value-type="float" office:value="0" calcext:value-type="float">
            <text:p>0</text:p>
          </table:table-cell>
          <table:table-cell office:value-type="float" office:value="364.853695" calcext:value-type="float">
            <text:p>364,85369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4.951137" calcext:value-type="float">
            <text:p>364,9511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45682" calcext:value-type="float">
            <text:p>3,245682</text:p>
          </table:table-cell>
          <table:table-cell office:value-type="float" office:value="0" calcext:value-type="float">
            <text:p>0</text:p>
          </table:table-cell>
          <table:table-cell office:value-type="float" office:value="367.365753" calcext:value-type="float">
            <text:p>367,36575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7.463388" calcext:value-type="float">
            <text:p>367,4633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75919" calcext:value-type="float">
            <text:p>2,975919</text:p>
          </table:table-cell>
          <table:table-cell office:value-type="float" office:value="0" calcext:value-type="float">
            <text:p>0</text:p>
          </table:table-cell>
          <table:table-cell office:value-type="float" office:value="366.730361" calcext:value-type="float">
            <text:p>366,73036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66.825719" calcext:value-type="float">
            <text:p>366,8257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64598" calcext:value-type="float">
            <text:p>3,064598</text:p>
          </table:table-cell>
          <table:table-cell office:value-type="float" office:value="0" calcext:value-type="float">
            <text:p>0</text:p>
          </table:table-cell>
          <table:table-cell office:value-type="float" office:value="365.757443" calcext:value-type="float">
            <text:p>365,75744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860712" calcext:value-type="float">
            <text:p>365,8607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7855" calcext:value-type="float">
            <text:p>3,197855</text:p>
          </table:table-cell>
          <table:table-cell office:value-type="float" office:value="0" calcext:value-type="float">
            <text:p>0</text:p>
          </table:table-cell>
          <table:table-cell office:value-type="float" office:value="365.981399" calcext:value-type="float">
            <text:p>365,98139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075859" calcext:value-type="float">
            <text:p>366,0758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088106" calcext:value-type="float">
            <text:p>3,088106</text:p>
          </table:table-cell>
          <table:table-cell office:value-type="float" office:value="0" calcext:value-type="float">
            <text:p>0</text:p>
          </table:table-cell>
          <table:table-cell office:value-type="float" office:value="365.351281" calcext:value-type="float">
            <text:p>365,351281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445429" calcext:value-type="float">
            <text:p>365,4454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64224" calcext:value-type="float">
            <text:p>3,164224</text:p>
          </table:table-cell>
          <table:table-cell office:value-type="float" office:value="0" calcext:value-type="float">
            <text:p>0</text:p>
          </table:table-cell>
          <table:table-cell office:value-type="float" office:value="367.663194" calcext:value-type="float">
            <text:p>367,66319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762626" calcext:value-type="float">
            <text:p>367,7626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14744" calcext:value-type="float">
            <text:p>3,314744</text:p>
          </table:table-cell>
          <table:table-cell office:value-type="float" office:value="0" calcext:value-type="float">
            <text:p>0</text:p>
          </table:table-cell>
          <table:table-cell office:value-type="float" office:value="366.711836" calcext:value-type="float">
            <text:p>366,711836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366.809559" calcext:value-type="float">
            <text:p>366,8095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24596" calcext:value-type="float">
            <text:p>3,224596</text:p>
          </table:table-cell>
          <table:table-cell office:value-type="float" office:value="0" calcext:value-type="float">
            <text:p>0</text:p>
          </table:table-cell>
          <table:table-cell office:value-type="float" office:value="363.715356" calcext:value-type="float">
            <text:p>363,71535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363.808685" calcext:value-type="float">
            <text:p>363,8086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9436" calcext:value-type="float">
            <text:p>3,209436</text:p>
          </table:table-cell>
          <table:table-cell office:value-type="float" office:value="0" calcext:value-type="float">
            <text:p>0</text:p>
          </table:table-cell>
          <table:table-cell office:value-type="float" office:value="366.714387" calcext:value-type="float">
            <text:p>366,714387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814461" calcext:value-type="float">
            <text:p>366,8144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76316" calcext:value-type="float">
            <text:p>3,176316</text:p>
          </table:table-cell>
          <table:table-cell office:value-type="float" office:value="0" calcext:value-type="float">
            <text:p>0</text:p>
          </table:table-cell>
          <table:table-cell office:value-type="float" office:value="365.388644" calcext:value-type="float">
            <text:p>365,38864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5.488787" calcext:value-type="float">
            <text:p>365,4887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4253" calcext:value-type="float">
            <text:p>3,184253</text:p>
          </table:table-cell>
          <table:table-cell office:value-type="float" office:value="0" calcext:value-type="float">
            <text:p>0</text:p>
          </table:table-cell>
          <table:table-cell office:value-type="float" office:value="378.193771" calcext:value-type="float">
            <text:p>378,193771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8.303664" calcext:value-type="float">
            <text:p>378,3036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47595" calcext:value-type="float">
            <text:p>3,147595</text:p>
          </table:table-cell>
          <table:table-cell office:value-type="float" office:value="0" calcext:value-type="float">
            <text:p>0</text:p>
          </table:table-cell>
          <table:table-cell office:value-type="float" office:value="394.410227" calcext:value-type="float">
            <text:p>394,410227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94.519506" calcext:value-type="float">
            <text:p>394,5195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9795" calcext:value-type="float">
            <text:p>3,139795</text:p>
          </table:table-cell>
          <table:table-cell office:value-type="float" office:value="0" calcext:value-type="float">
            <text:p>0</text:p>
          </table:table-cell>
          <table:table-cell office:value-type="float" office:value="375.60886" calcext:value-type="float">
            <text:p>375,60886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5.710589" calcext:value-type="float">
            <text:p>375,7105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6523" calcext:value-type="float">
            <text:p>3,136523</text:p>
          </table:table-cell>
          <table:table-cell office:value-type="float" office:value="0" calcext:value-type="float">
            <text:p>0</text:p>
          </table:table-cell>
          <table:table-cell office:value-type="float" office:value="367.681065" calcext:value-type="float">
            <text:p>367,681065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7.775061" calcext:value-type="float">
            <text:p>367,775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4013" calcext:value-type="float">
            <text:p>3,194013</text:p>
          </table:table-cell>
          <table:table-cell office:value-type="float" office:value="0" calcext:value-type="float">
            <text:p>0</text:p>
          </table:table-cell>
          <table:table-cell office:value-type="float" office:value="366.066839" calcext:value-type="float">
            <text:p>366,066839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159901" calcext:value-type="float">
            <text:p>366,1599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04362" calcext:value-type="float">
            <text:p>3,104362</text:p>
          </table:table-cell>
          <table:table-cell office:value-type="float" office:value="0" calcext:value-type="float">
            <text:p>0</text:p>
          </table:table-cell>
          <table:table-cell office:value-type="float" office:value="366.308442" calcext:value-type="float">
            <text:p>366,308442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410209" calcext:value-type="float">
            <text:p>366,4102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6813" calcext:value-type="float">
            <text:p>3,336813</text:p>
          </table:table-cell>
          <table:table-cell office:value-type="float" office:value="0" calcext:value-type="float">
            <text:p>0</text:p>
          </table:table-cell>
          <table:table-cell office:value-type="float" office:value="367.944372" calcext:value-type="float">
            <text:p>367,944372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368.041748" calcext:value-type="float">
            <text:p>368,0417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37738" calcext:value-type="float">
            <text:p>3,137738</text:p>
          </table:table-cell>
          <table:table-cell office:value-type="float" office:value="0" calcext:value-type="float">
            <text:p>0</text:p>
          </table:table-cell>
          <table:table-cell office:value-type="float" office:value="368.720122" calcext:value-type="float">
            <text:p>368,72012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368.817033" calcext:value-type="float">
            <text:p>368,817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6602" calcext:value-type="float">
            <text:p>3,206602</text:p>
          </table:table-cell>
          <table:table-cell office:value-type="float" office:value="0" calcext:value-type="float">
            <text:p>0</text:p>
          </table:table-cell>
          <table:table-cell office:value-type="float" office:value="370.697148" calcext:value-type="float">
            <text:p>370,69714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70.799514" calcext:value-type="float">
            <text:p>370,7995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60033" calcext:value-type="float">
            <text:p>3,260033</text:p>
          </table:table-cell>
          <table:table-cell office:value-type="float" office:value="0" calcext:value-type="float">
            <text:p>0</text:p>
          </table:table-cell>
          <table:table-cell office:value-type="float" office:value="367.30508" calcext:value-type="float">
            <text:p>367,30508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7.403766" calcext:value-type="float">
            <text:p>367,4037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21964" calcext:value-type="float">
            <text:p>3,121964</text:p>
          </table:table-cell>
          <table:table-cell office:value-type="float" office:value="0" calcext:value-type="float">
            <text:p>0</text:p>
          </table:table-cell>
          <table:table-cell office:value-type="float" office:value="370.189284" calcext:value-type="float">
            <text:p>370,189284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370.288711" calcext:value-type="float">
            <text:p>370,2887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86641" calcext:value-type="float">
            <text:p>3,186641</text:p>
          </table:table-cell>
          <table:table-cell office:value-type="float" office:value="0" calcext:value-type="float">
            <text:p>0</text:p>
          </table:table-cell>
          <table:table-cell office:value-type="float" office:value="366.229484" calcext:value-type="float">
            <text:p>366,22948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366.328909" calcext:value-type="float">
            <text:p>366,3289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192283" calcext:value-type="float">
            <text:p>3,192283</text:p>
          </table:table-cell>
          <table:table-cell office:value-type="float" office:value="0" calcext:value-type="float">
            <text:p>0</text:p>
          </table:table-cell>
          <table:table-cell office:value-type="float" office:value="367.484842" calcext:value-type="float">
            <text:p>367,484842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367.582723" calcext:value-type="float">
            <text:p>367,58272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3.21477226" calcext:value-type="float">
            <text:p>3,21477226</text:p>
          </table:table-cell>
          <table:table-cell table:formula="of:=AVERAGE([.C2:.C101])" office:value-type="float" office:value="0" calcext:value-type="float">
            <text:p>0</text:p>
          </table:table-cell>
          <table:table-cell table:formula="of:=AVERAGE([.D2:.D101])" office:value-type="float" office:value="367.19134655" calcext:value-type="float">
            <text:p>367,19134655</text:p>
          </table:table-cell>
          <table:table-cell table:formula="of:=AVERAGE([.E2:.E101])" office:value-type="float" office:value="0.00002753" calcext:value-type="float">
            <text:p>0,00002753</text:p>
          </table:table-cell>
          <table:table-cell table:formula="of:=AVERAGE([.F2:.F101])" office:value-type="float" office:value="367.2895704" calcext:value-type="float">
            <text:p>367,2895704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formula="of:=COM.MICROSOFT.STDEV.P([.B2:.B101] )" office:value-type="float" office:value="0.105129495262806" calcext:value-type="float">
            <text:p>0,1051294953</text:p>
          </table:table-cell>
          <table:table-cell table:formula="of:=COM.MICROSOFT.STDEV.P([.C2:.C101] )" office:value-type="float" office:value="0" calcext:value-type="float">
            <text:p>0</text:p>
          </table:table-cell>
          <table:table-cell table:formula="of:=COM.MICROSOFT.STDEV.P([.D2:.D101] )" office:value-type="float" office:value="3.4252703122415" calcext:value-type="float">
            <text:p>3,4252703122</text:p>
          </table:table-cell>
          <table:table-cell table:formula="of:=COM.MICROSOFT.STDEV.P([.E2:.E101] )" office:value-type="float" office:value="0.00000522006704937782" calcext:value-type="float">
            <text:p>5,22006704937782E-06</text:p>
          </table:table-cell>
          <table:table-cell table:formula="of:=COM.MICROSOFT.STDEV.P([.F2:.F101] )" office:value-type="float" office:value="3.42723822268413" calcext:value-type="float">
            <text:p>3,4272382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4:53:01.5503413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2:11:04.041035476</meta:creation-date>
    <dc:date>2017-01-20T04:58:38.043955485</dc:date>
    <meta:editing-duration>PT8M53S</meta:editing-duration>
    <meta:editing-cycles>4</meta:editing-cycles>
    <meta:generator>LibreOffice/5.1.4.2$Linux_X86_64 LibreOffice_project/10m0$Build-2</meta:generator>
    <meta:document-statistic meta:table-count="7" meta:cell-count="37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MSE by ANN topology</text:p>
        </chart:title>
        <chart:legend chart:legend-position="end" svg:x="14.24cm" svg:y="4.201cm" style:legend-expansion="high" chart:style-name="ch3"/>
        <chart:plot-area chart:style-name="ch4" table:cell-range-address="Summary.A1:Summary.G2" chart:data-source-has-labels="both" svg:x="1.331cm" svg:y="1.275cm" svg:width="12.589cm" svg:height="6.564cm">
          <chartooo:coordinate-region svg:x="2.429cm" svg:y="1.475cm" svg:width="11.491cm" svg:height="5.717cm"/>
          <chart:axis chart:dimension="x" chart:name="primary-x" chart:style-name="ch5" chartooo:axis-type="auto">
            <chartooo:date-scale/>
            <chart:title svg:x="6.92cm" svg:y="8.019cm" chart:style-name="ch6">
              <text:p>Topology</text:p>
            </chart:title>
            <chart:categories table:cell-range-address="Summary.B1:Summary.G1"/>
          </chart:axis>
          <chart:axis chart:dimension="y" chart:name="primary-y" chart:style-name="ch7">
            <chart:title svg:x="0.451cm" svg:y="5.077cm" chart:style-name="ch8">
              <text:p>RMSE</text:p>
            </chart:title>
            <chart:grid chart:style-name="ch9" chart:class="major"/>
          </chart:axis>
          <chart:series chart:style-name="ch10" chart:values-cell-range-address="Summary.B2:Summary.G2" chart:label-cell-address="Summary.A2:Summary.A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L</text:p>
                <draw:g>
                  <svg:desc>Summary.B1:Summary.G1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RD</text:p>
              </table:table-cell>
              <table:table-cell office:value-type="string">
                <text:p>SF</text:p>
              </table:table-cell>
              <table:table-cell office:value-type="string">
                <text:p>SW</text:p>
              </table:table-cell>
              <table:table-cell office:value-type="string">
                <text:p>HY</text:p>
              </table:table-cell>
            </table:table-row>
          </table:table-header-rows>
          <table:table-rows>
            <table:table-row>
              <table:table-cell office:value-type="string">
                <text:p>RMSE</text:p>
                <draw:g>
                  <svg:desc>Summary.A2:Summary.A2</svg:desc>
                </draw:g>
              </table:table-cell>
              <table:table-cell office:value-type="float" office:value="1.79454607909633">
                <text:p>1.79454607909633</text:p>
                <draw:g>
                  <svg:desc>Summary.B2:Summary.G2</svg:desc>
                </draw:g>
              </table:table-cell>
              <table:table-cell office:value-type="float" office:value="1.80030657111504">
                <text:p>1.80030657111504</text:p>
              </table:table-cell>
              <table:table-cell office:value-type="float" office:value="1.80206492946287">
                <text:p>1.80206492946287</text:p>
              </table:table-cell>
              <table:table-cell office:value-type="float" office:value="1.7893811500069">
                <text:p>1.7893811500069</text:p>
              </table:table-cell>
              <table:table-cell office:value-type="float" office:value="1.77739239336732">
                <text:p>1.77739239336732</text:p>
              </table:table-cell>
              <table:table-cell office:value-type="float" office:value="1.79297859998384">
                <text:p>1.79297859998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13cm" svg:y="0.316cm" chart:style-name="ch2">
          <text:p>ETL by ANN topology</text:p>
        </chart:title>
        <chart:legend chart:legend-position="end" svg:x="14.61cm" svg:y="4.201cm" style:legend-expansion="high" chart:style-name="ch3"/>
        <chart:plot-area chart:style-name="ch4" table:cell-range-address="Summary.B1:Summary.G1 Summary.A3:Summary.G3" chart:data-source-has-labels="both" svg:x="1.331cm" svg:y="1.275cm" svg:width="12.959cm" svg:height="6.564cm">
          <chartooo:coordinate-region svg:x="2.138cm" svg:y="1.475cm" svg:width="12.152cm" svg:height="5.718cm"/>
          <chart:axis chart:dimension="x" chart:name="primary-x" chart:style-name="ch5" chartooo:axis-type="auto">
            <chartooo:date-scale/>
            <chart:title svg:x="7.105cm" svg:y="8.019cm" chart:style-name="ch6">
              <text:p>Topology</text:p>
            </chart:title>
            <chart:categories table:cell-range-address="Summary.B1:Summary.G1"/>
          </chart:axis>
          <chart:axis chart:dimension="y" chart:name="primary-y" chart:style-name="ch7">
            <chart:title svg:x="0.451cm" svg:y="4.905cm" chart:style-name="ch8">
              <text:p>ETL</text:p>
            </chart:title>
            <chart:grid chart:style-name="ch9" chart:class="major"/>
          </chart:axis>
          <chart:series chart:style-name="ch10" chart:values-cell-range-address="Summary.B3:Summary.G3" chart:label-cell-address="Summary.A3:Summary.A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L</text:p>
                <draw:g>
                  <svg:desc>Summary.B1:Summary.G1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RD</text:p>
              </table:table-cell>
              <table:table-cell office:value-type="string">
                <text:p>SF</text:p>
              </table:table-cell>
              <table:table-cell office:value-type="string">
                <text:p>SW</text:p>
              </table:table-cell>
              <table:table-cell office:value-type="string">
                <text:p>HY</text:p>
              </table:table-cell>
            </table:table-row>
          </table:table-header-rows>
          <table:table-rows>
            <table:table-row>
              <table:table-cell office:value-type="string">
                <text:p>ETL</text:p>
                <draw:g>
                  <svg:desc>Summary.A3:Summary.A3</svg:desc>
                </draw:g>
              </table:table-cell>
              <table:table-cell office:value-type="float" office:value="361.89862731">
                <text:p>361.89862731</text:p>
                <draw:g>
                  <svg:desc>Summary.B3:Summary.G3</svg:desc>
                </draw:g>
              </table:table-cell>
              <table:table-cell office:value-type="float" office:value="374.00691084">
                <text:p>374.00691084</text:p>
              </table:table-cell>
              <table:table-cell office:value-type="float" office:value="376.14604462">
                <text:p>376.14604462</text:p>
              </table:table-cell>
              <table:table-cell office:value-type="float" office:value="369.73897888">
                <text:p>369.73897888</text:p>
              </table:table-cell>
              <table:table-cell office:value-type="float" office:value="366.31005104">
                <text:p>366.31005104</text:p>
              </table:table-cell>
              <table:table-cell office:value-type="float" office:value="367.19134655">
                <text:p>367.19134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ETP by ANN topology</text:p>
        </chart:title>
        <chart:legend chart:legend-position="end" svg:x="14.557cm" svg:y="4.201cm" style:legend-expansion="high" chart:style-name="ch3"/>
        <chart:plot-area chart:style-name="ch4" table:cell-range-address="Summary.B1:Summary.G1 Summary.A4:Summary.G4" chart:data-source-has-labels="both" svg:x="1.331cm" svg:y="1.275cm" svg:width="12.906cm" svg:height="6.564cm">
          <chartooo:coordinate-region svg:x="3.17cm" svg:y="1.475cm" svg:width="11.067cm" svg:height="5.717cm"/>
          <chart:axis chart:dimension="x" chart:name="primary-x" chart:style-name="ch5" chartooo:axis-type="auto">
            <chartooo:date-scale/>
            <chart:title svg:x="7.079cm" svg:y="8.019cm" chart:style-name="ch6">
              <text:p>Topology</text:p>
            </chart:title>
            <chart:categories table:cell-range-address="Summary.B1:Summary.G1"/>
          </chart:axis>
          <chart:axis chart:dimension="y" chart:name="primary-y" chart:style-name="ch7">
            <chart:title svg:x="0.451cm" svg:y="4.919cm" chart:style-name="ch8">
              <text:p>ETP</text:p>
            </chart:title>
            <chart:grid chart:style-name="ch9" chart:class="major"/>
          </chart:axis>
          <chart:series chart:style-name="ch10" chart:values-cell-range-address="Summary.B4:Summary.G4" chart:label-cell-address="Summary.A4:Summary.A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L</text:p>
                <draw:g>
                  <svg:desc>Summary.B1:Summary.G1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RD</text:p>
              </table:table-cell>
              <table:table-cell office:value-type="string">
                <text:p>SF</text:p>
              </table:table-cell>
              <table:table-cell office:value-type="string">
                <text:p>SW</text:p>
              </table:table-cell>
              <table:table-cell office:value-type="string">
                <text:p>HY</text:p>
              </table:table-cell>
            </table:table-row>
          </table:table-header-rows>
          <table:table-rows>
            <table:table-row>
              <table:table-cell office:value-type="string">
                <text:p>ETP</text:p>
                <draw:g>
                  <svg:desc>Summary.A4:Summary.A4</svg:desc>
                </draw:g>
              </table:table-cell>
              <table:table-cell office:value-type="float" office:value="0.00002828">
                <text:p>0.00002828</text:p>
                <draw:g>
                  <svg:desc>Summary.B4:Summary.G4</svg:desc>
                </draw:g>
              </table:table-cell>
              <table:table-cell office:value-type="float" office:value="0.00002684">
                <text:p>0.00002684</text:p>
              </table:table-cell>
              <table:table-cell office:value-type="float" office:value="0.00002654">
                <text:p>0.00002654</text:p>
              </table:table-cell>
              <table:table-cell office:value-type="float" office:value="0.00002704">
                <text:p>0.00002704</text:p>
              </table:table-cell>
              <table:table-cell office:value-type="float" office:value="0.0000281">
                <text:p>0.0000281</text:p>
              </table:table-cell>
              <table:table-cell office:value-type="float" office:value="0.00002753">
                <text:p>0.000027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